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ext-properties fo:font-size="16pt" style:font-size-asian="16pt" style:font-size-complex="16pt"/>
    </style:style>
    <style:style style:name="ce3" style:family="table-cell" style:parent-style-name="Default" style:data-style-name="N0">
      <style:text-properties fo:font-size="14pt" style:font-size-asian="14pt" style:font-size-complex="14pt"/>
    </style:style>
    <style:style style:name="ce4" style:family="table-cell" style:parent-style-name="Default" style:data-style-name="N19">
      <style:text-properties fo:font-size="14pt" style:font-size-asian="14pt" style:font-size-complex="14pt"/>
    </style:style>
    <style:style style:name="ce5" style:family="table-cell" style:parent-style-name="Default" style:data-style-name="N0">
      <style:table-cell-properties style:vertical-align="automatic" style:repeat-content="false"/>
      <style:paragraph-properties fo:text-align="end" fo:margin-right="0cm"/>
    </style:style>
    <style:style style:name="ce6" style:family="table-cell" style:parent-style-name="Default" style:data-style-name="N0">
      <style:table-cell-properties fo:border-top="thin solid #000000" fo:border-bottom="none" fo:border-left="none" fo:border-right="none"/>
      <style:text-properties fo:font-size="14pt" style:font-size-asian="14pt" style:font-size-complex="14pt"/>
    </style:style>
    <style:style style:name="ce7" style:family="table-cell" style:parent-style-name="Default" style:data-style-name="N0">
      <style:table-cell-properties fo:border-top="thin solid #000000" fo:border-bottom="none" fo:border-left="none" fo:border-right="none"/>
    </style:style>
    <style:style style:name="ce8" style:family="table-cell" style:parent-style-name="Default" style:data-style-name="N0">
      <style:table-cell-properties fo:border-top="none" fo:border-bottom="2pt solid #000000" fo:border-left="none" fo:border-right="none"/>
    </style:style>
    <style:style style:name="ce9" style:family="table-cell" style:parent-style-name="Default" style:data-style-name="N0">
      <style:table-cell-properties style:vertical-align="automatic" fo:wrap-option="wrap"/>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3"/>
    <style:style style:name="ce12" style:family="table-cell" style:parent-style-name="Default" style:data-style-name="N0">
      <style:table-cell-properties style:vertical-align="middle" style:repeat-content="false"/>
      <style:paragraph-properties fo:text-align="center"/>
    </style:style>
    <style:style style:name="ce13" style:family="table-cell" style:parent-style-name="Default" style:data-style-name="N30"/>
    <style:style style:name="ce14" style:family="table-cell" style:parent-style-name="Default" style:data-style-name="N36"/>
    <style:style style:name="ce15" style:family="table-cell" style:parent-style-name="Default" style:data-style-name="N37"/>
    <style:style style:name="ce16" style:family="table-cell" style:parent-style-name="Default" style:data-style-name="N2"/>
    <style:style style:name="co1" style:family="table-column">
      <style:table-column-properties fo:break-before="auto" style:column-width="0.740833333333333cm"/>
    </style:style>
    <style:style style:name="co2" style:family="table-column">
      <style:table-column-properties fo:break-before="auto" style:column-width="6.08541666666667cm"/>
    </style:style>
    <style:style style:name="co3" style:family="table-column">
      <style:table-column-properties fo:break-before="auto" style:column-width="4.33916666666667cm"/>
    </style:style>
    <style:style style:name="co4" style:family="table-column">
      <style:table-column-properties fo:break-before="auto" style:column-width="1.69333333333333cm"/>
    </style:style>
    <style:style style:name="co5" style:family="table-column">
      <style:table-column-properties fo:break-before="auto" style:column-width="5.60916666666667cm"/>
    </style:style>
    <style:style style:name="co6" style:family="table-column">
      <style:table-column-properties fo:break-before="auto" style:column-width="2.2225cm"/>
    </style:style>
    <style:style style:name="co7" style:family="table-column">
      <style:table-column-properties fo:break-before="auto" style:column-width="6.0325cm"/>
    </style:style>
    <style:style style:name="co8" style:family="table-column">
      <style:table-column-properties fo:break-before="auto" style:column-width="5.26520833333333cm"/>
    </style:style>
    <style:style style:name="co9" style:family="table-column">
      <style:table-column-properties fo:break-before="auto" style:column-width="3.175cm"/>
    </style:style>
    <style:style style:name="co10" style:family="table-column">
      <style:table-column-properties fo:break-before="auto" style:column-width="3.59833333333333cm"/>
    </style:style>
    <style:style style:name="co11" style:family="table-column">
      <style:table-column-properties fo:break-before="auto" style:column-width="4.49791666666667cm"/>
    </style:style>
    <style:style style:name="co12" style:family="table-column">
      <style:table-column-properties fo:break-before="auto" style:column-width="4.60375cm"/>
    </style:style>
    <style:style style:name="co13" style:family="table-column">
      <style:table-column-properties fo:break-before="auto" style:column-width="3.01625cm"/>
    </style:style>
    <style:style style:name="co14" style:family="table-column">
      <style:table-column-properties fo:break-before="auto" style:column-width="4.92125cm"/>
    </style:style>
    <style:style style:name="co15" style:family="table-column">
      <style:table-column-properties fo:break-before="auto" style:column-width="6.82625cm"/>
    </style:style>
    <style:style style:name="co16" style:family="table-column">
      <style:table-column-properties fo:break-before="auto" style:column-width="9.41916666666667cm"/>
    </style:style>
    <style:style style:name="co17" style:family="table-column">
      <style:table-column-properties fo:break-before="auto" style:column-width="4.39208333333333cm"/>
    </style:style>
    <style:style style:name="co18" style:family="table-column">
      <style:table-column-properties fo:break-before="auto" style:column-width="5.29166666666667cm"/>
    </style:style>
    <style:style style:name="co19" style:family="table-column">
      <style:table-column-properties fo:break-before="auto" style:column-width="4.86833333333333cm"/>
    </style:style>
    <style:style style:name="co20" style:family="table-column">
      <style:table-column-properties fo:break-before="auto" style:column-width="3.889375cm"/>
    </style:style>
    <style:style style:name="co21" style:family="table-column">
      <style:table-column-properties fo:break-before="auto" style:column-width="5.45041666666667cm"/>
    </style:style>
    <style:style style:name="co22" style:family="table-column">
      <style:table-column-properties fo:break-before="auto" style:column-width="6.588125cm"/>
    </style:style>
    <style:style style:name="co23" style:family="table-column">
      <style:table-column-properties fo:break-before="auto" style:column-width="3.75708333333333cm" style:use-optimal-column-width="true"/>
    </style:style>
    <style:style style:name="co24" style:family="table-column">
      <style:table-column-properties fo:break-before="auto" style:column-width="7.48770833333333cm"/>
    </style:style>
    <style:style style:name="co25" style:family="table-column">
      <style:table-column-properties fo:break-before="auto" style:column-width="3.54541666666667cm" style:use-optimal-column-width="true"/>
    </style:style>
    <style:style style:name="co26" style:family="table-column">
      <style:table-column-properties fo:break-before="auto" style:column-width="4.23333333333333cm"/>
    </style:style>
    <style:style style:name="co27" style:family="table-column">
      <style:table-column-properties fo:break-before="auto" style:column-width="4.365625cm"/>
    </style:style>
    <style:style style:name="co28" style:family="table-column">
      <style:table-column-properties fo:break-before="auto" style:column-width="4.25979166666667cm"/>
    </style:style>
    <style:style style:name="ro1" style:family="table-row">
      <style:table-row-properties style:row-height="15pt" style:use-optimal-row-height="true" fo:break-before="auto"/>
    </style:style>
    <style:style style:name="ro2" style:family="table-row">
      <style:table-row-properties style:row-height="21pt" style:use-optimal-row-height="true" fo:break-before="auto"/>
    </style:style>
    <style:style style:name="ro3" style:family="table-row">
      <style:table-row-properties style:row-height="18.75pt" style:use-optimal-row-height="true" fo:break-before="auto"/>
    </style:style>
    <style:style style:name="ro4" style:family="table-row">
      <style:table-row-properties style:row-height="27.7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48.75pt" style:use-optimal-row-height="false" fo:break-before="auto"/>
    </style:style>
    <style:style style:name="ro7" style:family="table-row">
      <style:table-row-properties style:row-height="139.5pt" style:use-optimal-row-height="false" fo:break-before="auto"/>
    </style:style>
    <style:style style:name="ro8" style:family="table-row">
      <style:table-row-properties style:row-height="60pt" style:use-optimal-row-height="true" fo:break-before="auto"/>
    </style:style>
    <style:style style:name="ro9" style:family="table-row">
      <style:table-row-properties style:row-height="30pt" style:use-optimal-row-height="true" fo:break-before="auto"/>
    </style:style>
    <style:style style:name="ro10" style:family="table-row">
      <style:table-row-properties style:row-height="99pt" style:use-optimal-row-height="false" fo:break-before="auto"/>
    </style:style>
    <style:style style:name="ro11" style:family="table-row">
      <style:table-row-properties style:row-height="44.25pt" style:use-optimal-row-height="false" fo:break-before="auto"/>
    </style:style>
    <style:style style:name="ro12" style:family="table-row">
      <style:table-row-properties style:row-height="105.75pt" style:use-optimal-row-height="false" fo:break-before="auto"/>
    </style:style>
    <style:style style:name="ro13" style:family="table-row">
      <style:table-row-properties style:row-height="88.5pt" style:use-optimal-row-height="false" fo:break-before="auto"/>
    </style:style>
    <style:style style:name="ro14" style:family="table-row">
      <style:table-row-properties style:row-height="68.25pt" style:use-optimal-row-height="false" fo:break-before="auto"/>
    </style:style>
    <style:style style:name="ro15" style:family="table-row">
      <style:table-row-properties style:row-height="45pt" style:use-optimal-row-height="true" fo:break-before="auto"/>
    </style:style>
    <style:style style:name="ro16" style:family="table-row">
      <style:table-row-properties style:row-height="90pt" style:use-optimal-row-height="true" fo:break-before="auto"/>
    </style:style>
    <style:style style:name="ro17" style:family="table-row">
      <style:table-row-properties style:row-height="56.25pt" style:use-optimal-row-height="false" fo:break-before="auto"/>
    </style:style>
    <style:style style:name="ro18" style:family="table-row">
      <style:table-row-properties style:row-height="73.5pt" style:use-optimal-row-height="false" fo:break-before="auto"/>
    </style:style>
    <style:style style:name="ro19" style:family="table-row">
      <style:table-row-properties style:row-height="72pt" style:use-optimal-row-height="false" fo:break-before="auto"/>
    </style:style>
    <style:style style:name="ro20" style:family="table-row">
      <style:table-row-properties style:row-height="120pt" style:use-optimal-row-height="true" fo:break-before="auto"/>
    </style:style>
    <style:style style:name="ro21" style:family="table-row">
      <style:table-row-properties style:row-height="108.75pt" style:use-optimal-row-height="false" fo:break-before="auto"/>
    </style:style>
    <style:style style:name="ro22" style:family="table-row">
      <style:table-row-properties style:row-height="67.5pt" style:use-optimal-row-height="false" fo:break-before="auto"/>
    </style:style>
    <style:style style:name="ro23" style:family="table-row">
      <style:table-row-properties style:row-height="105pt" style:use-optimal-row-height="true" fo:break-before="auto"/>
    </style:style>
    <style:style style:name="ro24" style:family="table-row">
      <style:table-row-properties style:row-height="180pt" style:use-optimal-row-height="true" fo:break-before="auto"/>
    </style:style>
    <style:style style:name="ro25" style:family="table-row">
      <style:table-row-properties style:row-height="134.25pt" style:use-optimal-row-height="false" fo:break-before="auto"/>
    </style:style>
    <style:style style:name="ro26" style:family="table-row">
      <style:table-row-properties style:row-height="137.25pt" style:use-optimal-row-height="false" fo:break-before="auto"/>
    </style:style>
    <style:style style:name="ro27" style:family="table-row">
      <style:table-row-properties style:row-height="409.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number-rows-repeated="2" table:style-name="ro1">
          <table:table-cell table:number-columns-repeated="16384"/>
        </table:table-row>
        <table:table-row table:style-name="ro2">
          <table:table-cell/>
          <table:table-cell office:value-type="string" table:style-name="ce2">
            <text:p>Freshet Release Schedule</text:p>
          </table:table-cell>
          <table:table-cell office:value-type="float" office:value="2026" table:style-name="ce2">
            <text:p>2026</text:p>
          </table:table-cell>
          <table:table-cell table:number-columns-repeated="16381" table:style-name="ce1"/>
        </table:table-row>
        <table:table-row table:style-name="ro1">
          <table:table-cell table:number-columns-repeated="16384"/>
        </table:table-row>
        <table:table-row table:style-name="ro3">
          <table:table-cell/>
          <table:table-cell office:value-type="string" table:style-name="ce3">
            <text:p>Document Date</text:p>
          </table:table-cell>
          <table:table-cell office:value-type="date" office:date-value="2026-02-03T00:00:00" table:style-name="ce4">
            <text:p>03/02/2026</text:p>
          </table:table-cell>
          <table:table-cell table:number-columns-repeated="16381" table:style-name="ce1"/>
        </table:table-row>
        <table:table-row table:style-name="ro1">
          <table:table-cell/>
          <table:table-cell table:style-name="ce1"/>
          <table:table-cell office:value-type="string" table:style-name="ce5">
            <text:p>Version 1.1<text:s/></text:p>
          </table:table-cell>
          <table:table-cell table:number-columns-repeated="16381" table:style-name="ce1"/>
        </table:table-row>
        <table:table-row table:style-name="ro4">
          <table:table-cell/>
          <table:table-cell table:number-columns-repeated="16383" table:style-name="ce1"/>
        </table:table-row>
        <table:table-row table:style-name="ro3">
          <table:table-cell/>
          <table:table-cell office:value-type="string" table:style-name="ce6">
            <text:p>General Notes</text:p>
          </table:table-cell>
          <table:table-cell table:number-columns-repeated="18" table:style-name="ce7"/>
          <table:table-cell table:number-columns-repeated="16364"/>
        </table:table-row>
        <table:table-row table:style-name="ro3">
          <table:table-cell/>
          <table:table-cell office:value-type="string" table:style-name="ce3">
            <text:p>Unless stated otherwise all times referred to in this document shall be local times, i.e. GMT or BST as appropriate to the time of year.</text:p>
          </table:table-cell>
          <table:table-cell table:number-columns-repeated="16382" table:style-name="ce1"/>
        </table:table-row>
        <table:table-row table:style-name="ro3">
          <table:table-cell/>
          <table:table-cell office:value-type="string" table:style-name="ce3">
            <text:p>All freshet volumes released are in addition to the compensation flows unless otherwise stated</text:p>
          </table:table-cell>
          <table:table-cell table:number-columns-repeated="16382" table:style-name="ce1"/>
        </table:table-row>
        <table:table-row table:style-name="ro3">
          <table:table-cell/>
          <table:table-cell office:value-type="string" table:style-name="ce3">
            <text:p>All freshet start and end times are approximate, however SSE will endeavour to deliver the freshets as close to the stated time as practicable</text:p>
          </table:table-cell>
          <table:table-cell table:number-columns-repeated="16382" table:style-name="ce1"/>
        </table:table-row>
        <table:table-row table:style-name="ro3">
          <table:table-cell/>
          <table:table-cell office:value-type="string" table:style-name="ce3">
            <text:p>All Borland fish passes to operate between the stated dates except for periods of essential maintenance as authorised in writing by SEPA.</text:p>
          </table:table-cell>
          <table:table-cell table:number-columns-repeated="16382" table:style-name="ce1"/>
        </table:table-row>
        <table:table-row table:style-name="ro3">
          <table:table-cell/>
          <table:table-cell office:value-type="string" table:style-name="ce3">
            <text:p>Where a day of the week is specified as the start of a freshet, the first freshet of the season shall be delivered starting on the first such day in the freshet season</text:p>
          </table:table-cell>
          <table:table-cell table:number-columns-repeated="16382" table:style-name="ce1"/>
        </table:table-row>
        <table:table-row table:style-name="ro3">
          <table:table-cell/>
          <table:table-cell office:value-type="string" table:style-name="ce3">
            <text:p>Where a freshet starts within the freshet season but would end beyond the end date, the full duration of the freshet shall be delivered as if it was within the freshet season</text:p>
          </table:table-cell>
          <table:table-cell table:number-columns-repeated="16382" table:style-name="ce1"/>
        </table:table-row>
        <table:table-row table:style-name="ro5">
          <table:table-cell/>
          <table:table-cell office:value-type="string" table:style-name="ce3">
            <text:p>Not all Freshets are required at specific date and times. Where no freshet detail is shown on the ‘Release Frequency’ spreadsheet tab, see the relevant Freshet Profile text on the ‘Conditions’ tab</text:p>
          </table:table-cell>
          <table:table-cell table:number-columns-repeated="16382" table:style-name="ce1"/>
        </table:table-row>
        <table:table-row table:style-name="ro1">
          <table:table-cell/>
          <table:table-cell table:number-columns-repeated="19" table:style-name="ce8"/>
          <table:table-cell table:number-columns-repeated="16364"/>
        </table:table-row>
        <table:table-row table:number-rows-repeated="1048560" table:style-name="ro1">
          <table:table-cell table:number-columns-repeated="16384"/>
        </table:table-row>
      </table:table>
      <table:table table:name="Authorisations" table:style-name="ta2">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4" table:number-columns-repeated="16380" table:default-cell-style-name="ce1"/>
        <table:table-row table:style-name="ro1">
          <table:table-cell office:value-type="string" table:style-name="ce1">
            <text:p>Authorisation</text:p>
          </table:table-cell>
          <table:table-cell office:value-type="string" table:style-name="ce1">
            <text:p>Scheme</text:p>
          </table:table-cell>
          <table:table-cell office:value-type="string" table:style-name="ce1">
            <text:p>Freshet Conditions</text:p>
          </table:table-cell>
          <table:table-cell office:value-type="string" table:style-name="ce1">
            <text:p>Fish Lift/Trap Conditions</text:p>
          </table:table-cell>
          <table:table-cell table:number-columns-repeated="16380"/>
        </table:table-row>
        <table:table-row table:style-name="ro1">
          <table:table-cell office:value-type="string" table:style-name="ce1">
            <text:p>CAR/L/1011412</text:p>
          </table:table-cell>
          <table:table-cell office:value-type="string" table:style-name="ce1">
            <text:p>Breadalbane</text:p>
          </table:table-cell>
          <table:table-cell office:value-type="string" table:style-name="ce1">
            <text:p>4.2.5</text:p>
          </table:table-cell>
          <table:table-cell office:value-type="string" table:style-name="ce1">
            <text:p>4.3.1</text:p>
          </table:table-cell>
          <table:table-cell table:number-columns-repeated="16380"/>
        </table:table-row>
        <table:table-row table:style-name="ro1">
          <table:table-cell office:value-type="string" table:style-name="ce1">
            <text:p>CAR/L/1011462</text:p>
          </table:table-cell>
          <table:table-cell office:value-type="string" table:style-name="ce1">
            <text:p>Awe</text:p>
          </table:table-cell>
          <table:table-cell office:value-type="string" table:style-name="ce1">
            <text:p>4.2.2</text:p>
          </table:table-cell>
          <table:table-cell office:value-type="string" table:style-name="ce1">
            <text:p>4.3.1</text:p>
          </table:table-cell>
          <table:table-cell table:number-columns-repeated="16380"/>
        </table:table-row>
        <table:table-row table:style-name="ro1">
          <table:table-cell office:value-type="string" table:style-name="ce1">
            <text:p>CAR/L/1011463</text:p>
          </table:table-cell>
          <table:table-cell office:value-type="string" table:style-name="ce1">
            <text:p>Shin</text:p>
          </table:table-cell>
          <table:table-cell office:value-type="string" table:style-name="ce1">
            <text:p>3.3.3, 3.3.5</text:p>
          </table:table-cell>
          <table:table-cell office:value-type="string" table:style-name="ce1">
            <text:p>4.3.3</text:p>
          </table:table-cell>
          <table:table-cell table:number-columns-repeated="16380"/>
        </table:table-row>
        <table:table-row table:style-name="ro1">
          <table:table-cell office:value-type="string" table:style-name="ce1">
            <text:p>CAR/L/1011464</text:p>
          </table:table-cell>
          <table:table-cell office:value-type="string" table:style-name="ce1">
            <text:p>Conon</text:p>
          </table:table-cell>
          <table:table-cell office:value-type="string" table:style-name="ce1">
            <text:p>4.2.2, 4.2.4, 4.2.6, 4.2.9</text:p>
          </table:table-cell>
          <table:table-cell office:value-type="string" table:style-name="ce1">
            <text:p>4.3.3</text:p>
          </table:table-cell>
          <table:table-cell table:number-columns-repeated="16380"/>
        </table:table-row>
        <table:table-row table:style-name="ro1">
          <table:table-cell office:value-type="string" table:style-name="ce1">
            <text:p>CAR/L/1011467</text:p>
          </table:table-cell>
          <table:table-cell office:value-type="string" table:style-name="ce1">
            <text:p>Beauly</text:p>
          </table:table-cell>
          <table:table-cell office:value-type="string" table:style-name="ce1">
            <text:p>4.2.6, 4.2.7</text:p>
          </table:table-cell>
          <table:table-cell office:value-type="string" table:style-name="ce1">
            <text:p>4.3.2</text:p>
          </table:table-cell>
          <table:table-cell table:number-columns-repeated="16380"/>
        </table:table-row>
        <table:table-row table:style-name="ro1">
          <table:table-cell office:value-type="string" table:style-name="ce1">
            <text:p>CAR/L/1011471</text:p>
          </table:table-cell>
          <table:table-cell office:value-type="string" table:style-name="ce1">
            <text:p>Ness</text:p>
          </table:table-cell>
          <table:table-cell office:value-type="string" table:style-name="ce1">
            <text:p>4.2.2, 4.2.5, 4.2.8</text:p>
          </table:table-cell>
          <table:table-cell office:value-type="string" table:style-name="ce1">
            <text:p>4.3.3</text:p>
          </table:table-cell>
          <table:table-cell table:number-columns-repeated="16380"/>
        </table:table-row>
        <table:table-row table:style-name="ro1">
          <table:table-cell office:value-type="string" table:style-name="ce1">
            <text:p>CAR/L/1011485</text:p>
          </table:table-cell>
          <table:table-cell office:value-type="string" table:style-name="ce1">
            <text:p>Tummel</text:p>
          </table:table-cell>
          <table:table-cell office:value-type="string" table:style-name="ce1">
            <text:p>4.2.5, 4.2.10, 4.2.13, 4.2.18, 4.2.22</text:p>
          </table:table-cell>
          <table:table-cell office:value-type="string" table:style-name="ce1">
            <text:p>4.3.5</text:p>
          </table:table-cell>
          <table:table-cell table:number-columns-repeated="16380"/>
        </table:table-row>
        <table:table-row table:style-name="ro1">
          <table:table-cell office:value-type="string" table:style-name="ce1">
            <text:p>CAR/L/1011854</text:p>
          </table:table-cell>
          <table:table-cell office:value-type="string" table:style-name="ce1">
            <text:p>Shira</text:p>
          </table:table-cell>
          <table:table-cell office:value-type="string" table:style-name="ce1">
            <text:p>4.2.2</text:p>
          </table:table-cell>
          <table:table-cell table:number-columns-repeated="16381" table:style-name="ce1"/>
        </table:table-row>
        <table:table-row table:style-name="ro1">
          <table:table-cell office:value-type="string" table:style-name="ce1">
            <text:p>CAR/L/1011896</text:p>
          </table:table-cell>
          <table:table-cell office:value-type="string" table:style-name="ce1">
            <text:p>Kingairloch</text:p>
          </table:table-cell>
          <table:table-cell office:value-type="string" table:style-name="ce1">
            <text:p>4.2.2</text:p>
          </table:table-cell>
          <table:table-cell table:number-columns-repeated="16381" table:style-name="ce1"/>
        </table:table-row>
        <table:table-row table:style-name="ro1">
          <table:table-cell office:value-type="string" table:style-name="ce1">
            <text:p>CAR/L/1010015</text:p>
          </table:table-cell>
          <table:table-cell office:value-type="string" table:style-name="ce1">
            <text:p>Mucomir</text:p>
          </table:table-cell>
          <table:table-cell table:style-name="ce1"/>
          <table:table-cell office:value-type="string" table:style-name="ce1">
            <text:p>4.3.5</text:p>
          </table:table-cell>
          <table:table-cell table:number-columns-repeated="16380"/>
        </table:table-row>
        <table:table-row table:style-name="ro6">
          <table:table-cell office:value-type="string" table:style-name="ce1">
            <text:p>CAR/L/1011873</text:p>
          </table:table-cell>
          <table:table-cell office:value-type="string" table:style-name="ce9">
            <text:p>Loch na Croic c/o Contin Hatchery</text:p>
          </table:table-cell>
          <table:table-cell table:style-name="ce1"/>
          <table:table-cell office:value-type="string" table:style-name="ce1">
            <text:p>4.4.1</text:p>
          </table:table-cell>
          <table:table-cell table:number-columns-repeated="16380"/>
        </table:table-row>
        <table:table-row table:number-rows-repeated="1048564" table:style-name="ro1">
          <table:table-cell table:number-columns-repeated="16384"/>
        </table:table-row>
      </table:table>
      <table:table table:name="Conditions" table:style-name="ta2">
        <table:table-column table:style-name="co9" table:default-cell-style-name="ce1"/>
        <table:table-column table:style-name="co10" table:default-cell-style-name="ce10"/>
        <table:table-column table:style-name="co11" table:default-cell-style-name="ce10"/>
        <table:table-column table:style-name="co12" table:default-cell-style-name="ce1"/>
        <table:table-column table:style-name="co13" table:default-cell-style-name="ce1"/>
        <table:table-column table:style-name="co14" table:default-cell-style-name="ce11"/>
        <table:table-column table:style-name="co15" table:default-cell-style-name="ce1"/>
        <table:table-column table:style-name="co16" table:default-cell-style-name="ce1"/>
        <table:table-column table:style-name="co17" table:default-cell-style-name="ce10"/>
        <table:table-column table:style-name="co3" table:default-cell-style-name="ce10"/>
        <table:table-column table:style-name="co18" table:default-cell-style-name="ce12"/>
        <table:table-column table:style-name="co19" table:default-cell-style-name="ce1"/>
        <table:table-column table:style-name="co4" table:number-columns-repeated="16372" table:default-cell-style-name="ce1"/>
        <table:table-row table:style-name="ro1">
          <table:table-cell office:value-type="string" table:style-name="ce1">
            <text:p>Authorisation</text:p>
          </table:table-cell>
          <table:table-cell office:value-type="string" table:style-name="ce10">
            <text:p>Freshet Condition</text:p>
          </table:table-cell>
          <table:table-cell office:value-type="string" table:style-name="ce10">
            <text:p>Fish Lift/Trap Condition</text:p>
          </table:table-cell>
          <table:table-cell office:value-type="string" table:style-name="ce1">
            <text:p>Location Description</text:p>
          </table:table-cell>
          <table:table-cell office:value-type="string" table:style-name="ce1">
            <text:p>NGR</text:p>
          </table:table-cell>
          <table:table-cell office:value-type="string" table:style-name="ce11">
            <text:p>Total Available Volume m3</text:p>
          </table:table-cell>
          <table:table-cell office:value-type="string" table:style-name="ce1">
            <text:p>Total Allocated Volume m3 per annum</text:p>
          </table:table-cell>
          <table:table-cell office:value-type="string" table:style-name="ce1">
            <text:p>Freshets Profile</text:p>
          </table:table-cell>
          <table:table-cell office:value-type="string" table:style-name="ce10">
            <text:p>Number of lifts per day</text:p>
          </table:table-cell>
          <table:table-cell office:value-type="string" table:style-name="ce10">
            <text:p>Timing of Lifting Phase</text:p>
          </table:table-cell>
          <table:table-cell office:value-type="string" table:style-name="ce12">
            <text:p>Duration of Lifting Phase hrs</text:p>
          </table:table-cell>
          <table:table-cell office:value-type="string" table:style-name="ce1">
            <text:p>Operating Season</text:p>
          </table:table-cell>
          <table:table-cell table:number-columns-repeated="16372"/>
        </table:table-row>
        <table:table-row table:style-name="ro7">
          <table:table-cell office:value-type="string" table:style-name="ce1">
            <text:p>CAR/L/1011412</text:p>
          </table:table-cell>
          <table:table-cell office:value-type="string" table:style-name="ce10">
            <text:p>4.2.5</text:p>
          </table:table-cell>
          <table:table-cell table:style-name="ce10"/>
          <table:table-cell office:value-type="string" table:style-name="ce1">
            <text:p>Stronuich – River Lyon</text:p>
          </table:table-cell>
          <table:table-cell office:value-type="string" table:style-name="ce1">
            <text:p>NN 5073 4200</text:p>
          </table:table-cell>
          <table:table-cell office:value-type="float" office:value="9546600" table:style-name="ce11">
            <text:p>9,546,600</text:p>
          </table:table-cell>
          <table:table-cell office:value-type="float" office:value="9546796" table:style-name="ce11">
            <text:p>9,546,796</text:p>
          </table:table-cell>
          <table:table-cell office:value-type="string" table:style-name="ce9">
            <text:p>Freshet release commences at 15:00 on the stated day, continues for 20 hours, finishing at 11:00 the following day and releasing a total volume of 340,957m3/day. 28 freshets lasting 20 hours are available per annum. Total available volume is in addition to compensation flows. One additional freshet will be available for release at the request of SEPA - five working days' Notice will be given for the release.</text:p>
          </table:table-cell>
          <table:table-cell table:number-columns-repeated="2" table:style-name="ce10"/>
          <table:table-cell table:style-name="ce12"/>
          <table:table-cell table:number-columns-repeated="16373" table:style-name="ce1"/>
        </table:table-row>
        <table:table-row table:style-name="ro8">
          <table:table-cell office:value-type="string" table:style-name="ce1">
            <text:p>CAR/L/1011412</text:p>
          </table:table-cell>
          <table:table-cell table:style-name="ce10"/>
          <table:table-cell office:value-type="string" table:style-name="ce10">
            <text:p>4.3.1</text:p>
          </table:table-cell>
          <table:table-cell office:value-type="string" table:style-name="ce1">
            <text:p>Stronuich Dam</text:p>
          </table:table-cell>
          <table:table-cell office:value-type="string" table:style-name="ce1">
            <text:p>NN 5074 4192</text:p>
          </table:table-cell>
          <table:table-cell table:number-columns-repeated="2" table:style-name="ce11"/>
          <table:table-cell table:style-name="ce1"/>
          <table:table-cell office:value-type="float" office:value="3" table:style-name="ce10">
            <text:p>3</text:p>
          </table:table-cell>
          <table:table-cell office:value-type="string" table:style-name="ce10">
            <text:p>Day</text:p>
          </table:table-cell>
          <table:table-cell office:value-type="float" office:value="1" table:style-name="ce12">
            <text:p>1</text:p>
          </table:table-cell>
          <table:table-cell office:value-type="string" table:style-name="ce9">
            <text:p>1 April – 30 November (or following working day if 30 falls on a weekend or public holiday).</text:p>
          </table:table-cell>
          <table:table-cell table:number-columns-repeated="16372"/>
        </table:table-row>
        <table:table-row table:style-name="ro9">
          <table:table-cell office:value-type="string" table:style-name="ce1">
            <text:p>CAR/L/1011412</text:p>
          </table:table-cell>
          <table:table-cell table:style-name="ce10"/>
          <table:table-cell office:value-type="string" table:style-name="ce10">
            <text:p>4.3.1</text:p>
          </table:table-cell>
          <table:table-cell office:value-type="string" table:style-name="ce1">
            <text:p>Lochay Fish Pass Weir</text:p>
          </table:table-cell>
          <table:table-cell office:value-type="string" table:style-name="ce1">
            <text:p>NN 5437 3503</text:p>
          </table:table-cell>
          <table:table-cell table:number-columns-repeated="2" table:style-name="ce11"/>
          <table:table-cell table:style-name="ce1"/>
          <table:table-cell office:value-type="float" office:value="3" table:style-name="ce10">
            <text:p>3</text:p>
          </table:table-cell>
          <table:table-cell office:value-type="string" table:style-name="ce10">
            <text:p>Day</text:p>
          </table:table-cell>
          <table:table-cell office:value-type="float" office:value="1" table:style-name="ce12">
            <text:p>1</text:p>
          </table:table-cell>
          <table:table-cell office:value-type="string" table:style-name="ce9">
            <text:p>1 March – 30 November (or following working day)</text:p>
          </table:table-cell>
          <table:table-cell table:number-columns-repeated="16372"/>
        </table:table-row>
        <table:table-row table:style-name="ro10">
          <table:table-cell office:value-type="string" table:style-name="ce1">
            <text:p>CAR/L/1011467</text:p>
          </table:table-cell>
          <table:table-cell office:value-type="string" table:style-name="ce10">
            <text:p>4.2.6</text:p>
          </table:table-cell>
          <table:table-cell table:style-name="ce10"/>
          <table:table-cell office:value-type="string" table:style-name="ce1">
            <text:p>Beannachran - River Farrar</text:p>
          </table:table-cell>
          <table:table-cell office:value-type="string" table:style-name="ce1">
            <text:p>NH 3255 3933</text:p>
          </table:table-cell>
          <table:table-cell office:value-type="float" office:value="13638000" table:style-name="ce11">
            <text:p>13,638,000</text:p>
          </table:table-cell>
          <table:table-cell office:value-type="float" office:value="13652040" table:style-name="ce11">
            <text:p>13,652,040</text:p>
          </table:table-cell>
          <table:table-cell office:value-type="string" table:style-name="ce9">
            <text:p>To be released once per week, commencing on the first Thursday in July, on 15 occasions. Freshet releases commence at 08:00 on Thursday continuing for 56 hours until 16:00 on Saturday. Each freshet shall release 910,136 m3. Total available volume is in addition to compensaiton flows.</text:p>
          </table:table-cell>
          <table:table-cell table:number-columns-repeated="2" table:style-name="ce10"/>
          <table:table-cell table:style-name="ce12"/>
          <table:table-cell table:style-name="ce9"/>
          <table:table-cell table:number-columns-repeated="16372"/>
        </table:table-row>
        <table:table-row table:style-name="ro11">
          <table:table-cell office:value-type="string" table:style-name="ce1">
            <text:p>CAR/L/1011467</text:p>
          </table:table-cell>
          <table:table-cell office:value-type="string" table:style-name="ce10">
            <text:p>4.2.7</text:p>
          </table:table-cell>
          <table:table-cell table:style-name="ce10"/>
          <table:table-cell office:value-type="string" table:style-name="ce1">
            <text:p>Beannachran - River Farrar</text:p>
          </table:table-cell>
          <table:table-cell office:value-type="string" table:style-name="ce1">
            <text:p>NH 3255 3933</text:p>
          </table:table-cell>
          <table:table-cell office:value-type="float" office:value="13638000" table:style-name="ce11">
            <text:p>13,638,000</text:p>
          </table:table-cell>
          <table:table-cell table:style-name="ce11"/>
          <table:table-cell office:value-type="string" table:style-name="ce9">
            <text:p>The total quantity of releases made under Condition 4.2.6 shall not exceed 13,638,000m3 in any year</text:p>
          </table:table-cell>
          <table:table-cell table:number-columns-repeated="2" table:style-name="ce10"/>
          <table:table-cell table:style-name="ce12"/>
          <table:table-cell table:style-name="ce9"/>
          <table:table-cell table:number-columns-repeated="16372"/>
        </table:table-row>
        <table:table-row table:style-name="ro9">
          <table:table-cell office:value-type="string" table:style-name="ce1">
            <text:p>CAR/L/1011467</text:p>
          </table:table-cell>
          <table:table-cell table:style-name="ce10"/>
          <table:table-cell office:value-type="string" table:style-name="ce10">
            <text:p>4.3.2</text:p>
          </table:table-cell>
          <table:table-cell office:value-type="string" table:style-name="ce1">
            <text:p>Beannachran dam</text:p>
          </table:table-cell>
          <table:table-cell office:value-type="string" table:style-name="ce1">
            <text:p>NH 3257 3936</text:p>
          </table:table-cell>
          <table:table-cell table:number-columns-repeated="2" table:style-name="ce11"/>
          <table:table-cell table:style-name="ce1"/>
          <table:table-cell office:value-type="float" office:value="3" table:style-name="ce10">
            <text:p>3</text:p>
          </table:table-cell>
          <table:table-cell office:value-type="string" table:style-name="ce10">
            <text:p>Day</text:p>
          </table:table-cell>
          <table:table-cell office:value-type="float" office:value="1" table:style-name="ce12">
            <text:p>1</text:p>
          </table:table-cell>
          <table:table-cell office:value-type="string" table:style-name="ce9">
            <text:p>1 May to 30 November (or following working day)</text:p>
          </table:table-cell>
          <table:table-cell table:number-columns-repeated="16372"/>
        </table:table-row>
        <table:table-row table:style-name="ro9">
          <table:table-cell office:value-type="string" table:style-name="ce1">
            <text:p>CAR/L/1011467</text:p>
          </table:table-cell>
          <table:table-cell table:style-name="ce10"/>
          <table:table-cell office:value-type="string" table:style-name="ce10">
            <text:p>4.3.2</text:p>
          </table:table-cell>
          <table:table-cell office:value-type="string" table:style-name="ce1">
            <text:p>Aigas Dam</text:p>
          </table:table-cell>
          <table:table-cell office:value-type="string" table:style-name="ce1">
            <text:p>NH 4743 4365</text:p>
          </table:table-cell>
          <table:table-cell table:number-columns-repeated="2" table:style-name="ce11"/>
          <table:table-cell table:style-name="ce1"/>
          <table:table-cell office:value-type="float" office:value="3" table:style-name="ce10">
            <text:p>3</text:p>
          </table:table-cell>
          <table:table-cell office:value-type="string" table:style-name="ce10">
            <text:p>Day</text:p>
          </table:table-cell>
          <table:table-cell office:value-type="float" office:value="1" table:style-name="ce12">
            <text:p>1</text:p>
          </table:table-cell>
          <table:table-cell office:value-type="string" table:style-name="ce9">
            <text:p>1 April to 30 November (or following working day)</text:p>
          </table:table-cell>
          <table:table-cell table:number-columns-repeated="16372"/>
        </table:table-row>
        <table:table-row table:style-name="ro9">
          <table:table-cell office:value-type="string" table:style-name="ce1">
            <text:p>CAR/L/1011467</text:p>
          </table:table-cell>
          <table:table-cell table:style-name="ce10"/>
          <table:table-cell office:value-type="string" table:style-name="ce10">
            <text:p>4.3.2</text:p>
          </table:table-cell>
          <table:table-cell office:value-type="string" table:style-name="ce1">
            <text:p>Kilmorack Dam</text:p>
          </table:table-cell>
          <table:table-cell office:value-type="string" table:style-name="ce1">
            <text:p>NH 4940 4421</text:p>
          </table:table-cell>
          <table:table-cell table:number-columns-repeated="2" table:style-name="ce11"/>
          <table:table-cell table:style-name="ce1"/>
          <table:table-cell office:value-type="float" office:value="3" table:style-name="ce10">
            <text:p>3</text:p>
          </table:table-cell>
          <table:table-cell office:value-type="string" table:style-name="ce10">
            <text:p>Day</text:p>
          </table:table-cell>
          <table:table-cell office:value-type="float" office:value="1" table:style-name="ce12">
            <text:p>1</text:p>
          </table:table-cell>
          <table:table-cell office:value-type="string" table:style-name="ce9">
            <text:p>1 April to 30 November (or following working day)</text:p>
          </table:table-cell>
          <table:table-cell table:number-columns-repeated="16372"/>
        </table:table-row>
        <table:table-row table:style-name="ro1">
          <table:table-cell office:value-type="string" table:style-name="ce1">
            <text:p>CAR/L/1011471</text:p>
          </table:table-cell>
          <table:table-cell office:value-type="string" table:style-name="ce10">
            <text:p>4.2.2</text:p>
          </table:table-cell>
          <table:table-cell table:style-name="ce10"/>
          <table:table-cell office:value-type="string" table:style-name="ce1">
            <text:p>Cluanie - River Moriston</text:p>
          </table:table-cell>
          <table:table-cell office:value-type="string" table:style-name="ce1">
            <text:p>NH 1845 0981</text:p>
          </table:table-cell>
          <table:table-cell office:value-type="float" office:value="8000960" table:style-name="ce11">
            <text:p>8,000,960</text:p>
          </table:table-cell>
          <table:table-cell office:value-type="float" office:value="7458800" table:style-name="ce11">
            <text:p>7,458,800</text:p>
          </table:table-cell>
          <table:table-cell office:value-type="string" table:style-name="ce9">
            <text:p>The freshet season is from March to mid-December.</text:p>
          </table:table-cell>
          <table:table-cell table:number-columns-repeated="2" table:style-name="ce10"/>
          <table:table-cell table:style-name="ce12"/>
          <table:table-cell table:number-columns-repeated="16373" table:style-name="ce1"/>
        </table:table-row>
        <table:table-row table:style-name="ro12">
          <table:table-cell office:value-type="string" table:style-name="ce1">
            <text:p>CAR/L/1011471</text:p>
          </table:table-cell>
          <table:table-cell office:value-type="string" table:style-name="ce10">
            <text:p>4.2.5</text:p>
          </table:table-cell>
          <table:table-cell table:style-name="ce10"/>
          <table:table-cell office:value-type="string" table:style-name="ce1">
            <text:p>Dundreggan (River Moriston)</text:p>
          </table:table-cell>
          <table:table-cell office:value-type="string" table:style-name="ce1">
            <text:p>NH 3572 1565</text:p>
          </table:table-cell>
          <table:table-cell office:value-type="float" office:value="43778866" table:style-name="ce11">
            <text:p>43,778,866</text:p>
          </table:table-cell>
          <table:table-cell office:value-type="float" office:value="16938741" table:style-name="ce11">
            <text:p>16,938,741</text:p>
          </table:table-cell>
          <table:table-cell office:value-type="string" table:style-name="ce9">
            <text:p>Freshet season 1 April to 1 November. Freshet release start time and duration are specific to each date.</text:p>
            <text:p/>
            <text:p>Natural spates: The freshets at Dundreggan take into account natural spates and count natural spate as one freshet. Total allocated volume: 16,938,741m3.</text:p>
          </table:table-cell>
          <table:table-cell table:number-columns-repeated="2" table:style-name="ce10"/>
          <table:table-cell table:style-name="ce12"/>
          <table:table-cell table:number-columns-repeated="16373" table:style-name="ce1"/>
        </table:table-row>
        <table:table-row table:style-name="ro13">
          <table:table-cell office:value-type="string" table:style-name="ce1">
            <text:p>CAR/L/1011471</text:p>
          </table:table-cell>
          <table:table-cell office:value-type="string" table:style-name="ce10">
            <text:p>4.2.8</text:p>
          </table:table-cell>
          <table:table-cell table:style-name="ce10"/>
          <table:table-cell office:value-type="string" table:style-name="ce1">
            <text:p>Garry (Invergarry)</text:p>
          </table:table-cell>
          <table:table-cell office:value-type="string" table:style-name="ce1">
            <text:p>NH 2759 0202</text:p>
          </table:table-cell>
          <table:table-cell office:value-type="float" office:value="27640239" table:style-name="ce11">
            <text:p>27,640,239</text:p>
          </table:table-cell>
          <table:table-cell office:value-type="float" office:value="26890042" table:style-name="ce11">
            <text:p>26,890,042</text:p>
          </table:table-cell>
          <table:table-cell office:value-type="string" table:style-name="ce9">
            <text:p>38 freshet releases commencing at 08:00 and continuing for 20 hours until 04:00 on the following day. Each freshet to release a volume of 684,225m3. 2 further freshets will commence at 06:00 and continue for 13 hours until 19:00 releasing 444,746 m3.</text:p>
          </table:table-cell>
          <table:table-cell table:number-columns-repeated="2" table:style-name="ce10"/>
          <table:table-cell table:style-name="ce12"/>
          <table:table-cell table:number-columns-repeated="16373" table:style-name="ce1"/>
        </table:table-row>
        <table:table-row table:style-name="ro9">
          <table:table-cell office:value-type="string" table:style-name="ce1">
            <text:p>CAR/L/1011471</text:p>
          </table:table-cell>
          <table:table-cell table:style-name="ce10"/>
          <table:table-cell office:value-type="string" table:style-name="ce10">
            <text:p>4.3.3</text:p>
          </table:table-cell>
          <table:table-cell office:value-type="string" table:style-name="ce1">
            <text:p>Invergarry Dam</text:p>
          </table:table-cell>
          <table:table-cell office:value-type="string" table:style-name="ce1">
            <text:p>NH 2760 0203</text:p>
          </table:table-cell>
          <table:table-cell table:number-columns-repeated="2" table:style-name="ce11"/>
          <table:table-cell table:style-name="ce9"/>
          <table:table-cell office:value-type="float" office:value="3" table:style-name="ce10">
            <text:p>3</text:p>
          </table:table-cell>
          <table:table-cell office:value-type="string" table:style-name="ce10">
            <text:p>Day</text:p>
          </table:table-cell>
          <table:table-cell office:value-type="float" office:value="1" table:style-name="ce12">
            <text:p>1</text:p>
          </table:table-cell>
          <table:table-cell office:value-type="string" table:style-name="ce9">
            <text:p>1 March to 30 November (or following working day)</text:p>
          </table:table-cell>
          <table:table-cell table:number-columns-repeated="16372"/>
        </table:table-row>
        <table:table-row table:style-name="ro9">
          <table:table-cell office:value-type="string" table:style-name="ce1">
            <text:p>CAR/L/1011471</text:p>
          </table:table-cell>
          <table:table-cell table:style-name="ce10"/>
          <table:table-cell office:value-type="string" table:style-name="ce10">
            <text:p>4.3.3</text:p>
          </table:table-cell>
          <table:table-cell office:value-type="string" table:style-name="ce1">
            <text:p>Dundreggan Dam</text:p>
          </table:table-cell>
          <table:table-cell office:value-type="string" table:style-name="ce1">
            <text:p>NH 3574 1562</text:p>
          </table:table-cell>
          <table:table-cell table:number-columns-repeated="2" table:style-name="ce11"/>
          <table:table-cell table:style-name="ce9"/>
          <table:table-cell office:value-type="float" office:value="3" table:style-name="ce10">
            <text:p>3</text:p>
          </table:table-cell>
          <table:table-cell office:value-type="string" table:style-name="ce10">
            <text:p>Day</text:p>
          </table:table-cell>
          <table:table-cell office:value-type="float" office:value="1" table:style-name="ce12">
            <text:p>1</text:p>
          </table:table-cell>
          <table:table-cell office:value-type="string" table:style-name="ce9">
            <text:p>1 March to 30 November (or following working day)</text:p>
          </table:table-cell>
          <table:table-cell table:number-columns-repeated="16372"/>
        </table:table-row>
        <table:table-row table:style-name="ro14">
          <table:table-cell office:value-type="string" table:style-name="ce1">
            <text:p>CAR/L/1011485</text:p>
          </table:table-cell>
          <table:table-cell office:value-type="string" table:style-name="ce10">
            <text:p>4.2.10</text:p>
          </table:table-cell>
          <table:table-cell table:style-name="ce10"/>
          <table:table-cell office:value-type="string" table:style-name="ce1">
            <text:p>Dunalastair</text:p>
          </table:table-cell>
          <table:table-cell office:value-type="string" table:style-name="ce1">
            <text:p>NN 7215 5912</text:p>
          </table:table-cell>
          <table:table-cell office:value-type="float" office:value="14320184" table:style-name="ce11">
            <text:p>14,320,184</text:p>
          </table:table-cell>
          <table:table-cell office:value-type="float" office:value="12172500" table:style-name="ce11">
            <text:p>12,172,500</text:p>
          </table:table-cell>
          <table:table-cell office:value-type="string" table:style-name="ce9">
            <text:p>Freshet releases commence at 14:00 on the stated day continuing for 47 hours until 13:00 on day three. Total available volume includes the compensation flow.</text:p>
          </table:table-cell>
          <table:table-cell table:number-columns-repeated="2" table:style-name="ce10"/>
          <table:table-cell table:style-name="ce12"/>
          <table:table-cell table:number-columns-repeated="16373" table:style-name="ce1"/>
        </table:table-row>
        <table:table-row table:style-name="ro15">
          <table:table-cell office:value-type="string" table:style-name="ce1">
            <text:p>CAR/L/1011485</text:p>
          </table:table-cell>
          <table:table-cell office:value-type="string" table:style-name="ce10">
            <text:p>4.2.13</text:p>
          </table:table-cell>
          <table:table-cell table:style-name="ce10"/>
          <table:table-cell office:value-type="string" table:style-name="ce1">
            <text:p>Clunie - River Tummel</text:p>
          </table:table-cell>
          <table:table-cell office:value-type="string" table:style-name="ce1">
            <text:p>NN 8843 6027</text:p>
          </table:table-cell>
          <table:table-cell office:value-type="float" office:value="14320190" table:style-name="ce11">
            <text:p>14,320,190</text:p>
          </table:table-cell>
          <table:table-cell office:value-type="float" office:value="14320188" table:style-name="ce11">
            <text:p>14,320,188</text:p>
          </table:table-cell>
          <table:table-cell office:value-type="string" table:style-name="ce9">
            <text:p>Freshets shall be released weekly and shall commence at 16:00 on Friday continuing for 64 hours until 08:00 on Monday. <text:s/>Each freshet shall release 842,364m3.</text:p>
          </table:table-cell>
          <table:table-cell table:number-columns-repeated="2" table:style-name="ce10"/>
          <table:table-cell table:style-name="ce12"/>
          <table:table-cell table:number-columns-repeated="16373" table:style-name="ce1"/>
        </table:table-row>
        <table:table-row table:style-name="ro16">
          <table:table-cell office:value-type="string" table:style-name="ce1">
            <text:p>CAR/L/1011485</text:p>
          </table:table-cell>
          <table:table-cell table:style-name="ce10"/>
          <table:table-cell office:value-type="string" table:style-name="ce10">
            <text:p>4.3.5</text:p>
          </table:table-cell>
          <table:table-cell office:value-type="string" table:style-name="ce1">
            <text:p>Loch Eigheach Dam</text:p>
          </table:table-cell>
          <table:table-cell office:value-type="string" table:style-name="ce1">
            <text:p>NN 4607 5680</text:p>
          </table:table-cell>
          <table:table-cell table:number-columns-repeated="2" table:style-name="ce11"/>
          <table:table-cell table:style-name="ce1"/>
          <table:table-cell office:value-type="float" office:value="3" table:style-name="ce10">
            <text:p>3</text:p>
          </table:table-cell>
          <table:table-cell office:value-type="string" table:style-name="ce10">
            <text:p>Day</text:p>
          </table:table-cell>
          <table:table-cell office:value-type="float" office:value="1" table:style-name="ce12">
            <text:p>1</text:p>
          </table:table-cell>
          <table:table-cell office:value-type="string" table:style-name="ce9">
            <text:p>1 March - 15 May (or following working day) - on flow through settings</text:p>
            <text:p>16 May - 30 November (or following working day) - on lift cycle settings</text:p>
          </table:table-cell>
          <table:table-cell table:number-columns-repeated="16372"/>
        </table:table-row>
        <table:table-row table:style-name="ro17">
          <table:table-cell office:value-type="string" table:style-name="ce1">
            <text:p>CAR/L/1011854</text:p>
          </table:table-cell>
          <table:table-cell office:value-type="string" table:style-name="ce10">
            <text:p>4.2.2</text:p>
          </table:table-cell>
          <table:table-cell table:style-name="ce10"/>
          <table:table-cell office:value-type="string" table:style-name="ce1">
            <text:p>River Shira</text:p>
          </table:table-cell>
          <table:table-cell office:value-type="string" table:style-name="ce1">
            <text:p>NN 1274 1350</text:p>
          </table:table-cell>
          <table:table-cell office:value-type="float" office:value="2909499" table:style-name="ce11">
            <text:p>2,909,499</text:p>
          </table:table-cell>
          <table:table-cell office:value-type="float" office:value="2909504" table:style-name="ce11">
            <text:p>2,909,504</text:p>
          </table:table-cell>
          <table:table-cell office:value-type="string" table:style-name="ce9">
            <text:p>Freshet releases commence on Monday at 10:00 continuing for 48 hours until 10:00 on Wednesday, unless agreed otherwise. <text:s/>Each freshet shall release 363,688m3.</text:p>
          </table:table-cell>
          <table:table-cell table:number-columns-repeated="2" table:style-name="ce10"/>
          <table:table-cell table:style-name="ce12"/>
          <table:table-cell table:number-columns-repeated="16373" table:style-name="ce1"/>
        </table:table-row>
        <table:table-row table:style-name="ro8">
          <table:table-cell office:value-type="string" table:style-name="ce1">
            <text:p>CAR/L/1011896</text:p>
          </table:table-cell>
          <table:table-cell office:value-type="string" table:style-name="ce10">
            <text:p>4.2.2</text:p>
          </table:table-cell>
          <table:table-cell table:style-name="ce10"/>
          <table:table-cell office:value-type="string" table:style-name="ce1">
            <text:p>Kingairloch - Loch Uisge Dam</text:p>
          </table:table-cell>
          <table:table-cell office:value-type="string" table:style-name="ce1">
            <text:p>NM 8102 5469</text:p>
          </table:table-cell>
          <table:table-cell office:value-type="float" office:value="64800" table:style-name="ce11">
            <text:p>64,800</text:p>
          </table:table-cell>
          <table:table-cell office:value-type="float" office:value="51840" table:style-name="ce11">
            <text:p>51,840</text:p>
          </table:table-cell>
          <table:table-cell office:value-type="string" table:style-name="ce9">
            <text:p>Each freshet shall last for 10 hours and shall release a volume of 4320m3.</text:p>
            <text:p>Note: specific dates may vary from those suggested by agreement with SSE.</text:p>
          </table:table-cell>
          <table:table-cell table:number-columns-repeated="2" table:style-name="ce10"/>
          <table:table-cell table:style-name="ce12"/>
          <table:table-cell table:number-columns-repeated="16373" table:style-name="ce1"/>
        </table:table-row>
        <table:table-row table:style-name="ro8">
          <table:table-cell office:value-type="string" table:style-name="ce1">
            <text:p>CAR/L/1010015</text:p>
          </table:table-cell>
          <table:table-cell table:style-name="ce10"/>
          <table:table-cell office:value-type="string" table:style-name="ce10">
            <text:p>4.3.5</text:p>
          </table:table-cell>
          <table:table-cell office:value-type="string" table:style-name="ce1">
            <text:p>Mucomir Barrage</text:p>
          </table:table-cell>
          <table:table-cell office:value-type="string" table:style-name="ce1">
            <text:p>NN 1834 8386</text:p>
          </table:table-cell>
          <table:table-cell table:number-columns-repeated="2" table:style-name="ce11"/>
          <table:table-cell table:style-name="ce1"/>
          <table:table-cell office:value-type="float" office:value="4" table:style-name="ce10">
            <text:p>4</text:p>
          </table:table-cell>
          <table:table-cell office:value-type="string" table:style-name="ce10">
            <text:p>3 during Day and 1 at Night</text:p>
          </table:table-cell>
          <table:table-cell office:value-type="float" office:value="1" table:style-name="ce12">
            <text:p>1</text:p>
          </table:table-cell>
          <table:table-cell office:value-type="string" table:style-name="ce9">
            <text:p>1 April - 30 November (or following working day)</text:p>
            <text:p>Where possible 3 during daylight and 1 at night</text:p>
          </table:table-cell>
          <table:table-cell table:number-columns-repeated="16372"/>
        </table:table-row>
        <table:table-row table:style-name="ro13">
          <table:table-cell office:value-type="string" table:style-name="ce1">
            <text:p>CAR/L/1011464</text:p>
          </table:table-cell>
          <table:table-cell office:value-type="string" table:style-name="ce10">
            <text:p>4.2.2</text:p>
          </table:table-cell>
          <table:table-cell table:style-name="ce10"/>
          <table:table-cell office:value-type="string" table:style-name="ce1">
            <text:p>Luichart - River Conon</text:p>
          </table:table-cell>
          <table:table-cell office:value-type="string" table:style-name="ce1">
            <text:p>NH 3876 5797</text:p>
          </table:table-cell>
          <table:table-cell office:value-type="float" office:value="11592530" table:style-name="ce11">
            <text:p>11,592,530</text:p>
          </table:table-cell>
          <table:table-cell office:value-type="float" office:value="7637280" table:style-name="ce11">
            <text:p>7,637,280</text:p>
          </table:table-cell>
          <table:table-cell office:value-type="string" table:style-name="ce9">
            <text:p>Freshet release commence at 09:00 on Monday and continuing for 26 hours finishing at 11:00 on Tuesday, and also on Friday at 09:00 continuing for 26 hours until 11:00 on Saturday. <text:s/>Each freshet shall release 159,110m3. <text:s/>One natural spate may be counted as one freshet.</text:p>
          </table:table-cell>
          <table:table-cell table:number-columns-repeated="2" table:style-name="ce10"/>
          <table:table-cell table:style-name="ce12"/>
          <table:table-cell table:number-columns-repeated="16373" table:style-name="ce1"/>
        </table:table-row>
        <table:table-row table:style-name="ro18">
          <table:table-cell office:value-type="string" table:style-name="ce1">
            <text:p>CAR/L/1011464</text:p>
          </table:table-cell>
          <table:table-cell office:value-type="string" table:style-name="ce10">
            <text:p>4.2.4</text:p>
          </table:table-cell>
          <table:table-cell table:style-name="ce10"/>
          <table:table-cell office:value-type="string" table:style-name="ce1">
            <text:p>Meig - River Meig</text:p>
          </table:table-cell>
          <table:table-cell office:value-type="string" table:style-name="ce1">
            <text:p>NH 3754 5600</text:p>
          </table:table-cell>
          <table:table-cell office:value-type="float" office:value="9887750" table:style-name="ce11">
            <text:p>9,887,750</text:p>
          </table:table-cell>
          <table:table-cell office:value-type="float" office:value="3341310" table:style-name="ce11">
            <text:p>3,341,310</text:p>
          </table:table-cell>
          <table:table-cell office:value-type="string" table:style-name="ce9">
            <text:p>Freshet releases commence at 09:00 on Thursday continuing for 24 hours until 09:00 on Friday. <text:s/>Each freshet shall release a minimum of 36,000m3. <text:s/>One natural spate may be counted as one freshet.</text:p>
          </table:table-cell>
          <table:table-cell table:number-columns-repeated="2" table:style-name="ce10"/>
          <table:table-cell table:style-name="ce12"/>
          <table:table-cell table:number-columns-repeated="16373" table:style-name="ce1"/>
        </table:table-row>
        <table:table-row table:style-name="ro19">
          <table:table-cell office:value-type="string" table:style-name="ce1">
            <text:p>CAR/L/1011464</text:p>
          </table:table-cell>
          <table:table-cell office:value-type="string" table:style-name="ce10">
            <text:p>4.2.6</text:p>
          </table:table-cell>
          <table:table-cell table:style-name="ce10"/>
          <table:table-cell office:value-type="string" table:style-name="ce1">
            <text:p>Orrin - River Orrin</text:p>
          </table:table-cell>
          <table:table-cell office:value-type="string" table:style-name="ce1">
            <text:p>NH 4026 5035</text:p>
          </table:table-cell>
          <table:table-cell office:value-type="float" office:value="4625666" table:style-name="ce11">
            <text:p>4,625,666</text:p>
          </table:table-cell>
          <table:table-cell table:style-name="ce11"/>
          <table:table-cell office:value-type="string" table:style-name="ce9">
            <text:p>Discussions are ongoing to look at providing freshets for the Orrin. Trials will be carried out in 2026 with a view to agreeing freshet volumes and release frequencies in subsequent years.</text:p>
          </table:table-cell>
          <table:table-cell table:number-columns-repeated="2" table:style-name="ce10"/>
          <table:table-cell table:style-name="ce12"/>
          <table:table-cell table:number-columns-repeated="16373" table:style-name="ce1"/>
        </table:table-row>
        <table:table-row table:style-name="ro9">
          <table:table-cell office:value-type="string" table:style-name="ce1">
            <text:p>CAR/L/1011464</text:p>
          </table:table-cell>
          <table:table-cell office:value-type="string" table:style-name="ce10">
            <text:p>4.2.9</text:p>
          </table:table-cell>
          <table:table-cell table:style-name="ce10"/>
          <table:table-cell office:value-type="string" table:style-name="ce9">
            <text:p>Black Water - either Vaich dam or Glascarnoch dam</text:p>
          </table:table-cell>
          <table:table-cell office:value-type="string" table:style-name="ce1">
            <text:p>NH 3461 7496 or NH 3455 7073</text:p>
          </table:table-cell>
          <table:table-cell office:value-type="float" office:value="2618549" table:style-name="ce11">
            <text:p>2,618,549</text:p>
          </table:table-cell>
          <table:table-cell table:style-name="ce11"/>
          <table:table-cell office:value-type="string" table:style-name="ce9">
            <text:p>As required</text:p>
          </table:table-cell>
          <table:table-cell table:number-columns-repeated="2" table:style-name="ce10"/>
          <table:table-cell table:style-name="ce12"/>
          <table:table-cell table:number-columns-repeated="16373" table:style-name="ce1"/>
        </table:table-row>
        <table:table-row table:style-name="ro9">
          <table:table-cell office:value-type="string" table:style-name="ce1">
            <text:p>CAR/L/1011464</text:p>
          </table:table-cell>
          <table:table-cell table:style-name="ce10"/>
          <table:table-cell office:value-type="string" table:style-name="ce10">
            <text:p>4.3.3</text:p>
          </table:table-cell>
          <table:table-cell office:value-type="string" table:style-name="ce1">
            <text:p>Loch a'Chuilinn Dam</text:p>
          </table:table-cell>
          <table:table-cell office:value-type="string" table:style-name="ce1">
            <text:p>NH 3002 6148</text:p>
          </table:table-cell>
          <table:table-cell table:number-columns-repeated="2" table:style-name="ce11"/>
          <table:table-cell table:style-name="ce1"/>
          <table:table-cell office:value-type="float" office:value="3" table:style-name="ce10">
            <text:p>3</text:p>
          </table:table-cell>
          <table:table-cell office:value-type="string" table:style-name="ce10">
            <text:p>Day</text:p>
          </table:table-cell>
          <table:table-cell office:value-type="float" office:value="1" table:style-name="ce12">
            <text:p>1</text:p>
          </table:table-cell>
          <table:table-cell office:value-type="string" table:style-name="ce9">
            <text:p>1 July - 16 November (or following working day)</text:p>
          </table:table-cell>
          <table:table-cell table:number-columns-repeated="16372"/>
        </table:table-row>
        <table:table-row table:style-name="ro9">
          <table:table-cell office:value-type="string" table:style-name="ce1">
            <text:p>CAR/L/1011464</text:p>
          </table:table-cell>
          <table:table-cell table:style-name="ce10"/>
          <table:table-cell office:value-type="string" table:style-name="ce10">
            <text:p>4.3.3</text:p>
          </table:table-cell>
          <table:table-cell office:value-type="string" table:style-name="ce1">
            <text:p>Luichart Dam</text:p>
          </table:table-cell>
          <table:table-cell office:value-type="string" table:style-name="ce1">
            <text:p>NH 3881 5798</text:p>
          </table:table-cell>
          <table:table-cell table:number-columns-repeated="2" table:style-name="ce11"/>
          <table:table-cell table:style-name="ce1"/>
          <table:table-cell office:value-type="float" office:value="3" table:style-name="ce10">
            <text:p>3</text:p>
          </table:table-cell>
          <table:table-cell office:value-type="string" table:style-name="ce10">
            <text:p>Day</text:p>
          </table:table-cell>
          <table:table-cell office:value-type="float" office:value="1" table:style-name="ce12">
            <text:p>1</text:p>
          </table:table-cell>
          <table:table-cell office:value-type="string" table:style-name="ce9">
            <text:p>1 May - 16 November (or following working day)</text:p>
          </table:table-cell>
          <table:table-cell table:number-columns-repeated="16372"/>
        </table:table-row>
        <table:table-row table:style-name="ro9">
          <table:table-cell office:value-type="string" table:style-name="ce1">
            <text:p>CAR/L/1011464</text:p>
          </table:table-cell>
          <table:table-cell table:style-name="ce10"/>
          <table:table-cell office:value-type="string" table:style-name="ce10">
            <text:p>4.3.3</text:p>
          </table:table-cell>
          <table:table-cell office:value-type="string" table:style-name="ce1">
            <text:p>Meig Dam</text:p>
          </table:table-cell>
          <table:table-cell office:value-type="string" table:style-name="ce1">
            <text:p>NH 3751 5602</text:p>
          </table:table-cell>
          <table:table-cell table:number-columns-repeated="2" table:style-name="ce11"/>
          <table:table-cell table:style-name="ce1"/>
          <table:table-cell office:value-type="float" office:value="3" table:style-name="ce10">
            <text:p>3</text:p>
          </table:table-cell>
          <table:table-cell office:value-type="string" table:style-name="ce10">
            <text:p>Day</text:p>
          </table:table-cell>
          <table:table-cell office:value-type="float" office:value="1" table:style-name="ce12">
            <text:p>1</text:p>
          </table:table-cell>
          <table:table-cell office:value-type="string" table:style-name="ce9">
            <text:p>1 May - 16 November (or following working day)</text:p>
          </table:table-cell>
          <table:table-cell table:number-columns-repeated="16372"/>
        </table:table-row>
        <table:table-row table:style-name="ro20">
          <table:table-cell office:value-type="string" table:style-name="ce1">
            <text:p>CAR/L/1011464</text:p>
          </table:table-cell>
          <table:table-cell table:style-name="ce10"/>
          <table:table-cell office:value-type="string" table:style-name="ce10">
            <text:p>4.3.3</text:p>
          </table:table-cell>
          <table:table-cell office:value-type="string" table:style-name="ce1">
            <text:p>Orrin Dam</text:p>
          </table:table-cell>
          <table:table-cell office:value-type="string" table:style-name="ce1">
            <text:p>NH 4026 5035</text:p>
          </table:table-cell>
          <table:table-cell table:number-columns-repeated="2" table:style-name="ce11"/>
          <table:table-cell table:style-name="ce1"/>
          <table:table-cell table:number-columns-repeated="2" table:style-name="ce10"/>
          <table:table-cell table:style-name="ce12"/>
          <table:table-cell office:value-type="string" table:style-name="ce9">
            <text:p>See freshet for operation details</text:p>
            <text:p>The Orrin Borland lift only acts as a mechanism for downstream passage. <text:s/>The fish trap at Orrin Dam covers the upstream passage.</text:p>
          </table:table-cell>
          <table:table-cell table:number-columns-repeated="16372"/>
        </table:table-row>
        <table:table-row table:style-name="ro9">
          <table:table-cell office:value-type="string" table:style-name="ce1">
            <text:p>CAR/L/1011464</text:p>
          </table:table-cell>
          <table:table-cell table:style-name="ce10"/>
          <table:table-cell office:value-type="string" table:style-name="ce10">
            <text:p>4.3.3</text:p>
          </table:table-cell>
          <table:table-cell office:value-type="string" table:style-name="ce1">
            <text:p>Loch Achonachie Dam</text:p>
          </table:table-cell>
          <table:table-cell office:value-type="string" table:style-name="ce1">
            <text:p>NH 4462 5454</text:p>
          </table:table-cell>
          <table:table-cell table:number-columns-repeated="2" table:style-name="ce11"/>
          <table:table-cell table:style-name="ce1"/>
          <table:table-cell office:value-type="float" office:value="3" table:style-name="ce10">
            <text:p>3</text:p>
          </table:table-cell>
          <table:table-cell office:value-type="string" table:style-name="ce10">
            <text:p>Day</text:p>
          </table:table-cell>
          <table:table-cell office:value-type="float" office:value="1" table:style-name="ce12">
            <text:p>1</text:p>
          </table:table-cell>
          <table:table-cell office:value-type="string" table:style-name="ce9">
            <text:p>1 April - 30 November (or following working day)</text:p>
          </table:table-cell>
          <table:table-cell table:number-columns-repeated="16372"/>
        </table:table-row>
        <table:table-row table:style-name="ro1">
          <table:table-cell office:value-type="string" table:style-name="ce1">
            <text:p>CAR/L/1011462</text:p>
          </table:table-cell>
          <table:table-cell office:value-type="string" table:style-name="ce10">
            <text:p>4.2.2</text:p>
          </table:table-cell>
          <table:table-cell table:style-name="ce10"/>
          <table:table-cell office:value-type="string" table:style-name="ce1">
            <text:p>Loch Awe Barrage</text:p>
          </table:table-cell>
          <table:table-cell office:value-type="string" table:style-name="ce1">
            <text:p>NN 0453 2868</text:p>
          </table:table-cell>
          <table:table-cell office:value-type="float" office:value="15200000" table:style-name="ce11">
            <text:p>15,200,000</text:p>
          </table:table-cell>
          <table:table-cell office:value-type="float" office:value="15100000" table:style-name="ce11">
            <text:p>15,100,000</text:p>
          </table:table-cell>
          <table:table-cell table:style-name="ce1"/>
          <table:table-cell table:number-columns-repeated="2" table:style-name="ce10"/>
          <table:table-cell table:style-name="ce12"/>
          <table:table-cell table:number-columns-repeated="16373" table:style-name="ce1"/>
        </table:table-row>
        <table:table-row table:style-name="ro16">
          <table:table-cell office:value-type="string" table:style-name="ce1">
            <text:p>CAR/L/1011462</text:p>
          </table:table-cell>
          <table:table-cell table:style-name="ce10"/>
          <table:table-cell office:value-type="string" table:style-name="ce10">
            <text:p>4.3.1</text:p>
          </table:table-cell>
          <table:table-cell office:value-type="string" table:style-name="ce1">
            <text:p>Loch Awe Barrage</text:p>
          </table:table-cell>
          <table:table-cell office:value-type="string" table:style-name="ce1">
            <text:p>NN 0455 2870</text:p>
          </table:table-cell>
          <table:table-cell table:number-columns-repeated="2" table:style-name="ce11"/>
          <table:table-cell table:style-name="ce1"/>
          <table:table-cell office:value-type="float" office:value="4" table:style-name="ce10">
            <text:p>4</text:p>
          </table:table-cell>
          <table:table-cell office:value-type="string" table:style-name="ce10">
            <text:p>Day</text:p>
          </table:table-cell>
          <table:table-cell office:value-type="float" office:value="1" table:style-name="ce12">
            <text:p>1</text:p>
          </table:table-cell>
          <table:table-cell office:value-type="string" table:style-name="ce9">
            <text:p>All Year</text:p>
            <text:p>26 March - 30 September 4 per day 3 during daylight and 1 at night and 1 October - 25 March 2 per day during daylight where possible</text:p>
          </table:table-cell>
          <table:table-cell table:number-columns-repeated="16372"/>
        </table:table-row>
        <table:table-row table:style-name="ro16">
          <table:table-cell office:value-type="string" table:style-name="ce1">
            <text:p>CAR/L/1011462</text:p>
          </table:table-cell>
          <table:table-cell table:style-name="ce10"/>
          <table:table-cell office:value-type="string" table:style-name="ce10">
            <text:p>4.3.1</text:p>
          </table:table-cell>
          <table:table-cell office:value-type="string" table:style-name="ce1">
            <text:p>Loch Awe Barrage</text:p>
          </table:table-cell>
          <table:table-cell office:value-type="string" table:style-name="ce1">
            <text:p>NN 0455 2870</text:p>
          </table:table-cell>
          <table:table-cell table:number-columns-repeated="2" table:style-name="ce11"/>
          <table:table-cell table:style-name="ce1"/>
          <table:table-cell office:value-type="float" office:value="2" table:style-name="ce10">
            <text:p>2</text:p>
          </table:table-cell>
          <table:table-cell office:value-type="string" table:style-name="ce10">
            <text:p>Day</text:p>
          </table:table-cell>
          <table:table-cell office:value-type="float" office:value="1" table:style-name="ce12">
            <text:p>1</text:p>
          </table:table-cell>
          <table:table-cell office:value-type="string" table:style-name="ce9">
            <text:p>All Year</text:p>
            <text:p>26 March - 30 September 4 per Day, 3 during daylight and 1 at night. 1 October - 25 March 2 per day during daylight where possible</text:p>
          </table:table-cell>
          <table:table-cell table:number-columns-repeated="16372"/>
        </table:table-row>
        <table:table-row table:style-name="ro21">
          <table:table-cell office:value-type="string" table:style-name="ce1">
            <text:p>CAR/L/1011463</text:p>
          </table:table-cell>
          <table:table-cell office:value-type="string" table:style-name="ce10">
            <text:p>3.3.3</text:p>
          </table:table-cell>
          <table:table-cell table:style-name="ce10"/>
          <table:table-cell office:value-type="string" table:style-name="ce1">
            <text:p>Duchally - River Cassley</text:p>
          </table:table-cell>
          <table:table-cell office:value-type="string" table:style-name="ce1">
            <text:p>NC 3679 2029</text:p>
          </table:table-cell>
          <table:table-cell office:value-type="float" office:value="2864038" table:style-name="ce11">
            <text:p>2,864,038</text:p>
          </table:table-cell>
          <table:table-cell office:value-type="float" office:value="2864050" table:style-name="ce11">
            <text:p>2,864,050</text:p>
          </table:table-cell>
          <table:table-cell office:value-type="string" table:style-name="ce9">
            <text:p>Freshet Season: 1 May to 30 September. Frequency: 7 freshets per month. 35 releases of 81,830m3. No more than 3 consecutive daily (24hr) freshets. If there is insufficient water for a freshet the allocation will be carried over to next month. <text:s/>Released when the flows start rising.<text:s/></text:p>
          </table:table-cell>
          <table:table-cell table:number-columns-repeated="2" table:style-name="ce10"/>
          <table:table-cell table:style-name="ce12"/>
          <table:table-cell table:number-columns-repeated="16373" table:style-name="ce1"/>
        </table:table-row>
        <table:table-row table:style-name="ro22">
          <table:table-cell office:value-type="string" table:style-name="ce1">
            <text:p>CAR/L/1011463</text:p>
          </table:table-cell>
          <table:table-cell office:value-type="string" table:style-name="ce10">
            <text:p>3.3.5</text:p>
          </table:table-cell>
          <table:table-cell table:style-name="ce10"/>
          <table:table-cell office:value-type="string" table:style-name="ce1">
            <text:p>Dalnessie - River Brora</text:p>
          </table:table-cell>
          <table:table-cell office:value-type="string" table:style-name="ce1">
            <text:p>NC 6321 1521</text:p>
          </table:table-cell>
          <table:table-cell office:value-type="float" office:value="1432000" table:style-name="ce11">
            <text:p>1,432,000</text:p>
          </table:table-cell>
          <table:table-cell office:value-type="float" office:value="1432011" table:style-name="ce11">
            <text:p>1,432,011</text:p>
          </table:table-cell>
          <table:table-cell office:value-type="string" table:style-name="ce9">
            <text:p>Freshet Season: 1 April to 30 September. Frequency: Released during periods of increased inflow. 21 releases of 68,191m3 where the natural flow upstream allows</text:p>
          </table:table-cell>
          <table:table-cell table:number-columns-repeated="2" table:style-name="ce10"/>
          <table:table-cell table:style-name="ce12"/>
          <table:table-cell table:number-columns-repeated="16373" table:style-name="ce1"/>
        </table:table-row>
        <table:table-row table:style-name="ro8">
          <table:table-cell office:value-type="string" table:style-name="ce1">
            <text:p>CAR/L/1011463</text:p>
          </table:table-cell>
          <table:table-cell table:style-name="ce10"/>
          <table:table-cell office:value-type="string" table:style-name="ce10">
            <text:p>4.3.3</text:p>
          </table:table-cell>
          <table:table-cell office:value-type="string" table:style-name="ce1">
            <text:p>Lairg Dam</text:p>
          </table:table-cell>
          <table:table-cell office:value-type="string" table:style-name="ce1">
            <text:p>NC 5749 0695</text:p>
          </table:table-cell>
          <table:table-cell table:number-columns-repeated="2" table:style-name="ce11"/>
          <table:table-cell table:style-name="ce1"/>
          <table:table-cell office:value-type="float" office:value="3" table:style-name="ce10">
            <text:p>3</text:p>
          </table:table-cell>
          <table:table-cell office:value-type="string" table:style-name="ce10">
            <text:p>Day</text:p>
          </table:table-cell>
          <table:table-cell office:value-type="float" office:value="1" table:style-name="ce12">
            <text:p>1</text:p>
          </table:table-cell>
          <table:table-cell office:value-type="string" table:style-name="ce9">
            <text:p>1 April - 31 December (or following working day if 31 December falls on a weekend or public holiday)</text:p>
          </table:table-cell>
          <table:table-cell table:number-columns-repeated="16372"/>
        </table:table-row>
        <table:table-row table:style-name="ro8">
          <table:table-cell office:value-type="string" table:style-name="ce1">
            <text:p>CAR/L/1011463</text:p>
          </table:table-cell>
          <table:table-cell table:style-name="ce10"/>
          <table:table-cell office:value-type="string" table:style-name="ce10">
            <text:p>4.3.3</text:p>
          </table:table-cell>
          <table:table-cell office:value-type="string" table:style-name="ce1">
            <text:p>Loch Shin Diversion Dam</text:p>
          </table:table-cell>
          <table:table-cell office:value-type="string" table:style-name="ce1">
            <text:p>NC 5817 0511</text:p>
          </table:table-cell>
          <table:table-cell table:number-columns-repeated="2" table:style-name="ce11"/>
          <table:table-cell table:style-name="ce1"/>
          <table:table-cell office:value-type="float" office:value="3" table:style-name="ce10">
            <text:p>3</text:p>
          </table:table-cell>
          <table:table-cell office:value-type="string" table:style-name="ce10">
            <text:p>Day</text:p>
          </table:table-cell>
          <table:table-cell office:value-type="float" office:value="1" table:style-name="ce12">
            <text:p>1</text:p>
          </table:table-cell>
          <table:table-cell office:value-type="string" table:style-name="ce9">
            <text:p>1 April - 31 December (or following working day if 31 December falls on a weekend or public holiday)</text:p>
          </table:table-cell>
          <table:table-cell table:number-columns-repeated="16372"/>
        </table:table-row>
        <table:table-row table:style-name="ro8">
          <table:table-cell office:value-type="string" table:style-name="ce1">
            <text:p>CAR/L/1011463</text:p>
          </table:table-cell>
          <table:table-cell table:style-name="ce10"/>
          <table:table-cell office:value-type="string" table:style-name="ce10">
            <text:p>4.3.3</text:p>
          </table:table-cell>
          <table:table-cell office:value-type="string" table:style-name="ce1">
            <text:p>Duchally Intake</text:p>
          </table:table-cell>
          <table:table-cell office:value-type="string" table:style-name="ce1">
            <text:p>NC 3680 2027</text:p>
          </table:table-cell>
          <table:table-cell table:number-columns-repeated="2" table:style-name="ce11"/>
          <table:table-cell table:style-name="ce1"/>
          <table:table-cell office:value-type="float" office:value="3" table:style-name="ce10">
            <text:p>3</text:p>
          </table:table-cell>
          <table:table-cell office:value-type="string" table:style-name="ce10">
            <text:p>Day</text:p>
          </table:table-cell>
          <table:table-cell office:value-type="float" office:value="1" table:style-name="ce12">
            <text:p>1</text:p>
          </table:table-cell>
          <table:table-cell office:value-type="string" table:style-name="ce9">
            <text:p>1 April - 30 November (or following working day if 30 November falls on a weekend or public holiday)</text:p>
          </table:table-cell>
          <table:table-cell table:number-columns-repeated="16372"/>
        </table:table-row>
        <table:table-row table:style-name="ro20">
          <table:table-cell office:value-type="string" table:style-name="ce1">
            <text:p>CAR/L/1011464</text:p>
          </table:table-cell>
          <table:table-cell table:style-name="ce10"/>
          <table:table-cell office:value-type="string" table:style-name="ce10">
            <text:p>4.3.3</text:p>
          </table:table-cell>
          <table:table-cell office:value-type="string" table:style-name="ce1">
            <text:p>Orrin Dam adult fish trap</text:p>
          </table:table-cell>
          <table:table-cell office:value-type="string" table:style-name="ce1">
            <text:p>NH 4041 5028</text:p>
          </table:table-cell>
          <table:table-cell table:number-columns-repeated="2" table:style-name="ce11"/>
          <table:table-cell table:style-name="ce1"/>
          <table:table-cell table:number-columns-repeated="2" table:style-name="ce10"/>
          <table:table-cell table:style-name="ce12"/>
          <table:table-cell office:value-type="string" table:style-name="ce9">
            <text:p>1 August – 30 November or other dates as agreed in writing, by exchange of emails between SEPA and SSE no less than 2 working days<text:s/></text:p>
            <text:p>before the change is put into effect.</text:p>
          </table:table-cell>
          <table:table-cell table:number-columns-repeated="16372"/>
        </table:table-row>
        <table:table-row table:style-name="ro23">
          <table:table-cell office:value-type="string" table:style-name="ce1">
            <text:p>CAR/L/1011464</text:p>
          </table:table-cell>
          <table:table-cell table:style-name="ce10"/>
          <table:table-cell office:value-type="string" table:style-name="ce10">
            <text:p>4.3.3</text:p>
          </table:table-cell>
          <table:table-cell office:value-type="string" table:style-name="ce1">
            <text:p>Achanalt Dam adult fish trap</text:p>
          </table:table-cell>
          <table:table-cell office:value-type="string" table:style-name="ce1">
            <text:p>NH 3081 6181</text:p>
          </table:table-cell>
          <table:table-cell table:number-columns-repeated="2" table:style-name="ce11"/>
          <table:table-cell table:style-name="ce1"/>
          <table:table-cell table:number-columns-repeated="2" table:style-name="ce10"/>
          <table:table-cell table:style-name="ce12"/>
          <table:table-cell office:value-type="string" table:style-name="ce9">
            <text:p>1 April – 15 June or other dates as agreed in writing, by exchange of emails between SEPA and SSE no less than 2 working days before the<text:s/></text:p>
            <text:p>change is put into effect.</text:p>
          </table:table-cell>
          <table:table-cell table:number-columns-repeated="16372"/>
        </table:table-row>
        <table:table-row table:style-name="ro6">
          <table:table-cell office:value-type="string" table:style-name="ce1">
            <text:p>CAR/L/1011485</text:p>
          </table:table-cell>
          <table:table-cell office:value-type="string" table:style-name="ce10">
            <text:p>4.2.5</text:p>
          </table:table-cell>
          <table:table-cell table:style-name="ce10"/>
          <table:table-cell office:value-type="string" table:style-name="ce1">
            <text:p>Errochty</text:p>
          </table:table-cell>
          <table:table-cell office:value-type="string" table:style-name="ce1">
            <text:p>NN 7245 6475</text:p>
          </table:table-cell>
          <table:table-cell office:value-type="float" office:value="2272000" table:style-name="ce11">
            <text:p>2,272,000</text:p>
          </table:table-cell>
          <table:table-cell table:style-name="ce11"/>
          <table:table-cell office:value-type="string" table:style-name="ce9">
            <text:p>The freshet volumes for Errochty are currently used to supplement the compensation flows.</text:p>
          </table:table-cell>
          <table:table-cell table:number-columns-repeated="2" table:style-name="ce10"/>
          <table:table-cell table:style-name="ce12"/>
          <table:table-cell table:number-columns-repeated="16373" table:style-name="ce1"/>
        </table:table-row>
        <table:table-row table:style-name="ro24">
          <table:table-cell office:value-type="string" table:style-name="ce1">
            <text:p>CAR/L/1011873</text:p>
          </table:table-cell>
          <table:table-cell table:style-name="ce10"/>
          <table:table-cell office:value-type="string" table:style-name="ce10">
            <text:p>4.4.1</text:p>
          </table:table-cell>
          <table:table-cell office:value-type="string" table:style-name="ce1">
            <text:p>Loch na Croic</text:p>
          </table:table-cell>
          <table:table-cell office:value-type="string" table:style-name="ce1">
            <text:p>NH 4285 5923</text:p>
          </table:table-cell>
          <table:table-cell table:number-columns-repeated="2" table:style-name="ce11"/>
          <table:table-cell table:style-name="ce9"/>
          <table:table-cell table:number-columns-repeated="2" table:style-name="ce10"/>
          <table:table-cell table:style-name="ce12"/>
          <table:table-cell office:value-type="string" table:style-name="ce9">
            <text:p>Unless otherwise agreed with SEPA in writing, the fish trap shall be maintained and operated to facilitate the free passage of fish at all times except during the period 1 June to 31 December inclusive, during which time screens effective for preventing the passage of adult migratory fish may be provided.</text:p>
          </table:table-cell>
          <table:table-cell table:number-columns-repeated="16372"/>
        </table:table-row>
        <table:table-row table:style-name="ro25">
          <table:table-cell office:value-type="string" table:style-name="ce1">
            <text:p>CAR/L/1011485</text:p>
          </table:table-cell>
          <table:table-cell office:value-type="string" table:style-name="ce10">
            <text:p>4.2.18</text:p>
          </table:table-cell>
          <table:table-cell table:style-name="ce10"/>
          <table:table-cell office:value-type="string" table:style-name="ce1">
            <text:p>River Garry Intake</text:p>
          </table:table-cell>
          <table:table-cell office:value-type="string" table:style-name="ce1">
            <text:p>NN 7030 7110</text:p>
          </table:table-cell>
          <table:table-cell office:value-type="float" office:value="2607120" table:style-name="ce11">
            <text:p>2,607,120</text:p>
          </table:table-cell>
          <table:table-cell table:style-name="ce11"/>
          <table:table-cell office:value-type="string" table:style-name="ce9">
            <text:p>In addition to the flows specified in Condition 4.2.17 an additional volume of 2,607,120m3 shall be available each year, when possible, for release from the Garry intake into the River Garry during the period 01 July to 31 October. Flows will be delivered when possible and unless already met, in the quantities, frequency, duration and dates to be agreed and specified in the Approved Adaptive Management Monitoring Plan.</text:p>
          </table:table-cell>
          <table:table-cell table:number-columns-repeated="2" table:style-name="ce10"/>
          <table:table-cell table:style-name="ce12"/>
          <table:table-cell table:number-columns-repeated="16373" table:style-name="ce1"/>
        </table:table-row>
        <table:table-row table:style-name="ro26">
          <table:table-cell office:value-type="string" table:style-name="ce1">
            <text:p>CAR/L/1011485</text:p>
          </table:table-cell>
          <table:table-cell office:value-type="string" table:style-name="ce10">
            <text:p>4.2.22</text:p>
          </table:table-cell>
          <table:table-cell table:style-name="ce10"/>
          <table:table-cell office:value-type="string" table:style-name="ce1">
            <text:p>Allt Glas Choire intake</text:p>
          </table:table-cell>
          <table:table-cell office:value-type="string" table:style-name="ce1">
            <text:p>NN 7490 7410</text:p>
          </table:table-cell>
          <table:table-cell office:value-type="float" office:value="523713" table:style-name="ce11">
            <text:p>523,713</text:p>
          </table:table-cell>
          <table:table-cell table:style-name="ce11"/>
          <table:table-cell office:value-type="string" table:style-name="ce9">
            <text:p>In addition to the flows specified in Condition 4.2.21 an additional flow 523,713m3 shall be available each year, when possible, for release from the Allt Glas Choire intake into the Allt Glas Choire during the period 01 October to 30 November. Flows will be delivered when possible and unless already met, in the quantities, frequency, duration and dates to be agreed and specified in the Approved Adaptive Management Monitoring Plan.</text:p>
          </table:table-cell>
          <table:table-cell table:number-columns-repeated="2" table:style-name="ce10"/>
          <table:table-cell table:style-name="ce12"/>
          <table:table-cell table:number-columns-repeated="16373" table:style-name="ce1"/>
        </table:table-row>
        <table:table-row table:style-name="ro27">
          <table:table-cell office:value-type="string" table:style-name="ce1">
            <text:p>CAR/L/1011462</text:p>
          </table:table-cell>
          <table:table-cell table:number-columns-repeated="2" table:style-name="ce10"/>
          <table:table-cell office:value-type="string" table:style-name="ce1">
            <text:p>Loch Awe Barrage</text:p>
          </table:table-cell>
          <table:table-cell office:value-type="string" table:style-name="ce1">
            <text:p>NN 0453 2868</text:p>
          </table:table-cell>
          <table:table-cell table:number-columns-repeated="2" table:style-name="ce11"/>
          <table:table-cell office:value-type="string" table:style-name="ce9">
            <text:p>Smolt Freshets. A ‘smolt freshet’ shall be released when any one of the following conditions occur between 15 April and 30 June:<text:s/></text:p>
            <text:p>There are reliable reports of a build-up of smolts upstream of the Awe Barrage (under discussion with SSE to agree a protocol with the fisheries board bailiff and/or fisheries trust biologist for opening the freshet gate).<text:s/></text:p>
            <text:p>No main machine running at Inverawe because of insufficient water, No planned machine running at Inverawe due to insufficient water/forecast rainfall, and, SSE receive a written request from SEPA that a release be made.<text:s/></text:p>
            <text:p>Each smolt freshet shall consist of the following actions:<text:s/></text:p>
            <text:p>The flow will be maintained at the current level, i.e. either the normal compensation flow or a lower flow, based on the inflow to Loch Awe (condition 4.2.3 of the licence allows that when the inflow to Loch Awe falls below 15.785 m3/s the outflow shall be equal to the inflow).<text:s/></text:p>
            <text:p>All the flow, apart from the fish pass flow, shall be passed via the freshet gate.<text:s/></text:p>
            <text:p>The freshet will start on or about 19:00 and finish on or about 07:00 the following morning.<text:s/></text:p>
            <text:p>Notwithstanding condition 4.2.3 of the licence which limits the required flow if the flows entering Loch Awe are less than 15.785 m3/s.<text:s/></text:p>
          </table:table-cell>
          <table:table-cell table:number-columns-repeated="2" table:style-name="ce10"/>
          <table:table-cell table:style-name="ce12"/>
          <table:table-cell office:value-type="string" table:style-name="ce1">
            <text:p>15 April to 30 June</text:p>
          </table:table-cell>
          <table:table-cell table:number-columns-repeated="16372"/>
        </table:table-row>
        <table:table-row table:number-rows-repeated="1048532" table:style-name="ro1">
          <table:table-cell table:number-columns-repeated="16384"/>
        </table:table-row>
      </table:table>
      <table:table table:name="Release_Frequency" table:style-name="ta3">
        <table:table-column table:style-name="co20" table:default-cell-style-name="ce13"/>
        <table:table-column table:style-name="co21" table:default-cell-style-name="ce13"/>
        <table:table-column table:style-name="co22" table:default-cell-style-name="ce14"/>
        <table:table-column table:style-name="co23" table:default-cell-style-name="ce15"/>
        <table:table-column table:style-name="co24" table:default-cell-style-name="ce14"/>
        <table:table-column table:style-name="co25" table:default-cell-style-name="ce15"/>
        <table:table-column table:style-name="co26" table:default-cell-style-name="ce11"/>
        <table:table-column table:style-name="co27" table:default-cell-style-name="ce16"/>
        <table:table-column table:style-name="co28" table:default-cell-style-name="ce1"/>
        <table:table-column table:style-name="co4" table:number-columns-repeated="16375" table:default-cell-style-name="ce1"/>
        <table:table-row table:style-name="ro1">
          <table:table-cell office:value-type="string" table:style-name="ce13">
            <text:p>Authorisation</text:p>
          </table:table-cell>
          <table:table-cell office:value-type="string" table:style-name="ce13">
            <text:p>Location Description</text:p>
          </table:table-cell>
          <table:table-cell office:value-type="string" table:style-name="ce14">
            <text:p>Release Start Date</text:p>
          </table:table-cell>
          <table:table-cell office:value-type="string" table:style-name="ce15">
            <text:p>Release Start Time</text:p>
          </table:table-cell>
          <table:table-cell office:value-type="string" table:style-name="ce14">
            <text:p>Release End Date</text:p>
          </table:table-cell>
          <table:table-cell office:value-type="string" table:style-name="ce15">
            <text:p>Release End Time</text:p>
          </table:table-cell>
          <table:table-cell office:value-type="string" table:style-name="ce11">
            <text:p>Freshet Volume (m3)</text:p>
          </table:table-cell>
          <table:table-cell office:value-type="string" table:style-name="ce16">
            <text:p>Freshet Duration (hrs)</text:p>
          </table:table-cell>
          <table:table-cell table:number-columns-repeated="16376"/>
        </table:table-row>
        <table:table-row table:style-name="ro1">
          <table:table-cell office:value-type="string" table:style-name="ce13">
            <text:p>CAR/L/1011467</text:p>
          </table:table-cell>
          <table:table-cell office:value-type="string" table:style-name="ce13">
            <text:p>Beannachran - River Farrar</text:p>
          </table:table-cell>
          <table:table-cell office:value-type="date" office:date-value="2026-07-02T08:00:00" table:style-name="ce14">
            <text:p>Thursday, July 02, 2026</text:p>
          </table:table-cell>
          <table:table-cell office:value-type="time" office:time-value="PT1108928H0M0S" table:style-name="ce15">
            <text:p>8:00:00 AM</text:p>
          </table:table-cell>
          <table:table-cell office:value-type="date" office:date-value="2026-07-04T16:00:00" table:style-name="ce14">
            <text:p>Saturday, July 04, 2026</text:p>
          </table:table-cell>
          <table:table-cell office:value-type="time" office:time-value="PT1108984H0M0S" table:style-name="ce15">
            <text:p>4:00:00 PM</text:p>
          </table:table-cell>
          <table:table-cell office:value-type="float" office:value="910136" table:style-name="ce11">
            <text:p>910,136</text:p>
          </table:table-cell>
          <table:table-cell office:value-type="float" office:value="56" table:style-name="ce16">
            <text:p>56.00</text:p>
          </table:table-cell>
          <table:table-cell table:number-columns-repeated="16376"/>
        </table:table-row>
        <table:table-row table:style-name="ro1">
          <table:table-cell office:value-type="string" table:style-name="ce13">
            <text:p>CAR/L/1011467</text:p>
          </table:table-cell>
          <table:table-cell office:value-type="string" table:style-name="ce13">
            <text:p>Beannachran - River Farrar</text:p>
          </table:table-cell>
          <table:table-cell office:value-type="date" office:date-value="2026-07-09T08:00:00" table:style-name="ce14">
            <text:p>Thursday, July 09, 2026</text:p>
          </table:table-cell>
          <table:table-cell office:value-type="time" office:time-value="PT1109096H0M0S" table:style-name="ce15">
            <text:p>8:00:00 AM</text:p>
          </table:table-cell>
          <table:table-cell office:value-type="date" office:date-value="2026-07-11T16:00:00" table:style-name="ce14">
            <text:p>Saturday, July 11, 2026</text:p>
          </table:table-cell>
          <table:table-cell office:value-type="time" office:time-value="PT1109152H0M0S" table:style-name="ce15">
            <text:p>4:00:00 PM</text:p>
          </table:table-cell>
          <table:table-cell office:value-type="float" office:value="910136" table:style-name="ce11">
            <text:p>910,136</text:p>
          </table:table-cell>
          <table:table-cell office:value-type="float" office:value="56" table:style-name="ce16">
            <text:p>56.00</text:p>
          </table:table-cell>
          <table:table-cell table:number-columns-repeated="16376"/>
        </table:table-row>
        <table:table-row table:style-name="ro1">
          <table:table-cell office:value-type="string" table:style-name="ce13">
            <text:p>CAR/L/1011467</text:p>
          </table:table-cell>
          <table:table-cell office:value-type="string" table:style-name="ce13">
            <text:p>Beannachran - River Farrar</text:p>
          </table:table-cell>
          <table:table-cell office:value-type="date" office:date-value="2026-07-16T08:00:00" table:style-name="ce14">
            <text:p>Thursday, July 16, 2026</text:p>
          </table:table-cell>
          <table:table-cell office:value-type="time" office:time-value="PT1109264H0M0S" table:style-name="ce15">
            <text:p>8:00:00 AM</text:p>
          </table:table-cell>
          <table:table-cell office:value-type="date" office:date-value="2026-07-18T16:00:00" table:style-name="ce14">
            <text:p>Saturday, July 18, 2026</text:p>
          </table:table-cell>
          <table:table-cell office:value-type="time" office:time-value="PT1109320H0M0S" table:style-name="ce15">
            <text:p>4:00:00 PM</text:p>
          </table:table-cell>
          <table:table-cell office:value-type="float" office:value="910136" table:style-name="ce11">
            <text:p>910,136</text:p>
          </table:table-cell>
          <table:table-cell office:value-type="float" office:value="56" table:style-name="ce16">
            <text:p>56.00</text:p>
          </table:table-cell>
          <table:table-cell table:number-columns-repeated="16376"/>
        </table:table-row>
        <table:table-row table:style-name="ro1">
          <table:table-cell office:value-type="string" table:style-name="ce13">
            <text:p>CAR/L/1011467</text:p>
          </table:table-cell>
          <table:table-cell office:value-type="string" table:style-name="ce13">
            <text:p>Beannachran - River Farrar</text:p>
          </table:table-cell>
          <table:table-cell office:value-type="date" office:date-value="2026-07-23T08:00:00" table:style-name="ce14">
            <text:p>Thursday, July 23, 2026</text:p>
          </table:table-cell>
          <table:table-cell office:value-type="time" office:time-value="PT1109432H0M0S" table:style-name="ce15">
            <text:p>8:00:00 AM</text:p>
          </table:table-cell>
          <table:table-cell office:value-type="date" office:date-value="2026-07-25T16:00:00" table:style-name="ce14">
            <text:p>Saturday, July 25, 2026</text:p>
          </table:table-cell>
          <table:table-cell office:value-type="time" office:time-value="PT1109488H0M0S" table:style-name="ce15">
            <text:p>4:00:00 PM</text:p>
          </table:table-cell>
          <table:table-cell office:value-type="float" office:value="910136" table:style-name="ce11">
            <text:p>910,136</text:p>
          </table:table-cell>
          <table:table-cell office:value-type="float" office:value="56" table:style-name="ce16">
            <text:p>56.00</text:p>
          </table:table-cell>
          <table:table-cell table:number-columns-repeated="16376"/>
        </table:table-row>
        <table:table-row table:style-name="ro1">
          <table:table-cell office:value-type="string" table:style-name="ce13">
            <text:p>CAR/L/1011467</text:p>
          </table:table-cell>
          <table:table-cell office:value-type="string" table:style-name="ce13">
            <text:p>Beannachran - River Farrar</text:p>
          </table:table-cell>
          <table:table-cell office:value-type="date" office:date-value="2026-07-30T08:00:00" table:style-name="ce14">
            <text:p>Thursday, July 30, 2026</text:p>
          </table:table-cell>
          <table:table-cell office:value-type="time" office:time-value="PT1109600H0M0S" table:style-name="ce15">
            <text:p>8:00:00 AM</text:p>
          </table:table-cell>
          <table:table-cell office:value-type="date" office:date-value="2026-08-01T16:00:00" table:style-name="ce14">
            <text:p>Saturday, August 01, 2026</text:p>
          </table:table-cell>
          <table:table-cell office:value-type="time" office:time-value="PT1109656H0M0S" table:style-name="ce15">
            <text:p>4:00:00 PM</text:p>
          </table:table-cell>
          <table:table-cell office:value-type="float" office:value="910136" table:style-name="ce11">
            <text:p>910,136</text:p>
          </table:table-cell>
          <table:table-cell office:value-type="float" office:value="56" table:style-name="ce16">
            <text:p>56.00</text:p>
          </table:table-cell>
          <table:table-cell table:number-columns-repeated="16376"/>
        </table:table-row>
        <table:table-row table:style-name="ro1">
          <table:table-cell office:value-type="string" table:style-name="ce13">
            <text:p>CAR/L/1011467</text:p>
          </table:table-cell>
          <table:table-cell office:value-type="string" table:style-name="ce13">
            <text:p>Beannachran - River Farrar</text:p>
          </table:table-cell>
          <table:table-cell office:value-type="date" office:date-value="2026-08-06T08:00:00" table:style-name="ce14">
            <text:p>Thursday, August 06, 2026</text:p>
          </table:table-cell>
          <table:table-cell office:value-type="time" office:time-value="PT1109768H0M0S" table:style-name="ce15">
            <text:p>8:00:00 AM</text:p>
          </table:table-cell>
          <table:table-cell office:value-type="date" office:date-value="2026-08-08T16:00:00" table:style-name="ce14">
            <text:p>Saturday, August 08, 2026</text:p>
          </table:table-cell>
          <table:table-cell office:value-type="time" office:time-value="PT1109824H0M0S" table:style-name="ce15">
            <text:p>4:00:00 PM</text:p>
          </table:table-cell>
          <table:table-cell office:value-type="float" office:value="910136" table:style-name="ce11">
            <text:p>910,136</text:p>
          </table:table-cell>
          <table:table-cell office:value-type="float" office:value="56" table:style-name="ce16">
            <text:p>56.00</text:p>
          </table:table-cell>
          <table:table-cell table:number-columns-repeated="16376"/>
        </table:table-row>
        <table:table-row table:style-name="ro1">
          <table:table-cell office:value-type="string" table:style-name="ce13">
            <text:p>CAR/L/1011467</text:p>
          </table:table-cell>
          <table:table-cell office:value-type="string" table:style-name="ce13">
            <text:p>Beannachran - River Farrar</text:p>
          </table:table-cell>
          <table:table-cell office:value-type="date" office:date-value="2026-08-13T08:00:00" table:style-name="ce14">
            <text:p>Thursday, August 13, 2026</text:p>
          </table:table-cell>
          <table:table-cell office:value-type="time" office:time-value="PT1109936H0M0S" table:style-name="ce15">
            <text:p>8:00:00 AM</text:p>
          </table:table-cell>
          <table:table-cell office:value-type="date" office:date-value="2026-08-15T16:00:00" table:style-name="ce14">
            <text:p>Saturday, August 15, 2026</text:p>
          </table:table-cell>
          <table:table-cell office:value-type="time" office:time-value="PT1109992H0M0S" table:style-name="ce15">
            <text:p>4:00:00 PM</text:p>
          </table:table-cell>
          <table:table-cell office:value-type="float" office:value="910136" table:style-name="ce11">
            <text:p>910,136</text:p>
          </table:table-cell>
          <table:table-cell office:value-type="float" office:value="56" table:style-name="ce16">
            <text:p>56.00</text:p>
          </table:table-cell>
          <table:table-cell table:number-columns-repeated="16376"/>
        </table:table-row>
        <table:table-row table:style-name="ro1">
          <table:table-cell office:value-type="string" table:style-name="ce13">
            <text:p>CAR/L/1011467</text:p>
          </table:table-cell>
          <table:table-cell office:value-type="string" table:style-name="ce13">
            <text:p>Beannachran - River Farrar</text:p>
          </table:table-cell>
          <table:table-cell office:value-type="date" office:date-value="2026-08-20T08:00:00" table:style-name="ce14">
            <text:p>Thursday, August 20, 2026</text:p>
          </table:table-cell>
          <table:table-cell office:value-type="time" office:time-value="PT1110104H0M0S" table:style-name="ce15">
            <text:p>8:00:00 AM</text:p>
          </table:table-cell>
          <table:table-cell office:value-type="date" office:date-value="2026-08-22T16:00:00" table:style-name="ce14">
            <text:p>Saturday, August 22, 2026</text:p>
          </table:table-cell>
          <table:table-cell office:value-type="time" office:time-value="PT1110160H0M0S" table:style-name="ce15">
            <text:p>4:00:00 PM</text:p>
          </table:table-cell>
          <table:table-cell office:value-type="float" office:value="910136" table:style-name="ce11">
            <text:p>910,136</text:p>
          </table:table-cell>
          <table:table-cell office:value-type="float" office:value="56" table:style-name="ce16">
            <text:p>56.00</text:p>
          </table:table-cell>
          <table:table-cell table:number-columns-repeated="16376"/>
        </table:table-row>
        <table:table-row table:style-name="ro1">
          <table:table-cell office:value-type="string" table:style-name="ce13">
            <text:p>CAR/L/1011467</text:p>
          </table:table-cell>
          <table:table-cell office:value-type="string" table:style-name="ce13">
            <text:p>Beannachran - River Farrar</text:p>
          </table:table-cell>
          <table:table-cell office:value-type="date" office:date-value="2026-08-27T08:00:00" table:style-name="ce14">
            <text:p>Thursday, August 27, 2026</text:p>
          </table:table-cell>
          <table:table-cell office:value-type="time" office:time-value="PT1110272H0M0S" table:style-name="ce15">
            <text:p>8:00:00 AM</text:p>
          </table:table-cell>
          <table:table-cell office:value-type="date" office:date-value="2026-08-29T16:00:00" table:style-name="ce14">
            <text:p>Saturday, August 29, 2026</text:p>
          </table:table-cell>
          <table:table-cell office:value-type="time" office:time-value="PT1110328H0M0S" table:style-name="ce15">
            <text:p>4:00:00 PM</text:p>
          </table:table-cell>
          <table:table-cell office:value-type="float" office:value="910136" table:style-name="ce11">
            <text:p>910,136</text:p>
          </table:table-cell>
          <table:table-cell office:value-type="float" office:value="56" table:style-name="ce16">
            <text:p>56.00</text:p>
          </table:table-cell>
          <table:table-cell table:number-columns-repeated="16376"/>
        </table:table-row>
        <table:table-row table:style-name="ro1">
          <table:table-cell office:value-type="string" table:style-name="ce13">
            <text:p>CAR/L/1011467</text:p>
          </table:table-cell>
          <table:table-cell office:value-type="string" table:style-name="ce13">
            <text:p>Beannachran - River Farrar</text:p>
          </table:table-cell>
          <table:table-cell office:value-type="date" office:date-value="2026-09-03T08:00:00" table:style-name="ce14">
            <text:p>Thursday, September 03, 2026</text:p>
          </table:table-cell>
          <table:table-cell office:value-type="time" office:time-value="PT1110440H0M0S" table:style-name="ce15">
            <text:p>8:00:00 AM</text:p>
          </table:table-cell>
          <table:table-cell office:value-type="date" office:date-value="2026-09-05T16:00:00" table:style-name="ce14">
            <text:p>Saturday, September 05, 2026</text:p>
          </table:table-cell>
          <table:table-cell office:value-type="time" office:time-value="PT1110496H0M0S" table:style-name="ce15">
            <text:p>4:00:00 PM</text:p>
          </table:table-cell>
          <table:table-cell office:value-type="float" office:value="910136" table:style-name="ce11">
            <text:p>910,136</text:p>
          </table:table-cell>
          <table:table-cell office:value-type="float" office:value="56" table:style-name="ce16">
            <text:p>56.00</text:p>
          </table:table-cell>
          <table:table-cell table:number-columns-repeated="16376"/>
        </table:table-row>
        <table:table-row table:style-name="ro1">
          <table:table-cell office:value-type="string" table:style-name="ce13">
            <text:p>CAR/L/1011467</text:p>
          </table:table-cell>
          <table:table-cell office:value-type="string" table:style-name="ce13">
            <text:p>Beannachran - River Farrar</text:p>
          </table:table-cell>
          <table:table-cell office:value-type="date" office:date-value="2026-09-10T08:00:00" table:style-name="ce14">
            <text:p>Thursday, September 10, 2026</text:p>
          </table:table-cell>
          <table:table-cell office:value-type="time" office:time-value="PT1110608H0M0S" table:style-name="ce15">
            <text:p>8:00:00 AM</text:p>
          </table:table-cell>
          <table:table-cell office:value-type="date" office:date-value="2026-09-12T16:00:00" table:style-name="ce14">
            <text:p>Saturday, September 12, 2026</text:p>
          </table:table-cell>
          <table:table-cell office:value-type="time" office:time-value="PT1110664H0M0S" table:style-name="ce15">
            <text:p>4:00:00 PM</text:p>
          </table:table-cell>
          <table:table-cell office:value-type="float" office:value="910136" table:style-name="ce11">
            <text:p>910,136</text:p>
          </table:table-cell>
          <table:table-cell office:value-type="float" office:value="56" table:style-name="ce16">
            <text:p>56.00</text:p>
          </table:table-cell>
          <table:table-cell table:number-columns-repeated="16376"/>
        </table:table-row>
        <table:table-row table:style-name="ro1">
          <table:table-cell office:value-type="string" table:style-name="ce13">
            <text:p>CAR/L/1011467</text:p>
          </table:table-cell>
          <table:table-cell office:value-type="string" table:style-name="ce13">
            <text:p>Beannachran - River Farrar</text:p>
          </table:table-cell>
          <table:table-cell office:value-type="date" office:date-value="2026-09-17T08:00:00" table:style-name="ce14">
            <text:p>Thursday, September 17, 2026</text:p>
          </table:table-cell>
          <table:table-cell office:value-type="time" office:time-value="PT1110776H0M0S" table:style-name="ce15">
            <text:p>8:00:00 AM</text:p>
          </table:table-cell>
          <table:table-cell office:value-type="date" office:date-value="2026-09-19T16:00:00" table:style-name="ce14">
            <text:p>Saturday, September 19, 2026</text:p>
          </table:table-cell>
          <table:table-cell office:value-type="time" office:time-value="PT1110832H0M0S" table:style-name="ce15">
            <text:p>4:00:00 PM</text:p>
          </table:table-cell>
          <table:table-cell office:value-type="float" office:value="910136" table:style-name="ce11">
            <text:p>910,136</text:p>
          </table:table-cell>
          <table:table-cell office:value-type="float" office:value="56" table:style-name="ce16">
            <text:p>56.00</text:p>
          </table:table-cell>
          <table:table-cell table:number-columns-repeated="16376"/>
        </table:table-row>
        <table:table-row table:style-name="ro1">
          <table:table-cell office:value-type="string" table:style-name="ce13">
            <text:p>CAR/L/1011467</text:p>
          </table:table-cell>
          <table:table-cell office:value-type="string" table:style-name="ce13">
            <text:p>Beannachran - River Farrar</text:p>
          </table:table-cell>
          <table:table-cell office:value-type="date" office:date-value="2026-09-24T08:00:00" table:style-name="ce14">
            <text:p>Thursday, September 24, 2026</text:p>
          </table:table-cell>
          <table:table-cell office:value-type="time" office:time-value="PT1110944H0M0S" table:style-name="ce15">
            <text:p>8:00:00 AM</text:p>
          </table:table-cell>
          <table:table-cell office:value-type="date" office:date-value="2026-09-26T16:00:00" table:style-name="ce14">
            <text:p>Saturday, September 26, 2026</text:p>
          </table:table-cell>
          <table:table-cell office:value-type="time" office:time-value="PT1111000H0M0S" table:style-name="ce15">
            <text:p>4:00:00 PM</text:p>
          </table:table-cell>
          <table:table-cell office:value-type="float" office:value="910136" table:style-name="ce11">
            <text:p>910,136</text:p>
          </table:table-cell>
          <table:table-cell office:value-type="float" office:value="56" table:style-name="ce16">
            <text:p>56.00</text:p>
          </table:table-cell>
          <table:table-cell table:number-columns-repeated="16376"/>
        </table:table-row>
        <table:table-row table:style-name="ro1">
          <table:table-cell office:value-type="string" table:style-name="ce13">
            <text:p>CAR/L/1011467</text:p>
          </table:table-cell>
          <table:table-cell office:value-type="string" table:style-name="ce13">
            <text:p>Beannachran - River Farrar</text:p>
          </table:table-cell>
          <table:table-cell office:value-type="date" office:date-value="2026-10-01T08:00:00" table:style-name="ce14">
            <text:p>Thursday, October 01, 2026</text:p>
          </table:table-cell>
          <table:table-cell office:value-type="time" office:time-value="PT1111112H0M0S" table:style-name="ce15">
            <text:p>8:00:00 AM</text:p>
          </table:table-cell>
          <table:table-cell office:value-type="date" office:date-value="2026-10-03T16:00:00" table:style-name="ce14">
            <text:p>Saturday, October 03, 2026</text:p>
          </table:table-cell>
          <table:table-cell office:value-type="time" office:time-value="PT1111168H0M0S" table:style-name="ce15">
            <text:p>4:00:00 PM</text:p>
          </table:table-cell>
          <table:table-cell office:value-type="float" office:value="910136" table:style-name="ce11">
            <text:p>910,136</text:p>
          </table:table-cell>
          <table:table-cell office:value-type="float" office:value="56" table:style-name="ce16">
            <text:p>56.00</text:p>
          </table:table-cell>
          <table:table-cell table:number-columns-repeated="16376"/>
        </table:table-row>
        <table:table-row table:style-name="ro1">
          <table:table-cell office:value-type="string" table:style-name="ce13">
            <text:p>CAR/L/1011467</text:p>
          </table:table-cell>
          <table:table-cell office:value-type="string" table:style-name="ce13">
            <text:p>Beannachran - River Farrar</text:p>
          </table:table-cell>
          <table:table-cell office:value-type="date" office:date-value="2026-10-08T08:00:00" table:style-name="ce14">
            <text:p>Thursday, October 08, 2026</text:p>
          </table:table-cell>
          <table:table-cell office:value-type="time" office:time-value="PT1111280H0M0S" table:style-name="ce15">
            <text:p>8:00:00 AM</text:p>
          </table:table-cell>
          <table:table-cell office:value-type="date" office:date-value="2026-10-10T16:00:00" table:style-name="ce14">
            <text:p>Saturday, October 10, 2026</text:p>
          </table:table-cell>
          <table:table-cell office:value-type="time" office:time-value="PT1111336H0M0S" table:style-name="ce15">
            <text:p>4:00:00 PM</text:p>
          </table:table-cell>
          <table:table-cell office:value-type="float" office:value="910136" table:style-name="ce11">
            <text:p>910,136</text:p>
          </table:table-cell>
          <table:table-cell office:value-type="float" office:value="56" table:style-name="ce16">
            <text:p>56.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03-24T10:00:00" table:style-name="ce14">
            <text:p>Tuesday, March 24, 2026</text:p>
          </table:table-cell>
          <table:table-cell office:value-type="time" office:time-value="PT1106530H0M0S" table:style-name="ce15">
            <text:p>10:00:00 AM</text:p>
          </table:table-cell>
          <table:table-cell office:value-type="date" office:date-value="2026-03-25T10:00:00" table:style-name="ce14">
            <text:p>Wednesday, March 25, 2026</text:p>
          </table:table-cell>
          <table:table-cell office:value-type="time" office:time-value="PT1106554H0M0S" table:style-name="ce15">
            <text:p>10:00:00 AM</text:p>
          </table:table-cell>
          <table:table-cell office:value-type="float" office:value="260300" table:style-name="ce11">
            <text:p>260,3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03-31T10:00:00" table:style-name="ce14">
            <text:p>Tuesday, March 31, 2026</text:p>
          </table:table-cell>
          <table:table-cell office:value-type="time" office:time-value="PT1106698H0M0S" table:style-name="ce15">
            <text:p>10:00:00 AM</text:p>
          </table:table-cell>
          <table:table-cell office:value-type="date" office:date-value="2026-04-01T10:00:00" table:style-name="ce14">
            <text:p>Wednesday, April 01, 2026</text:p>
          </table:table-cell>
          <table:table-cell office:value-type="time" office:time-value="PT1106722H0M0S" table:style-name="ce15">
            <text:p>10:00:00 AM</text:p>
          </table:table-cell>
          <table:table-cell office:value-type="float" office:value="260300" table:style-name="ce11">
            <text:p>260,3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04-14T10:00:00" table:style-name="ce14">
            <text:p>Tuesday, April 14, 2026</text:p>
          </table:table-cell>
          <table:table-cell office:value-type="time" office:time-value="PT1107034H0M0S" table:style-name="ce15">
            <text:p>10:00:00 AM</text:p>
          </table:table-cell>
          <table:table-cell office:value-type="date" office:date-value="2026-04-15T10:00:00" table:style-name="ce14">
            <text:p>Wednesday, April 15, 2026</text:p>
          </table:table-cell>
          <table:table-cell office:value-type="time" office:time-value="PT1107058H0M0S" table:style-name="ce15">
            <text:p>10:00:00 AM</text:p>
          </table:table-cell>
          <table:table-cell office:value-type="float" office:value="260300" table:style-name="ce11">
            <text:p>260,3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04-28T10:00:00" table:style-name="ce14">
            <text:p>Tuesday, April 28, 2026</text:p>
          </table:table-cell>
          <table:table-cell office:value-type="time" office:time-value="PT1107370H0M0S" table:style-name="ce15">
            <text:p>10:00:00 AM</text:p>
          </table:table-cell>
          <table:table-cell office:value-type="date" office:date-value="2026-04-29T10:00:00" table:style-name="ce14">
            <text:p>Wednesday, April 29, 2026</text:p>
          </table:table-cell>
          <table:table-cell office:value-type="time" office:time-value="PT1107394H0M0S" table:style-name="ce15">
            <text:p>10:00:00 AM</text:p>
          </table:table-cell>
          <table:table-cell office:value-type="float" office:value="260300" table:style-name="ce11">
            <text:p>260,3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05-12T10:00:00" table:style-name="ce14">
            <text:p>Tuesday, May 12, 2026</text:p>
          </table:table-cell>
          <table:table-cell office:value-type="time" office:time-value="PT1107706H0M0S" table:style-name="ce15">
            <text:p>10:00:00 AM</text:p>
          </table:table-cell>
          <table:table-cell office:value-type="date" office:date-value="2026-05-13T10:00:00" table:style-name="ce14">
            <text:p>Wednesday, May 13, 2026</text:p>
          </table:table-cell>
          <table:table-cell office:value-type="time" office:time-value="PT1107730H0M0S" table:style-name="ce15">
            <text:p>10:00:00 AM</text:p>
          </table:table-cell>
          <table:table-cell office:value-type="float" office:value="260300" table:style-name="ce11">
            <text:p>260,3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06-09T10:00:00" table:style-name="ce14">
            <text:p>Tuesday, June 09, 2026</text:p>
          </table:table-cell>
          <table:table-cell office:value-type="time" office:time-value="PT1108378H0M0S" table:style-name="ce15">
            <text:p>10:00:00 AM</text:p>
          </table:table-cell>
          <table:table-cell office:value-type="date" office:date-value="2026-06-13T10:00:00" table:style-name="ce14">
            <text:p>Saturday, June 13, 2026</text:p>
          </table:table-cell>
          <table:table-cell office:value-type="time" office:time-value="PT1108474H0M0S" table:style-name="ce15">
            <text:p>10:00:00 AM</text:p>
          </table:table-cell>
          <table:table-cell office:value-type="float" office:value="1041200" table:style-name="ce11">
            <text:p>1,041,200</text:p>
          </table:table-cell>
          <table:table-cell office:value-type="float" office:value="96" table:style-name="ce16">
            <text:p>96.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07-14T10:00:00" table:style-name="ce14">
            <text:p>Tuesday, July 14, 2026</text:p>
          </table:table-cell>
          <table:table-cell office:value-type="time" office:time-value="PT1109218H0M0S" table:style-name="ce15">
            <text:p>10:00:00 AM</text:p>
          </table:table-cell>
          <table:table-cell office:value-type="date" office:date-value="2026-07-15T10:00:00" table:style-name="ce14">
            <text:p>Wednesday, July 15, 2026</text:p>
          </table:table-cell>
          <table:table-cell office:value-type="time" office:time-value="PT1109242H0M0S" table:style-name="ce15">
            <text:p>10:00:00 AM</text:p>
          </table:table-cell>
          <table:table-cell office:value-type="float" office:value="260300" table:style-name="ce11">
            <text:p>260,3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08-11T10:00:00" table:style-name="ce14">
            <text:p>Tuesday, August 11, 2026</text:p>
          </table:table-cell>
          <table:table-cell office:value-type="time" office:time-value="PT1109890H0M0S" table:style-name="ce15">
            <text:p>10:00:00 AM</text:p>
          </table:table-cell>
          <table:table-cell office:value-type="date" office:date-value="2026-08-12T10:00:00" table:style-name="ce14">
            <text:p>Wednesday, August 12, 2026</text:p>
          </table:table-cell>
          <table:table-cell office:value-type="time" office:time-value="PT1109914H0M0S" table:style-name="ce15">
            <text:p>10:00:00 AM</text:p>
          </table:table-cell>
          <table:table-cell office:value-type="float" office:value="260300" table:style-name="ce11">
            <text:p>260,3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09-01T10:00:00" table:style-name="ce14">
            <text:p>Tuesday, September 01, 2026</text:p>
          </table:table-cell>
          <table:table-cell office:value-type="time" office:time-value="PT1110394H0M0S" table:style-name="ce15">
            <text:p>10:00:00 AM</text:p>
          </table:table-cell>
          <table:table-cell office:value-type="date" office:date-value="2026-09-02T10:00:00" table:style-name="ce14">
            <text:p>Wednesday, September 02, 2026</text:p>
          </table:table-cell>
          <table:table-cell office:value-type="time" office:time-value="PT1110418H0M0S" table:style-name="ce15">
            <text:p>10:00:00 AM</text:p>
          </table:table-cell>
          <table:table-cell office:value-type="float" office:value="260300" table:style-name="ce11">
            <text:p>260,3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09-15T10:00:00" table:style-name="ce14">
            <text:p>Tuesday, September 15, 2026</text:p>
          </table:table-cell>
          <table:table-cell office:value-type="time" office:time-value="PT1110730H0M0S" table:style-name="ce15">
            <text:p>10:00:00 AM</text:p>
          </table:table-cell>
          <table:table-cell office:value-type="date" office:date-value="2026-09-16T10:00:00" table:style-name="ce14">
            <text:p>Wednesday, September 16, 2026</text:p>
          </table:table-cell>
          <table:table-cell office:value-type="time" office:time-value="PT1110754H0M0S" table:style-name="ce15">
            <text:p>10:00:00 AM</text:p>
          </table:table-cell>
          <table:table-cell office:value-type="float" office:value="260300" table:style-name="ce11">
            <text:p>260,3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10-06T10:00:00" table:style-name="ce14">
            <text:p>Tuesday, October 06, 2026</text:p>
          </table:table-cell>
          <table:table-cell office:value-type="time" office:time-value="PT1111234H0M0S" table:style-name="ce15">
            <text:p>10:00:00 AM</text:p>
          </table:table-cell>
          <table:table-cell office:value-type="date" office:date-value="2026-10-07T10:00:00" table:style-name="ce14">
            <text:p>Wednesday, October 07, 2026</text:p>
          </table:table-cell>
          <table:table-cell office:value-type="time" office:time-value="PT1111258H0M0S" table:style-name="ce15">
            <text:p>10:00:00 AM</text:p>
          </table:table-cell>
          <table:table-cell office:value-type="float" office:value="152500" table:style-name="ce11">
            <text:p>152,5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10-13T10:00:00" table:style-name="ce14">
            <text:p>Tuesday, October 13, 2026</text:p>
          </table:table-cell>
          <table:table-cell office:value-type="time" office:time-value="PT1111402H0M0S" table:style-name="ce15">
            <text:p>10:00:00 AM</text:p>
          </table:table-cell>
          <table:table-cell office:value-type="date" office:date-value="2026-10-14T10:00:00" table:style-name="ce14">
            <text:p>Wednesday, October 14, 2026</text:p>
          </table:table-cell>
          <table:table-cell office:value-type="time" office:time-value="PT1111426H0M0S" table:style-name="ce15">
            <text:p>10:00:00 AM</text:p>
          </table:table-cell>
          <table:table-cell office:value-type="float" office:value="193000" table:style-name="ce11">
            <text:p>193,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10-20T10:00:00" table:style-name="ce14">
            <text:p>Tuesday, October 20, 2026</text:p>
          </table:table-cell>
          <table:table-cell office:value-type="time" office:time-value="PT1111570H0M0S" table:style-name="ce15">
            <text:p>10:00:00 AM</text:p>
          </table:table-cell>
          <table:table-cell office:value-type="date" office:date-value="2026-10-21T10:00:00" table:style-name="ce14">
            <text:p>Wednesday, October 21, 2026</text:p>
          </table:table-cell>
          <table:table-cell office:value-type="time" office:time-value="PT1111594H0M0S" table:style-name="ce15">
            <text:p>10:00:00 AM</text:p>
          </table:table-cell>
          <table:table-cell office:value-type="float" office:value="152500" table:style-name="ce11">
            <text:p>152,5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10-27T10:00:00" table:style-name="ce14">
            <text:p>Tuesday, October 27, 2026</text:p>
          </table:table-cell>
          <table:table-cell office:value-type="time" office:time-value="PT1111738H0M0S" table:style-name="ce15">
            <text:p>10:00:00 AM</text:p>
          </table:table-cell>
          <table:table-cell office:value-type="date" office:date-value="2026-10-28T10:00:00" table:style-name="ce14">
            <text:p>Wednesday, October 28, 2026</text:p>
          </table:table-cell>
          <table:table-cell office:value-type="time" office:time-value="PT1111762H0M0S" table:style-name="ce15">
            <text:p>10:00:00 AM</text:p>
          </table:table-cell>
          <table:table-cell office:value-type="float" office:value="193000" table:style-name="ce11">
            <text:p>193,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11-10T10:00:00" table:style-name="ce14">
            <text:p>Tuesday, November 10, 2026</text:p>
          </table:table-cell>
          <table:table-cell office:value-type="time" office:time-value="PT1112074H0M0S" table:style-name="ce15">
            <text:p>10:00:00 AM</text:p>
          </table:table-cell>
          <table:table-cell office:value-type="date" office:date-value="2026-11-13T10:00:00" table:style-name="ce14">
            <text:p>Friday, November 13, 2026</text:p>
          </table:table-cell>
          <table:table-cell office:value-type="time" office:time-value="PT1112146H0M0S" table:style-name="ce15">
            <text:p>10:00:00 AM</text:p>
          </table:table-cell>
          <table:table-cell office:value-type="float" office:value="780900" table:style-name="ce11">
            <text:p>780,900</text:p>
          </table:table-cell>
          <table:table-cell office:value-type="float" office:value="72" table:style-name="ce16">
            <text:p>72.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11-17T10:00:00" table:style-name="ce14">
            <text:p>Tuesday, November 17, 2026</text:p>
          </table:table-cell>
          <table:table-cell office:value-type="time" office:time-value="PT1112242H0M0S" table:style-name="ce15">
            <text:p>10:00:00 AM</text:p>
          </table:table-cell>
          <table:table-cell office:value-type="date" office:date-value="2026-11-20T10:00:00" table:style-name="ce14">
            <text:p>Friday, November 20, 2026</text:p>
          </table:table-cell>
          <table:table-cell office:value-type="time" office:time-value="PT1112314H0M0S" table:style-name="ce15">
            <text:p>10:00:00 AM</text:p>
          </table:table-cell>
          <table:table-cell office:value-type="float" office:value="780900" table:style-name="ce11">
            <text:p>780,900</text:p>
          </table:table-cell>
          <table:table-cell office:value-type="float" office:value="72" table:style-name="ce16">
            <text:p>72.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11-24T10:00:00" table:style-name="ce14">
            <text:p>Tuesday, November 24, 2026</text:p>
          </table:table-cell>
          <table:table-cell office:value-type="time" office:time-value="PT1112410H0M0S" table:style-name="ce15">
            <text:p>10:00:00 AM</text:p>
          </table:table-cell>
          <table:table-cell office:value-type="date" office:date-value="2026-11-27T10:00:00" table:style-name="ce14">
            <text:p>Friday, November 27, 2026</text:p>
          </table:table-cell>
          <table:table-cell office:value-type="time" office:time-value="PT1112482H0M0S" table:style-name="ce15">
            <text:p>10:00:00 AM</text:p>
          </table:table-cell>
          <table:table-cell office:value-type="float" office:value="780900" table:style-name="ce11">
            <text:p>780,900</text:p>
          </table:table-cell>
          <table:table-cell office:value-type="float" office:value="72" table:style-name="ce16">
            <text:p>72.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12-01T10:00:00" table:style-name="ce14">
            <text:p>Tuesday, December 01, 2026</text:p>
          </table:table-cell>
          <table:table-cell office:value-type="time" office:time-value="PT1112578H0M0S" table:style-name="ce15">
            <text:p>10:00:00 AM</text:p>
          </table:table-cell>
          <table:table-cell office:value-type="date" office:date-value="2026-12-04T10:00:00" table:style-name="ce14">
            <text:p>Friday, December 04, 2026</text:p>
          </table:table-cell>
          <table:table-cell office:value-type="time" office:time-value="PT1112650H0M0S" table:style-name="ce15">
            <text:p>10:00:00 AM</text:p>
          </table:table-cell>
          <table:table-cell office:value-type="float" office:value="780900" table:style-name="ce11">
            <text:p>780,900</text:p>
          </table:table-cell>
          <table:table-cell office:value-type="float" office:value="72" table:style-name="ce16">
            <text:p>72.00</text:p>
          </table:table-cell>
          <table:table-cell table:number-columns-repeated="16376"/>
        </table:table-row>
        <table:table-row table:style-name="ro1">
          <table:table-cell office:value-type="string" table:style-name="ce13">
            <text:p>CAR/L/1011471</text:p>
          </table:table-cell>
          <table:table-cell office:value-type="string" table:style-name="ce13">
            <text:p>Cluanie - River Moriston</text:p>
          </table:table-cell>
          <table:table-cell office:value-type="date" office:date-value="2026-12-08T10:00:00" table:style-name="ce14">
            <text:p>Tuesday, December 08, 2026</text:p>
          </table:table-cell>
          <table:table-cell office:value-type="time" office:time-value="PT1112746H0M0S" table:style-name="ce15">
            <text:p>10:00:00 AM</text:p>
          </table:table-cell>
          <table:table-cell office:value-type="date" office:date-value="2026-12-09T10:00:00" table:style-name="ce14">
            <text:p>Wednesday, December 09, 2026</text:p>
          </table:table-cell>
          <table:table-cell office:value-type="time" office:time-value="PT1112770H0M0S" table:style-name="ce15">
            <text:p>10:00:00 AM</text:p>
          </table:table-cell>
          <table:table-cell office:value-type="float" office:value="260300" table:style-name="ce11">
            <text:p>260,3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6-05T16:00:00" table:style-name="ce14">
            <text:p>Friday, June 05, 2026</text:p>
          </table:table-cell>
          <table:table-cell office:value-type="time" office:time-value="PT1108288H0M0S" table:style-name="ce15">
            <text:p>4:00:00 PM</text:p>
          </table:table-cell>
          <table:table-cell office:value-type="date" office:date-value="2026-06-08T08:00:00" table:style-name="ce14">
            <text:p>Monday, June 08, 2026</text:p>
          </table:table-cell>
          <table:table-cell office:value-type="time" office:time-value="PT1108352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6-12T16:00:00" table:style-name="ce14">
            <text:p>Friday, June 12, 2026</text:p>
          </table:table-cell>
          <table:table-cell office:value-type="time" office:time-value="PT1108456H0M0S" table:style-name="ce15">
            <text:p>4:00:00 PM</text:p>
          </table:table-cell>
          <table:table-cell office:value-type="date" office:date-value="2026-06-15T08:00:00" table:style-name="ce14">
            <text:p>Monday, June 15, 2026</text:p>
          </table:table-cell>
          <table:table-cell office:value-type="time" office:time-value="PT1108520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6-19T16:00:00" table:style-name="ce14">
            <text:p>Friday, June 19, 2026</text:p>
          </table:table-cell>
          <table:table-cell office:value-type="time" office:time-value="PT1108624H0M0S" table:style-name="ce15">
            <text:p>4:00:00 PM</text:p>
          </table:table-cell>
          <table:table-cell office:value-type="date" office:date-value="2026-06-22T08:00:00" table:style-name="ce14">
            <text:p>Monday, June 22, 2026</text:p>
          </table:table-cell>
          <table:table-cell office:value-type="time" office:time-value="PT1108688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6-26T16:00:00" table:style-name="ce14">
            <text:p>Friday, June 26, 2026</text:p>
          </table:table-cell>
          <table:table-cell office:value-type="time" office:time-value="PT1108792H0M0S" table:style-name="ce15">
            <text:p>4:00:00 PM</text:p>
          </table:table-cell>
          <table:table-cell office:value-type="date" office:date-value="2026-06-29T08:00:00" table:style-name="ce14">
            <text:p>Monday, June 29, 2026</text:p>
          </table:table-cell>
          <table:table-cell office:value-type="time" office:time-value="PT1108856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7-03T16:00:00" table:style-name="ce14">
            <text:p>Friday, July 03, 2026</text:p>
          </table:table-cell>
          <table:table-cell office:value-type="time" office:time-value="PT1108960H0M0S" table:style-name="ce15">
            <text:p>4:00:00 PM</text:p>
          </table:table-cell>
          <table:table-cell office:value-type="date" office:date-value="2026-07-06T08:00:00" table:style-name="ce14">
            <text:p>Monday, July 06, 2026</text:p>
          </table:table-cell>
          <table:table-cell office:value-type="time" office:time-value="PT1109024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7-10T16:00:00" table:style-name="ce14">
            <text:p>Friday, July 10, 2026</text:p>
          </table:table-cell>
          <table:table-cell office:value-type="time" office:time-value="PT1109128H0M0S" table:style-name="ce15">
            <text:p>4:00:00 PM</text:p>
          </table:table-cell>
          <table:table-cell office:value-type="date" office:date-value="2026-07-13T08:00:00" table:style-name="ce14">
            <text:p>Monday, July 13, 2026</text:p>
          </table:table-cell>
          <table:table-cell office:value-type="time" office:time-value="PT1109192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7-17T16:00:00" table:style-name="ce14">
            <text:p>Friday, July 17, 2026</text:p>
          </table:table-cell>
          <table:table-cell office:value-type="time" office:time-value="PT1109296H0M0S" table:style-name="ce15">
            <text:p>4:00:00 PM</text:p>
          </table:table-cell>
          <table:table-cell office:value-type="date" office:date-value="2026-07-20T08:00:00" table:style-name="ce14">
            <text:p>Monday, July 20, 2026</text:p>
          </table:table-cell>
          <table:table-cell office:value-type="time" office:time-value="PT1109360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7-24T16:00:00" table:style-name="ce14">
            <text:p>Friday, July 24, 2026</text:p>
          </table:table-cell>
          <table:table-cell office:value-type="time" office:time-value="PT1109464H0M0S" table:style-name="ce15">
            <text:p>4:00:00 PM</text:p>
          </table:table-cell>
          <table:table-cell office:value-type="date" office:date-value="2026-07-27T08:00:00" table:style-name="ce14">
            <text:p>Monday, July 27, 2026</text:p>
          </table:table-cell>
          <table:table-cell office:value-type="time" office:time-value="PT1109528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7-31T16:00:00" table:style-name="ce14">
            <text:p>Friday, July 31, 2026</text:p>
          </table:table-cell>
          <table:table-cell office:value-type="time" office:time-value="PT1109632H0M0S" table:style-name="ce15">
            <text:p>4:00:00 PM</text:p>
          </table:table-cell>
          <table:table-cell office:value-type="date" office:date-value="2026-08-03T08:00:00" table:style-name="ce14">
            <text:p>Monday, August 03, 2026</text:p>
          </table:table-cell>
          <table:table-cell office:value-type="time" office:time-value="PT1109696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8-07T16:00:00" table:style-name="ce14">
            <text:p>Friday, August 07, 2026</text:p>
          </table:table-cell>
          <table:table-cell office:value-type="time" office:time-value="PT1109800H0M0S" table:style-name="ce15">
            <text:p>4:00:00 PM</text:p>
          </table:table-cell>
          <table:table-cell office:value-type="date" office:date-value="2026-08-10T08:00:00" table:style-name="ce14">
            <text:p>Monday, August 10, 2026</text:p>
          </table:table-cell>
          <table:table-cell office:value-type="time" office:time-value="PT1109864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8-14T16:00:00" table:style-name="ce14">
            <text:p>Friday, August 14, 2026</text:p>
          </table:table-cell>
          <table:table-cell office:value-type="time" office:time-value="PT1109968H0M0S" table:style-name="ce15">
            <text:p>4:00:00 PM</text:p>
          </table:table-cell>
          <table:table-cell office:value-type="date" office:date-value="2026-08-17T08:00:00" table:style-name="ce14">
            <text:p>Monday, August 17, 2026</text:p>
          </table:table-cell>
          <table:table-cell office:value-type="time" office:time-value="PT1110032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8-21T16:00:00" table:style-name="ce14">
            <text:p>Friday, August 21, 2026</text:p>
          </table:table-cell>
          <table:table-cell office:value-type="time" office:time-value="PT1110136H0M0S" table:style-name="ce15">
            <text:p>4:00:00 PM</text:p>
          </table:table-cell>
          <table:table-cell office:value-type="date" office:date-value="2026-08-24T08:00:00" table:style-name="ce14">
            <text:p>Monday, August 24, 2026</text:p>
          </table:table-cell>
          <table:table-cell office:value-type="time" office:time-value="PT1110200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8-28T16:00:00" table:style-name="ce14">
            <text:p>Friday, August 28, 2026</text:p>
          </table:table-cell>
          <table:table-cell office:value-type="time" office:time-value="PT1110304H0M0S" table:style-name="ce15">
            <text:p>4:00:00 PM</text:p>
          </table:table-cell>
          <table:table-cell office:value-type="date" office:date-value="2026-08-31T08:00:00" table:style-name="ce14">
            <text:p>Monday, August 31, 2026</text:p>
          </table:table-cell>
          <table:table-cell office:value-type="time" office:time-value="PT1110368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9-04T16:00:00" table:style-name="ce14">
            <text:p>Friday, September 04, 2026</text:p>
          </table:table-cell>
          <table:table-cell office:value-type="time" office:time-value="PT1110472H0M0S" table:style-name="ce15">
            <text:p>4:00:00 PM</text:p>
          </table:table-cell>
          <table:table-cell office:value-type="date" office:date-value="2026-09-07T08:00:00" table:style-name="ce14">
            <text:p>Monday, September 07, 2026</text:p>
          </table:table-cell>
          <table:table-cell office:value-type="time" office:time-value="PT1110536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9-11T16:00:00" table:style-name="ce14">
            <text:p>Friday, September 11, 2026</text:p>
          </table:table-cell>
          <table:table-cell office:value-type="time" office:time-value="PT1110640H0M0S" table:style-name="ce15">
            <text:p>4:00:00 PM</text:p>
          </table:table-cell>
          <table:table-cell office:value-type="date" office:date-value="2026-09-14T08:00:00" table:style-name="ce14">
            <text:p>Monday, September 14, 2026</text:p>
          </table:table-cell>
          <table:table-cell office:value-type="time" office:time-value="PT1110704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9-18T16:00:00" table:style-name="ce14">
            <text:p>Friday, September 18, 2026</text:p>
          </table:table-cell>
          <table:table-cell office:value-type="time" office:time-value="PT1110808H0M0S" table:style-name="ce15">
            <text:p>4:00:00 PM</text:p>
          </table:table-cell>
          <table:table-cell office:value-type="date" office:date-value="2026-09-21T08:00:00" table:style-name="ce14">
            <text:p>Monday, September 21, 2026</text:p>
          </table:table-cell>
          <table:table-cell office:value-type="time" office:time-value="PT1110872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Clunie - River Tummel</text:p>
          </table:table-cell>
          <table:table-cell office:value-type="date" office:date-value="2026-09-25T16:00:00" table:style-name="ce14">
            <text:p>Friday, September 25, 2026</text:p>
          </table:table-cell>
          <table:table-cell office:value-type="time" office:time-value="PT1110976H0M0S" table:style-name="ce15">
            <text:p>4:00:00 PM</text:p>
          </table:table-cell>
          <table:table-cell office:value-type="date" office:date-value="2026-09-28T08:00:00" table:style-name="ce14">
            <text:p>Monday, September 28, 2026</text:p>
          </table:table-cell>
          <table:table-cell office:value-type="time" office:time-value="PT1111040H0M0S" table:style-name="ce15">
            <text:p>8:00:00 AM</text:p>
          </table:table-cell>
          <table:table-cell office:value-type="float" office:value="842364" table:style-name="ce11">
            <text:p>842,364</text:p>
          </table:table-cell>
          <table:table-cell office:value-type="float" office:value="64" table:style-name="ce16">
            <text:p>64.00</text:p>
          </table:table-cell>
          <table:table-cell table:number-columns-repeated="16376"/>
        </table:table-row>
        <table:table-row table:style-name="ro1">
          <table:table-cell office:value-type="string" table:style-name="ce13">
            <text:p>CAR/L/1011485</text:p>
          </table:table-cell>
          <table:table-cell office:value-type="string" table:style-name="ce13">
            <text:p>Dunalastair</text:p>
          </table:table-cell>
          <table:table-cell office:value-type="date" office:date-value="2026-05-27T14:00:00" table:style-name="ce14">
            <text:p>Wednesday, May 27, 2026</text:p>
          </table:table-cell>
          <table:table-cell office:value-type="time" office:time-value="PT1108070H0M0S" table:style-name="ce15">
            <text:p>2:00:00 PM</text:p>
          </table:table-cell>
          <table:table-cell office:value-type="date" office:date-value="2026-05-29T13:00:00" table:style-name="ce14">
            <text:p>Friday, May 29, 2026</text:p>
          </table:table-cell>
          <table:table-cell office:value-type="time" office:time-value="PT1108117H0M0S" table:style-name="ce15">
            <text:p>1:00:00 PM</text:p>
          </table:table-cell>
          <table:table-cell office:value-type="float" office:value="811500" table:style-name="ce11">
            <text:p>811,500</text:p>
          </table:table-cell>
          <table:table-cell office:value-type="float" office:value="47" table:style-name="ce16">
            <text:p>47.00</text:p>
          </table:table-cell>
          <table:table-cell table:number-columns-repeated="16376"/>
        </table:table-row>
        <table:table-row table:style-name="ro1">
          <table:table-cell office:value-type="string" table:style-name="ce13">
            <text:p>CAR/L/1011485</text:p>
          </table:table-cell>
          <table:table-cell office:value-type="string" table:style-name="ce13">
            <text:p>Dunalastair</text:p>
          </table:table-cell>
          <table:table-cell office:value-type="date" office:date-value="2026-06-05T14:00:00" table:style-name="ce14">
            <text:p>Friday, June 05, 2026</text:p>
          </table:table-cell>
          <table:table-cell office:value-type="time" office:time-value="PT1108286H0M0S" table:style-name="ce15">
            <text:p>2:00:00 PM</text:p>
          </table:table-cell>
          <table:table-cell office:value-type="date" office:date-value="2026-06-07T13:00:00" table:style-name="ce14">
            <text:p>Sunday, June 07, 2026</text:p>
          </table:table-cell>
          <table:table-cell office:value-type="time" office:time-value="PT1108333H0M0S" table:style-name="ce15">
            <text:p>1:00:00 PM</text:p>
          </table:table-cell>
          <table:table-cell office:value-type="float" office:value="811500" table:style-name="ce11">
            <text:p>811,500</text:p>
          </table:table-cell>
          <table:table-cell office:value-type="float" office:value="47" table:style-name="ce16">
            <text:p>47.00</text:p>
          </table:table-cell>
          <table:table-cell table:number-columns-repeated="16376"/>
        </table:table-row>
        <table:table-row table:style-name="ro1">
          <table:table-cell office:value-type="string" table:style-name="ce13">
            <text:p>CAR/L/1011485</text:p>
          </table:table-cell>
          <table:table-cell office:value-type="string" table:style-name="ce13">
            <text:p>Dunalastair</text:p>
          </table:table-cell>
          <table:table-cell office:value-type="date" office:date-value="2026-06-17T14:00:00" table:style-name="ce14">
            <text:p>Wednesday, June 17, 2026</text:p>
          </table:table-cell>
          <table:table-cell office:value-type="time" office:time-value="PT1108574H0M0S" table:style-name="ce15">
            <text:p>2:00:00 PM</text:p>
          </table:table-cell>
          <table:table-cell office:value-type="date" office:date-value="2026-06-19T13:00:00" table:style-name="ce14">
            <text:p>Friday, June 19, 2026</text:p>
          </table:table-cell>
          <table:table-cell office:value-type="time" office:time-value="PT1108621H0M0S" table:style-name="ce15">
            <text:p>1:00:00 PM</text:p>
          </table:table-cell>
          <table:table-cell office:value-type="float" office:value="811500" table:style-name="ce11">
            <text:p>811,500</text:p>
          </table:table-cell>
          <table:table-cell office:value-type="float" office:value="47" table:style-name="ce16">
            <text:p>47.00</text:p>
          </table:table-cell>
          <table:table-cell table:number-columns-repeated="16376"/>
        </table:table-row>
        <table:table-row table:style-name="ro1">
          <table:table-cell office:value-type="string" table:style-name="ce13">
            <text:p>CAR/L/1011485</text:p>
          </table:table-cell>
          <table:table-cell office:value-type="string" table:style-name="ce13">
            <text:p>Dunalastair</text:p>
          </table:table-cell>
          <table:table-cell office:value-type="date" office:date-value="2026-06-29T14:00:00" table:style-name="ce14">
            <text:p>Monday, June 29, 2026</text:p>
          </table:table-cell>
          <table:table-cell office:value-type="time" office:time-value="PT1108862H0M0S" table:style-name="ce15">
            <text:p>2:00:00 PM</text:p>
          </table:table-cell>
          <table:table-cell office:value-type="date" office:date-value="2026-07-01T13:00:00" table:style-name="ce14">
            <text:p>Wednesday, July 01, 2026</text:p>
          </table:table-cell>
          <table:table-cell office:value-type="time" office:time-value="PT1108909H0M0S" table:style-name="ce15">
            <text:p>1:00:00 PM</text:p>
          </table:table-cell>
          <table:table-cell office:value-type="float" office:value="811500" table:style-name="ce11">
            <text:p>811,500</text:p>
          </table:table-cell>
          <table:table-cell office:value-type="float" office:value="47" table:style-name="ce16">
            <text:p>47.00</text:p>
          </table:table-cell>
          <table:table-cell table:number-columns-repeated="16376"/>
        </table:table-row>
        <table:table-row table:style-name="ro1">
          <table:table-cell office:value-type="string" table:style-name="ce13">
            <text:p>CAR/L/1011485</text:p>
          </table:table-cell>
          <table:table-cell office:value-type="string" table:style-name="ce13">
            <text:p>Dunalastair</text:p>
          </table:table-cell>
          <table:table-cell office:value-type="date" office:date-value="2026-07-10T14:00:00" table:style-name="ce14">
            <text:p>Friday, July 10, 2026</text:p>
          </table:table-cell>
          <table:table-cell office:value-type="time" office:time-value="PT1109126H0M0S" table:style-name="ce15">
            <text:p>2:00:00 PM</text:p>
          </table:table-cell>
          <table:table-cell office:value-type="date" office:date-value="2026-07-12T13:00:00" table:style-name="ce14">
            <text:p>Sunday, July 12, 2026</text:p>
          </table:table-cell>
          <table:table-cell office:value-type="time" office:time-value="PT1109173H0M0S" table:style-name="ce15">
            <text:p>1:00:00 PM</text:p>
          </table:table-cell>
          <table:table-cell office:value-type="float" office:value="811500" table:style-name="ce11">
            <text:p>811,500</text:p>
          </table:table-cell>
          <table:table-cell office:value-type="float" office:value="47" table:style-name="ce16">
            <text:p>47.00</text:p>
          </table:table-cell>
          <table:table-cell table:number-columns-repeated="16376"/>
        </table:table-row>
        <table:table-row table:style-name="ro1">
          <table:table-cell office:value-type="string" table:style-name="ce13">
            <text:p>CAR/L/1011485</text:p>
          </table:table-cell>
          <table:table-cell office:value-type="string" table:style-name="ce13">
            <text:p>Dunalastair</text:p>
          </table:table-cell>
          <table:table-cell office:value-type="date" office:date-value="2026-07-20T14:00:00" table:style-name="ce14">
            <text:p>Monday, July 20, 2026</text:p>
          </table:table-cell>
          <table:table-cell office:value-type="time" office:time-value="PT1109366H0M0S" table:style-name="ce15">
            <text:p>2:00:00 PM</text:p>
          </table:table-cell>
          <table:table-cell office:value-type="date" office:date-value="2026-07-22T13:00:00" table:style-name="ce14">
            <text:p>Wednesday, July 22, 2026</text:p>
          </table:table-cell>
          <table:table-cell office:value-type="time" office:time-value="PT1109413H0M0S" table:style-name="ce15">
            <text:p>1:00:00 PM</text:p>
          </table:table-cell>
          <table:table-cell office:value-type="float" office:value="811500" table:style-name="ce11">
            <text:p>811,500</text:p>
          </table:table-cell>
          <table:table-cell office:value-type="float" office:value="47" table:style-name="ce16">
            <text:p>47.00</text:p>
          </table:table-cell>
          <table:table-cell table:number-columns-repeated="16376"/>
        </table:table-row>
        <table:table-row table:style-name="ro1">
          <table:table-cell office:value-type="string" table:style-name="ce13">
            <text:p>CAR/L/1011485</text:p>
          </table:table-cell>
          <table:table-cell office:value-type="string" table:style-name="ce13">
            <text:p>Dunalastair</text:p>
          </table:table-cell>
          <table:table-cell office:value-type="date" office:date-value="2026-07-29T14:00:00" table:style-name="ce14">
            <text:p>Wednesday, July 29, 2026</text:p>
          </table:table-cell>
          <table:table-cell office:value-type="time" office:time-value="PT1109582H0M0S" table:style-name="ce15">
            <text:p>2:00:00 PM</text:p>
          </table:table-cell>
          <table:table-cell office:value-type="date" office:date-value="2026-07-31T13:00:00" table:style-name="ce14">
            <text:p>Friday, July 31, 2026</text:p>
          </table:table-cell>
          <table:table-cell office:value-type="time" office:time-value="PT1109629H0M0S" table:style-name="ce15">
            <text:p>1:00:00 PM</text:p>
          </table:table-cell>
          <table:table-cell office:value-type="float" office:value="811500" table:style-name="ce11">
            <text:p>811,500</text:p>
          </table:table-cell>
          <table:table-cell office:value-type="float" office:value="47" table:style-name="ce16">
            <text:p>47.00</text:p>
          </table:table-cell>
          <table:table-cell table:number-columns-repeated="16376"/>
        </table:table-row>
        <table:table-row table:style-name="ro1">
          <table:table-cell office:value-type="string" table:style-name="ce13">
            <text:p>CAR/L/1011485</text:p>
          </table:table-cell>
          <table:table-cell office:value-type="string" table:style-name="ce13">
            <text:p>Dunalastair</text:p>
          </table:table-cell>
          <table:table-cell office:value-type="date" office:date-value="2026-08-07T14:00:00" table:style-name="ce14">
            <text:p>Friday, August 07, 2026</text:p>
          </table:table-cell>
          <table:table-cell office:value-type="time" office:time-value="PT1109798H0M0S" table:style-name="ce15">
            <text:p>2:00:00 PM</text:p>
          </table:table-cell>
          <table:table-cell office:value-type="date" office:date-value="2026-08-09T13:00:00" table:style-name="ce14">
            <text:p>Sunday, August 09, 2026</text:p>
          </table:table-cell>
          <table:table-cell office:value-type="time" office:time-value="PT1109845H0M0S" table:style-name="ce15">
            <text:p>1:00:00 PM</text:p>
          </table:table-cell>
          <table:table-cell office:value-type="float" office:value="811500" table:style-name="ce11">
            <text:p>811,500</text:p>
          </table:table-cell>
          <table:table-cell office:value-type="float" office:value="47" table:style-name="ce16">
            <text:p>47.00</text:p>
          </table:table-cell>
          <table:table-cell table:number-columns-repeated="16376"/>
        </table:table-row>
        <table:table-row table:style-name="ro1">
          <table:table-cell office:value-type="string" table:style-name="ce13">
            <text:p>CAR/L/1011485</text:p>
          </table:table-cell>
          <table:table-cell office:value-type="string" table:style-name="ce13">
            <text:p>Dunalastair</text:p>
          </table:table-cell>
          <table:table-cell office:value-type="date" office:date-value="2026-08-19T14:00:00" table:style-name="ce14">
            <text:p>Wednesday, August 19, 2026</text:p>
          </table:table-cell>
          <table:table-cell office:value-type="time" office:time-value="PT1110086H0M0S" table:style-name="ce15">
            <text:p>2:00:00 PM</text:p>
          </table:table-cell>
          <table:table-cell office:value-type="date" office:date-value="2026-08-21T13:00:00" table:style-name="ce14">
            <text:p>Friday, August 21, 2026</text:p>
          </table:table-cell>
          <table:table-cell office:value-type="time" office:time-value="PT1110133H0M0S" table:style-name="ce15">
            <text:p>1:00:00 PM</text:p>
          </table:table-cell>
          <table:table-cell office:value-type="float" office:value="811500" table:style-name="ce11">
            <text:p>811,500</text:p>
          </table:table-cell>
          <table:table-cell office:value-type="float" office:value="47" table:style-name="ce16">
            <text:p>47.00</text:p>
          </table:table-cell>
          <table:table-cell table:number-columns-repeated="16376"/>
        </table:table-row>
        <table:table-row table:style-name="ro1">
          <table:table-cell office:value-type="string" table:style-name="ce13">
            <text:p>CAR/L/1011485</text:p>
          </table:table-cell>
          <table:table-cell office:value-type="string" table:style-name="ce13">
            <text:p>Dunalastair</text:p>
          </table:table-cell>
          <table:table-cell office:value-type="date" office:date-value="2026-08-31T14:00:00" table:style-name="ce14">
            <text:p>Monday, August 31, 2026</text:p>
          </table:table-cell>
          <table:table-cell office:value-type="time" office:time-value="PT1110374H0M0S" table:style-name="ce15">
            <text:p>2:00:00 PM</text:p>
          </table:table-cell>
          <table:table-cell office:value-type="date" office:date-value="2026-09-02T13:00:00" table:style-name="ce14">
            <text:p>Wednesday, September 02, 2026</text:p>
          </table:table-cell>
          <table:table-cell office:value-type="time" office:time-value="PT1110421H0M0S" table:style-name="ce15">
            <text:p>1:00:00 PM</text:p>
          </table:table-cell>
          <table:table-cell office:value-type="float" office:value="811500" table:style-name="ce11">
            <text:p>811,500</text:p>
          </table:table-cell>
          <table:table-cell office:value-type="float" office:value="47" table:style-name="ce16">
            <text:p>47.00</text:p>
          </table:table-cell>
          <table:table-cell table:number-columns-repeated="16376"/>
        </table:table-row>
        <table:table-row table:style-name="ro1">
          <table:table-cell office:value-type="string" table:style-name="ce13">
            <text:p>CAR/L/1011485</text:p>
          </table:table-cell>
          <table:table-cell office:value-type="string" table:style-name="ce13">
            <text:p>Dunalastair</text:p>
          </table:table-cell>
          <table:table-cell office:value-type="date" office:date-value="2026-09-11T14:00:00" table:style-name="ce14">
            <text:p>Friday, September 11, 2026</text:p>
          </table:table-cell>
          <table:table-cell office:value-type="time" office:time-value="PT1110638H0M0S" table:style-name="ce15">
            <text:p>2:00:00 PM</text:p>
          </table:table-cell>
          <table:table-cell office:value-type="date" office:date-value="2026-09-13T13:00:00" table:style-name="ce14">
            <text:p>Sunday, September 13, 2026</text:p>
          </table:table-cell>
          <table:table-cell office:value-type="time" office:time-value="PT1110685H0M0S" table:style-name="ce15">
            <text:p>1:00:00 PM</text:p>
          </table:table-cell>
          <table:table-cell office:value-type="float" office:value="811500" table:style-name="ce11">
            <text:p>811,500</text:p>
          </table:table-cell>
          <table:table-cell office:value-type="float" office:value="47" table:style-name="ce16">
            <text:p>47.00</text:p>
          </table:table-cell>
          <table:table-cell table:number-columns-repeated="16376"/>
        </table:table-row>
        <table:table-row table:style-name="ro1">
          <table:table-cell office:value-type="string" table:style-name="ce13">
            <text:p>CAR/L/1011485</text:p>
          </table:table-cell>
          <table:table-cell office:value-type="string" table:style-name="ce13">
            <text:p>Dunalastair</text:p>
          </table:table-cell>
          <table:table-cell office:value-type="date" office:date-value="2026-09-21T14:00:00" table:style-name="ce14">
            <text:p>Monday, September 21, 2026</text:p>
          </table:table-cell>
          <table:table-cell office:value-type="time" office:time-value="PT1110878H0M0S" table:style-name="ce15">
            <text:p>2:00:00 PM</text:p>
          </table:table-cell>
          <table:table-cell office:value-type="date" office:date-value="2026-09-23T13:00:00" table:style-name="ce14">
            <text:p>Wednesday, September 23, 2026</text:p>
          </table:table-cell>
          <table:table-cell office:value-type="time" office:time-value="PT1110925H0M0S" table:style-name="ce15">
            <text:p>1:00:00 PM</text:p>
          </table:table-cell>
          <table:table-cell office:value-type="float" office:value="811500" table:style-name="ce11">
            <text:p>811,500</text:p>
          </table:table-cell>
          <table:table-cell office:value-type="float" office:value="47" table:style-name="ce16">
            <text:p>47.00</text:p>
          </table:table-cell>
          <table:table-cell table:number-columns-repeated="16376"/>
        </table:table-row>
        <table:table-row table:style-name="ro1">
          <table:table-cell office:value-type="string" table:style-name="ce13">
            <text:p>CAR/L/1011485</text:p>
          </table:table-cell>
          <table:table-cell office:value-type="string" table:style-name="ce13">
            <text:p>Dunalastair</text:p>
          </table:table-cell>
          <table:table-cell office:value-type="date" office:date-value="2026-09-30T14:00:00" table:style-name="ce14">
            <text:p>Wednesday, September 30, 2026</text:p>
          </table:table-cell>
          <table:table-cell office:value-type="time" office:time-value="PT1111094H0M0S" table:style-name="ce15">
            <text:p>2:00:00 PM</text:p>
          </table:table-cell>
          <table:table-cell office:value-type="date" office:date-value="2026-10-02T13:00:00" table:style-name="ce14">
            <text:p>Friday, October 02, 2026</text:p>
          </table:table-cell>
          <table:table-cell office:value-type="time" office:time-value="PT1111141H0M0S" table:style-name="ce15">
            <text:p>1:00:00 PM</text:p>
          </table:table-cell>
          <table:table-cell office:value-type="float" office:value="811500" table:style-name="ce11">
            <text:p>811,500</text:p>
          </table:table-cell>
          <table:table-cell office:value-type="float" office:value="47" table:style-name="ce16">
            <text:p>47.00</text:p>
          </table:table-cell>
          <table:table-cell table:number-columns-repeated="16376"/>
        </table:table-row>
        <table:table-row table:style-name="ro1">
          <table:table-cell office:value-type="string" table:style-name="ce13">
            <text:p>CAR/L/1011485</text:p>
          </table:table-cell>
          <table:table-cell office:value-type="string" table:style-name="ce13">
            <text:p>Dunalastair</text:p>
          </table:table-cell>
          <table:table-cell office:value-type="date" office:date-value="2026-10-12T14:00:00" table:style-name="ce14">
            <text:p>Monday, October 12, 2026</text:p>
          </table:table-cell>
          <table:table-cell office:value-type="time" office:time-value="PT1111382H0M0S" table:style-name="ce15">
            <text:p>2:00:00 PM</text:p>
          </table:table-cell>
          <table:table-cell office:value-type="date" office:date-value="2026-10-14T13:00:00" table:style-name="ce14">
            <text:p>Wednesday, October 14, 2026</text:p>
          </table:table-cell>
          <table:table-cell office:value-type="time" office:time-value="PT1111429H0M0S" table:style-name="ce15">
            <text:p>1:00:00 PM</text:p>
          </table:table-cell>
          <table:table-cell office:value-type="float" office:value="811500" table:style-name="ce11">
            <text:p>811,500</text:p>
          </table:table-cell>
          <table:table-cell office:value-type="float" office:value="47" table:style-name="ce16">
            <text:p>47.00</text:p>
          </table:table-cell>
          <table:table-cell table:number-columns-repeated="16376"/>
        </table:table-row>
        <table:table-row table:style-name="ro1">
          <table:table-cell office:value-type="string" table:style-name="ce13">
            <text:p>CAR/L/1011485</text:p>
          </table:table-cell>
          <table:table-cell office:value-type="string" table:style-name="ce13">
            <text:p>Dunalastair</text:p>
          </table:table-cell>
          <table:table-cell office:value-type="date" office:date-value="2026-10-23T14:00:00" table:style-name="ce14">
            <text:p>Friday, October 23, 2026</text:p>
          </table:table-cell>
          <table:table-cell office:value-type="time" office:time-value="PT1111646H0M0S" table:style-name="ce15">
            <text:p>2:00:00 PM</text:p>
          </table:table-cell>
          <table:table-cell office:value-type="date" office:date-value="2026-10-25T13:00:00" table:style-name="ce14">
            <text:p>Sunday, October 25, 2026</text:p>
          </table:table-cell>
          <table:table-cell office:value-type="time" office:time-value="PT1111693H0M0S" table:style-name="ce15">
            <text:p>1:00:00 PM</text:p>
          </table:table-cell>
          <table:table-cell office:value-type="float" office:value="811500" table:style-name="ce11">
            <text:p>811,500</text:p>
          </table:table-cell>
          <table:table-cell office:value-type="float" office:value="47" table:style-name="ce16">
            <text:p>47.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3-31T11:00:00" table:style-name="ce14">
            <text:p>Tuesday, March 31, 2026</text:p>
          </table:table-cell>
          <table:table-cell office:value-type="time" office:time-value="PT1106699H0M0S" table:style-name="ce15">
            <text:p>11:00:00 AM</text:p>
          </table:table-cell>
          <table:table-cell office:value-type="date" office:date-value="2026-04-01T16:00:00" table:style-name="ce14">
            <text:p>Wednesday, April 01, 2026</text:p>
          </table:table-cell>
          <table:table-cell office:value-type="time" office:time-value="PT1106728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4-07T11:00:00" table:style-name="ce14">
            <text:p>Tuesday, April 07, 2026</text:p>
          </table:table-cell>
          <table:table-cell office:value-type="time" office:time-value="PT1106867H0M0S" table:style-name="ce15">
            <text:p>11:00:00 AM</text:p>
          </table:table-cell>
          <table:table-cell office:value-type="date" office:date-value="2026-04-08T16:00:00" table:style-name="ce14">
            <text:p>Wednesday, April 08, 2026</text:p>
          </table:table-cell>
          <table:table-cell office:value-type="time" office:time-value="PT1106896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4-14T11:00:00" table:style-name="ce14">
            <text:p>Tuesday, April 14, 2026</text:p>
          </table:table-cell>
          <table:table-cell office:value-type="time" office:time-value="PT1107035H0M0S" table:style-name="ce15">
            <text:p>11:00:00 AM</text:p>
          </table:table-cell>
          <table:table-cell office:value-type="date" office:date-value="2026-04-15T16:00:00" table:style-name="ce14">
            <text:p>Wednesday, April 15, 2026</text:p>
          </table:table-cell>
          <table:table-cell office:value-type="time" office:time-value="PT1107064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4-21T11:00:00" table:style-name="ce14">
            <text:p>Tuesday, April 21, 2026</text:p>
          </table:table-cell>
          <table:table-cell office:value-type="time" office:time-value="PT1107203H0M0S" table:style-name="ce15">
            <text:p>11:00:00 AM</text:p>
          </table:table-cell>
          <table:table-cell office:value-type="date" office:date-value="2026-04-22T16:00:00" table:style-name="ce14">
            <text:p>Wednesday, April 22, 2026</text:p>
          </table:table-cell>
          <table:table-cell office:value-type="time" office:time-value="PT1107232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4-28T11:00:00" table:style-name="ce14">
            <text:p>Tuesday, April 28, 2026</text:p>
          </table:table-cell>
          <table:table-cell office:value-type="time" office:time-value="PT1107371H0M0S" table:style-name="ce15">
            <text:p>11:00:00 AM</text:p>
          </table:table-cell>
          <table:table-cell office:value-type="date" office:date-value="2026-04-29T16:00:00" table:style-name="ce14">
            <text:p>Wednesday, April 29, 2026</text:p>
          </table:table-cell>
          <table:table-cell office:value-type="time" office:time-value="PT1107400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5-05T11:00:00" table:style-name="ce14">
            <text:p>Tuesday, May 05, 2026</text:p>
          </table:table-cell>
          <table:table-cell office:value-type="time" office:time-value="PT1107539H0M0S" table:style-name="ce15">
            <text:p>11:00:00 AM</text:p>
          </table:table-cell>
          <table:table-cell office:value-type="date" office:date-value="2026-05-06T16:00:00" table:style-name="ce14">
            <text:p>Wednesday, May 06, 2026</text:p>
          </table:table-cell>
          <table:table-cell office:value-type="time" office:time-value="PT1107568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5-19T11:00:00" table:style-name="ce14">
            <text:p>Tuesday, May 19, 2026</text:p>
          </table:table-cell>
          <table:table-cell office:value-type="time" office:time-value="PT1107875H0M0S" table:style-name="ce15">
            <text:p>11:00:00 AM</text:p>
          </table:table-cell>
          <table:table-cell office:value-type="date" office:date-value="2026-05-20T16:00:00" table:style-name="ce14">
            <text:p>Wednesday, May 20, 2026</text:p>
          </table:table-cell>
          <table:table-cell office:value-type="time" office:time-value="PT1107904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5-23T05:00:00" table:style-name="ce14">
            <text:p>Saturday, May 23, 2026</text:p>
          </table:table-cell>
          <table:table-cell office:value-type="time" office:time-value="PT1107965H0M0S" table:style-name="ce15">
            <text:p>5:00:00 AM</text:p>
          </table:table-cell>
          <table:table-cell office:value-type="date" office:date-value="2026-05-24T10:00:00" table:style-name="ce14">
            <text:p>Sunday, May 24, 2026</text:p>
          </table:table-cell>
          <table:table-cell office:value-type="time" office:time-value="PT1107994H0M0S" table:style-name="ce15">
            <text:p>10:00:00 A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6-02T11:00:00" table:style-name="ce14">
            <text:p>Tuesday, June 02, 2026</text:p>
          </table:table-cell>
          <table:table-cell office:value-type="time" office:time-value="PT1108211H0M0S" table:style-name="ce15">
            <text:p>11:00:00 AM</text:p>
          </table:table-cell>
          <table:table-cell office:value-type="date" office:date-value="2026-06-03T16:00:00" table:style-name="ce14">
            <text:p>Wednesday, June 03, 2026</text:p>
          </table:table-cell>
          <table:table-cell office:value-type="time" office:time-value="PT1108240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6-06T09:00:00" table:style-name="ce14">
            <text:p>Saturday, June 06, 2026</text:p>
          </table:table-cell>
          <table:table-cell office:value-type="time" office:time-value="PT1108305H0M0S" table:style-name="ce15">
            <text:p>9:00:00 AM</text:p>
          </table:table-cell>
          <table:table-cell office:value-type="date" office:date-value="2026-06-07T14:00:00" table:style-name="ce14">
            <text:p>Sunday, June 07, 2026</text:p>
          </table:table-cell>
          <table:table-cell office:value-type="time" office:time-value="PT1108334H0M0S" table:style-name="ce15">
            <text:p>2: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6-09T11:00:00" table:style-name="ce14">
            <text:p>Tuesday, June 09, 2026</text:p>
          </table:table-cell>
          <table:table-cell office:value-type="time" office:time-value="PT1108379H0M0S" table:style-name="ce15">
            <text:p>11:00:00 AM</text:p>
          </table:table-cell>
          <table:table-cell office:value-type="date" office:date-value="2026-06-10T16:00:00" table:style-name="ce14">
            <text:p>Wednesday, June 10, 2026</text:p>
          </table:table-cell>
          <table:table-cell office:value-type="time" office:time-value="PT1108408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6-16T11:00:00" table:style-name="ce14">
            <text:p>Tuesday, June 16, 2026</text:p>
          </table:table-cell>
          <table:table-cell office:value-type="time" office:time-value="PT1108547H0M0S" table:style-name="ce15">
            <text:p>11:00:00 AM</text:p>
          </table:table-cell>
          <table:table-cell office:value-type="date" office:date-value="2026-06-17T16:00:00" table:style-name="ce14">
            <text:p>Wednesday, June 17, 2026</text:p>
          </table:table-cell>
          <table:table-cell office:value-type="time" office:time-value="PT1108576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6-23T11:00:00" table:style-name="ce14">
            <text:p>Tuesday, June 23, 2026</text:p>
          </table:table-cell>
          <table:table-cell office:value-type="time" office:time-value="PT1108715H0M0S" table:style-name="ce15">
            <text:p>11:00:00 AM</text:p>
          </table:table-cell>
          <table:table-cell office:value-type="date" office:date-value="2026-06-24T16:00:00" table:style-name="ce14">
            <text:p>Wednesday, June 24, 2026</text:p>
          </table:table-cell>
          <table:table-cell office:value-type="time" office:time-value="PT1108744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7-07T11:00:00" table:style-name="ce14">
            <text:p>Tuesday, July 07, 2026</text:p>
          </table:table-cell>
          <table:table-cell office:value-type="time" office:time-value="PT1109051H0M0S" table:style-name="ce15">
            <text:p>11:00:00 AM</text:p>
          </table:table-cell>
          <table:table-cell office:value-type="date" office:date-value="2026-07-08T16:00:00" table:style-name="ce14">
            <text:p>Wednesday, July 08, 2026</text:p>
          </table:table-cell>
          <table:table-cell office:value-type="time" office:time-value="PT1109080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7-11T09:00:00" table:style-name="ce14">
            <text:p>Saturday, July 11, 2026</text:p>
          </table:table-cell>
          <table:table-cell office:value-type="time" office:time-value="PT1109145H0M0S" table:style-name="ce15">
            <text:p>9:00:00 AM</text:p>
          </table:table-cell>
          <table:table-cell office:value-type="date" office:date-value="2026-07-12T14:00:00" table:style-name="ce14">
            <text:p>Sunday, July 12, 2026</text:p>
          </table:table-cell>
          <table:table-cell office:value-type="time" office:time-value="PT1109174H0M0S" table:style-name="ce15">
            <text:p>2: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7-14T11:00:00" table:style-name="ce14">
            <text:p>Tuesday, July 14, 2026</text:p>
          </table:table-cell>
          <table:table-cell office:value-type="time" office:time-value="PT1109219H0M0S" table:style-name="ce15">
            <text:p>11:00:00 AM</text:p>
          </table:table-cell>
          <table:table-cell office:value-type="date" office:date-value="2026-07-15T16:00:00" table:style-name="ce14">
            <text:p>Wednesday, July 15, 2026</text:p>
          </table:table-cell>
          <table:table-cell office:value-type="time" office:time-value="PT1109248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7-28T11:00:00" table:style-name="ce14">
            <text:p>Tuesday, July 28, 2026</text:p>
          </table:table-cell>
          <table:table-cell office:value-type="time" office:time-value="PT1109555H0M0S" table:style-name="ce15">
            <text:p>11:00:00 AM</text:p>
          </table:table-cell>
          <table:table-cell office:value-type="date" office:date-value="2026-07-29T16:00:00" table:style-name="ce14">
            <text:p>Wednesday, July 29, 2026</text:p>
          </table:table-cell>
          <table:table-cell office:value-type="time" office:time-value="PT1109584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8-01T10:00:00" table:style-name="ce14">
            <text:p>Saturday, August 01, 2026</text:p>
          </table:table-cell>
          <table:table-cell office:value-type="time" office:time-value="PT1109650H0M0S" table:style-name="ce15">
            <text:p>10:00:00 AM</text:p>
          </table:table-cell>
          <table:table-cell office:value-type="date" office:date-value="2026-08-02T18:00:00" table:style-name="ce14">
            <text:p>Sunday, August 02, 2026</text:p>
          </table:table-cell>
          <table:table-cell office:value-type="time" office:time-value="PT1109682H0M0S" table:style-name="ce15">
            <text:p>6:00:00 PM</text:p>
          </table:table-cell>
          <table:table-cell office:value-type="float" office:value="736467" table:style-name="ce11">
            <text:p>736,467</text:p>
          </table:table-cell>
          <table:table-cell office:value-type="float" office:value="32" table:style-name="ce16">
            <text:p>32.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8-15T09:00:00" table:style-name="ce14">
            <text:p>Saturday, August 15, 2026</text:p>
          </table:table-cell>
          <table:table-cell office:value-type="time" office:time-value="PT1109985H0M0S" table:style-name="ce15">
            <text:p>9:00:00 AM</text:p>
          </table:table-cell>
          <table:table-cell office:value-type="date" office:date-value="2026-08-16T14:00:00" table:style-name="ce14">
            <text:p>Sunday, August 16, 2026</text:p>
          </table:table-cell>
          <table:table-cell office:value-type="time" office:time-value="PT1110014H0M0S" table:style-name="ce15">
            <text:p>2: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8-22T09:00:00" table:style-name="ce14">
            <text:p>Saturday, August 22, 2026</text:p>
          </table:table-cell>
          <table:table-cell office:value-type="time" office:time-value="PT1110153H0M0S" table:style-name="ce15">
            <text:p>9:00:00 AM</text:p>
          </table:table-cell>
          <table:table-cell office:value-type="date" office:date-value="2026-08-23T14:00:00" table:style-name="ce14">
            <text:p>Sunday, August 23, 2026</text:p>
          </table:table-cell>
          <table:table-cell office:value-type="time" office:time-value="PT1110182H0M0S" table:style-name="ce15">
            <text:p>2: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8-25T11:00:00" table:style-name="ce14">
            <text:p>Tuesday, August 25, 2026</text:p>
          </table:table-cell>
          <table:table-cell office:value-type="time" office:time-value="PT1110227H0M0S" table:style-name="ce15">
            <text:p>11:00:00 AM</text:p>
          </table:table-cell>
          <table:table-cell office:value-type="date" office:date-value="2026-08-26T16:00:00" table:style-name="ce14">
            <text:p>Wednesday, August 26, 2026</text:p>
          </table:table-cell>
          <table:table-cell office:value-type="time" office:time-value="PT1110256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8-29T09:00:00" table:style-name="ce14">
            <text:p>Saturday, August 29, 2026</text:p>
          </table:table-cell>
          <table:table-cell office:value-type="time" office:time-value="PT1110321H0M0S" table:style-name="ce15">
            <text:p>9:00:00 AM</text:p>
          </table:table-cell>
          <table:table-cell office:value-type="date" office:date-value="2026-08-30T14:00:00" table:style-name="ce14">
            <text:p>Sunday, August 30, 2026</text:p>
          </table:table-cell>
          <table:table-cell office:value-type="time" office:time-value="PT1110350H0M0S" table:style-name="ce15">
            <text:p>2: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9-01T11:00:00" table:style-name="ce14">
            <text:p>Tuesday, September 01, 2026</text:p>
          </table:table-cell>
          <table:table-cell office:value-type="time" office:time-value="PT1110395H0M0S" table:style-name="ce15">
            <text:p>11:00:00 AM</text:p>
          </table:table-cell>
          <table:table-cell office:value-type="date" office:date-value="2026-09-02T16:00:00" table:style-name="ce14">
            <text:p>Wednesday, September 02, 2026</text:p>
          </table:table-cell>
          <table:table-cell office:value-type="time" office:time-value="PT1110424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9-12T05:00:00" table:style-name="ce14">
            <text:p>Saturday, September 12, 2026</text:p>
          </table:table-cell>
          <table:table-cell office:value-type="time" office:time-value="PT1110653H0M0S" table:style-name="ce15">
            <text:p>5:00:00 AM</text:p>
          </table:table-cell>
          <table:table-cell office:value-type="date" office:date-value="2026-09-13T10:00:00" table:style-name="ce14">
            <text:p>Sunday, September 13, 2026</text:p>
          </table:table-cell>
          <table:table-cell office:value-type="time" office:time-value="PT1110682H0M0S" table:style-name="ce15">
            <text:p>10:00:00 A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9-15T11:00:00" table:style-name="ce14">
            <text:p>Tuesday, September 15, 2026</text:p>
          </table:table-cell>
          <table:table-cell office:value-type="time" office:time-value="PT1110731H0M0S" table:style-name="ce15">
            <text:p>11:00:00 AM</text:p>
          </table:table-cell>
          <table:table-cell office:value-type="date" office:date-value="2026-09-16T16:00:00" table:style-name="ce14">
            <text:p>Wednesday, September 16, 2026</text:p>
          </table:table-cell>
          <table:table-cell office:value-type="time" office:time-value="PT1110760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9-22T11:00:00" table:style-name="ce14">
            <text:p>Tuesday, September 22, 2026</text:p>
          </table:table-cell>
          <table:table-cell office:value-type="time" office:time-value="PT1110899H0M0S" table:style-name="ce15">
            <text:p>11:00:00 AM</text:p>
          </table:table-cell>
          <table:table-cell office:value-type="date" office:date-value="2026-09-23T16:00:00" table:style-name="ce14">
            <text:p>Wednesday, September 23, 2026</text:p>
          </table:table-cell>
          <table:table-cell office:value-type="time" office:time-value="PT1110928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09-29T11:00:00" table:style-name="ce14">
            <text:p>Tuesday, September 29, 2026</text:p>
          </table:table-cell>
          <table:table-cell office:value-type="time" office:time-value="PT1111067H0M0S" table:style-name="ce15">
            <text:p>11:00:00 AM</text:p>
          </table:table-cell>
          <table:table-cell office:value-type="date" office:date-value="2026-09-30T16:00:00" table:style-name="ce14">
            <text:p>Wednesday, September 30, 2026</text:p>
          </table:table-cell>
          <table:table-cell office:value-type="time" office:time-value="PT1111096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10-06T11:00:00" table:style-name="ce14">
            <text:p>Tuesday, October 06, 2026</text:p>
          </table:table-cell>
          <table:table-cell office:value-type="time" office:time-value="PT1111235H0M0S" table:style-name="ce15">
            <text:p>11:00:00 AM</text:p>
          </table:table-cell>
          <table:table-cell office:value-type="date" office:date-value="2026-10-07T16:00:00" table:style-name="ce14">
            <text:p>Wednesday, October 07, 2026</text:p>
          </table:table-cell>
          <table:table-cell office:value-type="time" office:time-value="PT1111264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10-13T11:00:00" table:style-name="ce14">
            <text:p>Tuesday, October 13, 2026</text:p>
          </table:table-cell>
          <table:table-cell office:value-type="time" office:time-value="PT1111403H0M0S" table:style-name="ce15">
            <text:p>11:00:00 AM</text:p>
          </table:table-cell>
          <table:table-cell office:value-type="date" office:date-value="2026-10-14T16:00:00" table:style-name="ce14">
            <text:p>Wednesday, October 14, 2026</text:p>
          </table:table-cell>
          <table:table-cell office:value-type="time" office:time-value="PT1111432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10-20T11:00:00" table:style-name="ce14">
            <text:p>Tuesday, October 20, 2026</text:p>
          </table:table-cell>
          <table:table-cell office:value-type="time" office:time-value="PT1111571H0M0S" table:style-name="ce15">
            <text:p>11:00:00 AM</text:p>
          </table:table-cell>
          <table:table-cell office:value-type="date" office:date-value="2026-10-21T16:00:00" table:style-name="ce14">
            <text:p>Wednesday, October 21, 2026</text:p>
          </table:table-cell>
          <table:table-cell office:value-type="time" office:time-value="PT1111600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Dundreggan (River Moriston)</text:p>
          </table:table-cell>
          <table:table-cell office:value-type="date" office:date-value="2026-10-27T11:00:00" table:style-name="ce14">
            <text:p>Tuesday, October 27, 2026</text:p>
          </table:table-cell>
          <table:table-cell office:value-type="time" office:time-value="PT1111739H0M0S" table:style-name="ce15">
            <text:p>11:00:00 AM</text:p>
          </table:table-cell>
          <table:table-cell office:value-type="date" office:date-value="2026-10-28T16:00:00" table:style-name="ce14">
            <text:p>Wednesday, October 28, 2026</text:p>
          </table:table-cell>
          <table:table-cell office:value-type="time" office:time-value="PT1111768H0M0S" table:style-name="ce15">
            <text:p>4:00:00 PM</text:p>
          </table:table-cell>
          <table:table-cell office:value-type="float" office:value="736467" table:style-name="ce11">
            <text:p>736,467</text:p>
          </table:table-cell>
          <table:table-cell office:value-type="float" office:value="29" table:style-name="ce16">
            <text:p>29.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3-19T08:00:00" table:style-name="ce14">
            <text:p>Thursday, March 19, 2026</text:p>
          </table:table-cell>
          <table:table-cell office:value-type="time" office:time-value="PT1106408H0M0S" table:style-name="ce15">
            <text:p>8:00:00 AM</text:p>
          </table:table-cell>
          <table:table-cell office:value-type="date" office:date-value="2026-03-20T04:00:00" table:style-name="ce14">
            <text:p>Friday, March 20, 2026</text:p>
          </table:table-cell>
          <table:table-cell office:value-type="time" office:time-value="PT1106428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3-26T08:00:00" table:style-name="ce14">
            <text:p>Thursday, March 26, 2026</text:p>
          </table:table-cell>
          <table:table-cell office:value-type="time" office:time-value="PT1106576H0M0S" table:style-name="ce15">
            <text:p>8:00:00 AM</text:p>
          </table:table-cell>
          <table:table-cell office:value-type="date" office:date-value="2026-03-27T04:00:00" table:style-name="ce14">
            <text:p>Friday, March 27, 2026</text:p>
          </table:table-cell>
          <table:table-cell office:value-type="time" office:time-value="PT1106596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4-02T08:00:00" table:style-name="ce14">
            <text:p>Thursday, April 02, 2026</text:p>
          </table:table-cell>
          <table:table-cell office:value-type="time" office:time-value="PT1106744H0M0S" table:style-name="ce15">
            <text:p>8:00:00 AM</text:p>
          </table:table-cell>
          <table:table-cell office:value-type="date" office:date-value="2026-04-03T04:00:00" table:style-name="ce14">
            <text:p>Friday, April 03, 2026</text:p>
          </table:table-cell>
          <table:table-cell office:value-type="time" office:time-value="PT1106764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4-04T08:00:00" table:style-name="ce14">
            <text:p>Saturday, April 04, 2026</text:p>
          </table:table-cell>
          <table:table-cell office:value-type="time" office:time-value="PT1106792H0M0S" table:style-name="ce15">
            <text:p>8:00:00 AM</text:p>
          </table:table-cell>
          <table:table-cell office:value-type="date" office:date-value="2026-04-05T04:00:00" table:style-name="ce14">
            <text:p>Sunday, April 05, 2026</text:p>
          </table:table-cell>
          <table:table-cell office:value-type="time" office:time-value="PT1106812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4-09T08:00:00" table:style-name="ce14">
            <text:p>Thursday, April 09, 2026</text:p>
          </table:table-cell>
          <table:table-cell office:value-type="time" office:time-value="PT1106912H0M0S" table:style-name="ce15">
            <text:p>8:00:00 AM</text:p>
          </table:table-cell>
          <table:table-cell office:value-type="date" office:date-value="2026-04-10T04:00:00" table:style-name="ce14">
            <text:p>Friday, April 10, 2026</text:p>
          </table:table-cell>
          <table:table-cell office:value-type="time" office:time-value="PT1106932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4-10T08:00:00" table:style-name="ce14">
            <text:p>Friday, April 10, 2026</text:p>
          </table:table-cell>
          <table:table-cell office:value-type="time" office:time-value="PT1106936H0M0S" table:style-name="ce15">
            <text:p>8:00:00 AM</text:p>
          </table:table-cell>
          <table:table-cell office:value-type="date" office:date-value="2026-04-11T04:00:00" table:style-name="ce14">
            <text:p>Saturday, April 11, 2026</text:p>
          </table:table-cell>
          <table:table-cell office:value-type="time" office:time-value="PT1106956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4-16T08:00:00" table:style-name="ce14">
            <text:p>Thursday, April 16, 2026</text:p>
          </table:table-cell>
          <table:table-cell office:value-type="time" office:time-value="PT1107080H0M0S" table:style-name="ce15">
            <text:p>8:00:00 AM</text:p>
          </table:table-cell>
          <table:table-cell office:value-type="date" office:date-value="2026-04-17T04:00:00" table:style-name="ce14">
            <text:p>Friday, April 17, 2026</text:p>
          </table:table-cell>
          <table:table-cell office:value-type="time" office:time-value="PT1107100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4-23T08:00:00" table:style-name="ce14">
            <text:p>Thursday, April 23, 2026</text:p>
          </table:table-cell>
          <table:table-cell office:value-type="time" office:time-value="PT1107248H0M0S" table:style-name="ce15">
            <text:p>8:00:00 AM</text:p>
          </table:table-cell>
          <table:table-cell office:value-type="date" office:date-value="2026-04-24T04:00:00" table:style-name="ce14">
            <text:p>Friday, April 24, 2026</text:p>
          </table:table-cell>
          <table:table-cell office:value-type="time" office:time-value="PT1107268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4-30T08:00:00" table:style-name="ce14">
            <text:p>Thursday, April 30, 2026</text:p>
          </table:table-cell>
          <table:table-cell office:value-type="time" office:time-value="PT1107416H0M0S" table:style-name="ce15">
            <text:p>8:00:00 AM</text:p>
          </table:table-cell>
          <table:table-cell office:value-type="date" office:date-value="2026-05-01T04:00:00" table:style-name="ce14">
            <text:p>Friday, May 01, 2026</text:p>
          </table:table-cell>
          <table:table-cell office:value-type="time" office:time-value="PT1107436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5-07T08:00:00" table:style-name="ce14">
            <text:p>Thursday, May 07, 2026</text:p>
          </table:table-cell>
          <table:table-cell office:value-type="time" office:time-value="PT1107584H0M0S" table:style-name="ce15">
            <text:p>8:00:00 AM</text:p>
          </table:table-cell>
          <table:table-cell office:value-type="date" office:date-value="2026-05-08T04:00:00" table:style-name="ce14">
            <text:p>Friday, May 08, 2026</text:p>
          </table:table-cell>
          <table:table-cell office:value-type="time" office:time-value="PT1107604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5-08T08:00:00" table:style-name="ce14">
            <text:p>Friday, May 08, 2026</text:p>
          </table:table-cell>
          <table:table-cell office:value-type="time" office:time-value="PT1107608H0M0S" table:style-name="ce15">
            <text:p>8:00:00 AM</text:p>
          </table:table-cell>
          <table:table-cell office:value-type="date" office:date-value="2026-05-09T04:00:00" table:style-name="ce14">
            <text:p>Saturday, May 09, 2026</text:p>
          </table:table-cell>
          <table:table-cell office:value-type="time" office:time-value="PT1107628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5-14T08:00:00" table:style-name="ce14">
            <text:p>Thursday, May 14, 2026</text:p>
          </table:table-cell>
          <table:table-cell office:value-type="time" office:time-value="PT1107752H0M0S" table:style-name="ce15">
            <text:p>8:00:00 AM</text:p>
          </table:table-cell>
          <table:table-cell office:value-type="date" office:date-value="2026-05-15T04:00:00" table:style-name="ce14">
            <text:p>Friday, May 15, 2026</text:p>
          </table:table-cell>
          <table:table-cell office:value-type="time" office:time-value="PT1107772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5-17T08:00:00" table:style-name="ce14">
            <text:p>Sunday, May 17, 2026</text:p>
          </table:table-cell>
          <table:table-cell office:value-type="time" office:time-value="PT1107824H0M0S" table:style-name="ce15">
            <text:p>8:00:00 AM</text:p>
          </table:table-cell>
          <table:table-cell office:value-type="date" office:date-value="2026-05-18T04:00:00" table:style-name="ce14">
            <text:p>Monday, May 18, 2026</text:p>
          </table:table-cell>
          <table:table-cell office:value-type="time" office:time-value="PT1107844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5-21T08:00:00" table:style-name="ce14">
            <text:p>Thursday, May 21, 2026</text:p>
          </table:table-cell>
          <table:table-cell office:value-type="time" office:time-value="PT1107920H0M0S" table:style-name="ce15">
            <text:p>8:00:00 AM</text:p>
          </table:table-cell>
          <table:table-cell office:value-type="date" office:date-value="2026-05-22T04:00:00" table:style-name="ce14">
            <text:p>Friday, May 22, 2026</text:p>
          </table:table-cell>
          <table:table-cell office:value-type="time" office:time-value="PT1107940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5-28T08:00:00" table:style-name="ce14">
            <text:p>Thursday, May 28, 2026</text:p>
          </table:table-cell>
          <table:table-cell office:value-type="time" office:time-value="PT1108088H0M0S" table:style-name="ce15">
            <text:p>8:00:00 AM</text:p>
          </table:table-cell>
          <table:table-cell office:value-type="date" office:date-value="2026-05-29T04:00:00" table:style-name="ce14">
            <text:p>Friday, May 29, 2026</text:p>
          </table:table-cell>
          <table:table-cell office:value-type="time" office:time-value="PT1108108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6-04T08:00:00" table:style-name="ce14">
            <text:p>Thursday, June 04, 2026</text:p>
          </table:table-cell>
          <table:table-cell office:value-type="time" office:time-value="PT1108256H0M0S" table:style-name="ce15">
            <text:p>8:00:00 AM</text:p>
          </table:table-cell>
          <table:table-cell office:value-type="date" office:date-value="2026-06-05T04:00:00" table:style-name="ce14">
            <text:p>Friday, June 05, 2026</text:p>
          </table:table-cell>
          <table:table-cell office:value-type="time" office:time-value="PT1108276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6-11T08:00:00" table:style-name="ce14">
            <text:p>Thursday, June 11, 2026</text:p>
          </table:table-cell>
          <table:table-cell office:value-type="time" office:time-value="PT1108424H0M0S" table:style-name="ce15">
            <text:p>8:00:00 AM</text:p>
          </table:table-cell>
          <table:table-cell office:value-type="date" office:date-value="2026-06-12T04:00:00" table:style-name="ce14">
            <text:p>Friday, June 12, 2026</text:p>
          </table:table-cell>
          <table:table-cell office:value-type="time" office:time-value="PT1108444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6-18T08:00:00" table:style-name="ce14">
            <text:p>Thursday, June 18, 2026</text:p>
          </table:table-cell>
          <table:table-cell office:value-type="time" office:time-value="PT1108592H0M0S" table:style-name="ce15">
            <text:p>8:00:00 AM</text:p>
          </table:table-cell>
          <table:table-cell office:value-type="date" office:date-value="2026-06-19T04:00:00" table:style-name="ce14">
            <text:p>Friday, June 19, 2026</text:p>
          </table:table-cell>
          <table:table-cell office:value-type="time" office:time-value="PT1108612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6-25T08:00:00" table:style-name="ce14">
            <text:p>Thursday, June 25, 2026</text:p>
          </table:table-cell>
          <table:table-cell office:value-type="time" office:time-value="PT1108760H0M0S" table:style-name="ce15">
            <text:p>8:00:00 AM</text:p>
          </table:table-cell>
          <table:table-cell office:value-type="date" office:date-value="2026-06-26T04:00:00" table:style-name="ce14">
            <text:p>Friday, June 26, 2026</text:p>
          </table:table-cell>
          <table:table-cell office:value-type="time" office:time-value="PT1108780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7-02T08:00:00" table:style-name="ce14">
            <text:p>Thursday, July 02, 2026</text:p>
          </table:table-cell>
          <table:table-cell office:value-type="time" office:time-value="PT1108928H0M0S" table:style-name="ce15">
            <text:p>8:00:00 AM</text:p>
          </table:table-cell>
          <table:table-cell office:value-type="date" office:date-value="2026-07-03T04:00:00" table:style-name="ce14">
            <text:p>Friday, July 03, 2026</text:p>
          </table:table-cell>
          <table:table-cell office:value-type="time" office:time-value="PT1108948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7-04T08:00:00" table:style-name="ce14">
            <text:p>Saturday, July 04, 2026</text:p>
          </table:table-cell>
          <table:table-cell office:value-type="time" office:time-value="PT1108976H0M0S" table:style-name="ce15">
            <text:p>8:00:00 AM</text:p>
          </table:table-cell>
          <table:table-cell office:value-type="date" office:date-value="2026-07-05T04:00:00" table:style-name="ce14">
            <text:p>Sunday, July 05, 2026</text:p>
          </table:table-cell>
          <table:table-cell office:value-type="time" office:time-value="PT1108996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7-09T08:00:00" table:style-name="ce14">
            <text:p>Thursday, July 09, 2026</text:p>
          </table:table-cell>
          <table:table-cell office:value-type="time" office:time-value="PT1109096H0M0S" table:style-name="ce15">
            <text:p>8:00:00 AM</text:p>
          </table:table-cell>
          <table:table-cell office:value-type="date" office:date-value="2026-07-10T04:00:00" table:style-name="ce14">
            <text:p>Friday, July 10, 2026</text:p>
          </table:table-cell>
          <table:table-cell office:value-type="time" office:time-value="PT1109116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7-11T08:00:00" table:style-name="ce14">
            <text:p>Saturday, July 11, 2026</text:p>
          </table:table-cell>
          <table:table-cell office:value-type="time" office:time-value="PT1109144H0M0S" table:style-name="ce15">
            <text:p>8:00:00 AM</text:p>
          </table:table-cell>
          <table:table-cell office:value-type="date" office:date-value="2026-07-12T04:00:00" table:style-name="ce14">
            <text:p>Sunday, July 12, 2026</text:p>
          </table:table-cell>
          <table:table-cell office:value-type="time" office:time-value="PT1109164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7-16T08:00:00" table:style-name="ce14">
            <text:p>Thursday, July 16, 2026</text:p>
          </table:table-cell>
          <table:table-cell office:value-type="time" office:time-value="PT1109264H0M0S" table:style-name="ce15">
            <text:p>8:00:00 AM</text:p>
          </table:table-cell>
          <table:table-cell office:value-type="date" office:date-value="2026-07-17T04:00:00" table:style-name="ce14">
            <text:p>Friday, July 17, 2026</text:p>
          </table:table-cell>
          <table:table-cell office:value-type="time" office:time-value="PT1109284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7-23T08:00:00" table:style-name="ce14">
            <text:p>Thursday, July 23, 2026</text:p>
          </table:table-cell>
          <table:table-cell office:value-type="time" office:time-value="PT1109432H0M0S" table:style-name="ce15">
            <text:p>8:00:00 AM</text:p>
          </table:table-cell>
          <table:table-cell office:value-type="date" office:date-value="2026-07-24T04:00:00" table:style-name="ce14">
            <text:p>Friday, July 24, 2026</text:p>
          </table:table-cell>
          <table:table-cell office:value-type="time" office:time-value="PT1109452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7-30T08:00:00" table:style-name="ce14">
            <text:p>Thursday, July 30, 2026</text:p>
          </table:table-cell>
          <table:table-cell office:value-type="time" office:time-value="PT1109600H0M0S" table:style-name="ce15">
            <text:p>8:00:00 AM</text:p>
          </table:table-cell>
          <table:table-cell office:value-type="date" office:date-value="2026-07-31T04:00:00" table:style-name="ce14">
            <text:p>Friday, July 31, 2026</text:p>
          </table:table-cell>
          <table:table-cell office:value-type="time" office:time-value="PT1109620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8-01T08:00:00" table:style-name="ce14">
            <text:p>Saturday, August 01, 2026</text:p>
          </table:table-cell>
          <table:table-cell office:value-type="time" office:time-value="PT1109648H0M0S" table:style-name="ce15">
            <text:p>8:00:00 AM</text:p>
          </table:table-cell>
          <table:table-cell office:value-type="date" office:date-value="2026-08-02T04:00:00" table:style-name="ce14">
            <text:p>Sunday, August 02, 2026</text:p>
          </table:table-cell>
          <table:table-cell office:value-type="time" office:time-value="PT1109668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8-06T08:00:00" table:style-name="ce14">
            <text:p>Thursday, August 06, 2026</text:p>
          </table:table-cell>
          <table:table-cell office:value-type="time" office:time-value="PT1109768H0M0S" table:style-name="ce15">
            <text:p>8:00:00 AM</text:p>
          </table:table-cell>
          <table:table-cell office:value-type="date" office:date-value="2026-08-07T04:00:00" table:style-name="ce14">
            <text:p>Friday, August 07, 2026</text:p>
          </table:table-cell>
          <table:table-cell office:value-type="time" office:time-value="PT1109788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8-13T08:00:00" table:style-name="ce14">
            <text:p>Thursday, August 13, 2026</text:p>
          </table:table-cell>
          <table:table-cell office:value-type="time" office:time-value="PT1109936H0M0S" table:style-name="ce15">
            <text:p>8:00:00 AM</text:p>
          </table:table-cell>
          <table:table-cell office:value-type="date" office:date-value="2026-08-14T04:00:00" table:style-name="ce14">
            <text:p>Friday, August 14, 2026</text:p>
          </table:table-cell>
          <table:table-cell office:value-type="time" office:time-value="PT1109956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8-15T08:00:00" table:style-name="ce14">
            <text:p>Saturday, August 15, 2026</text:p>
          </table:table-cell>
          <table:table-cell office:value-type="time" office:time-value="PT1109984H0M0S" table:style-name="ce15">
            <text:p>8:00:00 AM</text:p>
          </table:table-cell>
          <table:table-cell office:value-type="date" office:date-value="2026-08-16T04:00:00" table:style-name="ce14">
            <text:p>Sunday, August 16, 2026</text:p>
          </table:table-cell>
          <table:table-cell office:value-type="time" office:time-value="PT1110004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8-20T08:00:00" table:style-name="ce14">
            <text:p>Thursday, August 20, 2026</text:p>
          </table:table-cell>
          <table:table-cell office:value-type="time" office:time-value="PT1110104H0M0S" table:style-name="ce15">
            <text:p>8:00:00 AM</text:p>
          </table:table-cell>
          <table:table-cell office:value-type="date" office:date-value="2026-08-21T04:00:00" table:style-name="ce14">
            <text:p>Friday, August 21, 2026</text:p>
          </table:table-cell>
          <table:table-cell office:value-type="time" office:time-value="PT1110124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8-27T08:00:00" table:style-name="ce14">
            <text:p>Thursday, August 27, 2026</text:p>
          </table:table-cell>
          <table:table-cell office:value-type="time" office:time-value="PT1110272H0M0S" table:style-name="ce15">
            <text:p>8:00:00 AM</text:p>
          </table:table-cell>
          <table:table-cell office:value-type="date" office:date-value="2026-08-28T04:00:00" table:style-name="ce14">
            <text:p>Friday, August 28, 2026</text:p>
          </table:table-cell>
          <table:table-cell office:value-type="time" office:time-value="PT1110292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8-29T08:00:00" table:style-name="ce14">
            <text:p>Saturday, August 29, 2026</text:p>
          </table:table-cell>
          <table:table-cell office:value-type="time" office:time-value="PT1110320H0M0S" table:style-name="ce15">
            <text:p>8:00:00 AM</text:p>
          </table:table-cell>
          <table:table-cell office:value-type="date" office:date-value="2026-08-30T04:00:00" table:style-name="ce14">
            <text:p>Sunday, August 30, 2026</text:p>
          </table:table-cell>
          <table:table-cell office:value-type="time" office:time-value="PT1110340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9-03T08:00:00" table:style-name="ce14">
            <text:p>Thursday, September 03, 2026</text:p>
          </table:table-cell>
          <table:table-cell office:value-type="time" office:time-value="PT1110440H0M0S" table:style-name="ce15">
            <text:p>8:00:00 AM</text:p>
          </table:table-cell>
          <table:table-cell office:value-type="date" office:date-value="2026-09-04T04:00:00" table:style-name="ce14">
            <text:p>Friday, September 04, 2026</text:p>
          </table:table-cell>
          <table:table-cell office:value-type="time" office:time-value="PT1110460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9-06T06:00:00" table:style-name="ce14">
            <text:p>Sunday, September 06, 2026</text:p>
          </table:table-cell>
          <table:table-cell office:value-type="time" office:time-value="PT1110510H0M0S" table:style-name="ce15">
            <text:p>6:00:00 AM</text:p>
          </table:table-cell>
          <table:table-cell office:value-type="date" office:date-value="2026-09-06T19:00:00" table:style-name="ce14">
            <text:p>Sunday, September 06, 2026</text:p>
          </table:table-cell>
          <table:table-cell office:value-type="time" office:time-value="PT1110523H0M0S" table:style-name="ce15">
            <text:p>7:00:00 PM</text:p>
          </table:table-cell>
          <table:table-cell office:value-type="float" office:value="444746" table:style-name="ce11">
            <text:p>444,746</text:p>
          </table:table-cell>
          <table:table-cell office:value-type="float" office:value="13" table:style-name="ce16">
            <text:p>13.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9-17T08:00:00" table:style-name="ce14">
            <text:p>Thursday, September 17, 2026</text:p>
          </table:table-cell>
          <table:table-cell office:value-type="time" office:time-value="PT1110776H0M0S" table:style-name="ce15">
            <text:p>8:00:00 AM</text:p>
          </table:table-cell>
          <table:table-cell office:value-type="date" office:date-value="2026-09-18T04:00:00" table:style-name="ce14">
            <text:p>Friday, September 18, 2026</text:p>
          </table:table-cell>
          <table:table-cell office:value-type="time" office:time-value="PT1110796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09-27T08:00:00" table:style-name="ce14">
            <text:p>Sunday, September 27, 2026</text:p>
          </table:table-cell>
          <table:table-cell office:value-type="time" office:time-value="PT1111016H0M0S" table:style-name="ce15">
            <text:p>8:00:00 AM</text:p>
          </table:table-cell>
          <table:table-cell office:value-type="date" office:date-value="2026-09-28T04:00:00" table:style-name="ce14">
            <text:p>Monday, September 28, 2026</text:p>
          </table:table-cell>
          <table:table-cell office:value-type="time" office:time-value="PT1111036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10-03T08:00:00" table:style-name="ce14">
            <text:p>Saturday, October 03, 2026</text:p>
          </table:table-cell>
          <table:table-cell office:value-type="time" office:time-value="PT1111160H0M0S" table:style-name="ce15">
            <text:p>8:00:00 AM</text:p>
          </table:table-cell>
          <table:table-cell office:value-type="date" office:date-value="2026-10-04T04:00:00" table:style-name="ce14">
            <text:p>Sunday, October 04, 2026</text:p>
          </table:table-cell>
          <table:table-cell office:value-type="time" office:time-value="PT1111180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10-08T08:00:00" table:style-name="ce14">
            <text:p>Thursday, October 08, 2026</text:p>
          </table:table-cell>
          <table:table-cell office:value-type="time" office:time-value="PT1111280H0M0S" table:style-name="ce15">
            <text:p>8:00:00 AM</text:p>
          </table:table-cell>
          <table:table-cell office:value-type="date" office:date-value="2026-10-09T04:00:00" table:style-name="ce14">
            <text:p>Friday, October 09, 2026</text:p>
          </table:table-cell>
          <table:table-cell office:value-type="time" office:time-value="PT1111300H0M0S" table:style-name="ce15">
            <text:p>4: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71</text:p>
          </table:table-cell>
          <table:table-cell office:value-type="string" table:style-name="ce13">
            <text:p>Garry (Invergarry)</text:p>
          </table:table-cell>
          <table:table-cell office:value-type="date" office:date-value="2026-10-15T06:00:00" table:style-name="ce14">
            <text:p>Thursday, October 15, 2026</text:p>
          </table:table-cell>
          <table:table-cell office:value-type="time" office:time-value="PT1111446H0M0S" table:style-name="ce15">
            <text:p>6:00:00 AM</text:p>
          </table:table-cell>
          <table:table-cell office:value-type="date" office:date-value="2026-10-16T02:00:00" table:style-name="ce14">
            <text:p>Friday, October 16, 2026</text:p>
          </table:table-cell>
          <table:table-cell office:value-type="time" office:time-value="PT1111466H0M0S" table:style-name="ce15">
            <text:p>2:00:00 AM</text:p>
          </table:table-cell>
          <table:table-cell office:value-type="float" office:value="684225" table:style-name="ce11">
            <text:p>684,225</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896</text:p>
          </table:table-cell>
          <table:table-cell office:value-type="string" table:style-name="ce13">
            <text:p>Kingairloch - Loch Uisge Dam</text:p>
          </table:table-cell>
          <table:table-cell office:value-type="date" office:date-value="2026-04-30T10:00:00" table:style-name="ce14">
            <text:p>Thursday, April 30, 2026</text:p>
          </table:table-cell>
          <table:table-cell office:value-type="time" office:time-value="PT1107418H0M0S" table:style-name="ce15">
            <text:p>10:00:00 AM</text:p>
          </table:table-cell>
          <table:table-cell office:value-type="date" office:date-value="2026-04-30T20:00:00" table:style-name="ce14">
            <text:p>Thursday, April 30, 2026</text:p>
          </table:table-cell>
          <table:table-cell office:value-type="time" office:time-value="PT1107428H0M0S" table:style-name="ce15">
            <text:p>8:00:00 PM</text:p>
          </table:table-cell>
          <table:table-cell office:value-type="float" office:value="4320" table:style-name="ce11">
            <text:p>4,320</text:p>
          </table:table-cell>
          <table:table-cell office:value-type="float" office:value="10" table:style-name="ce16">
            <text:p>10.00</text:p>
          </table:table-cell>
          <table:table-cell table:number-columns-repeated="16376"/>
        </table:table-row>
        <table:table-row table:style-name="ro1">
          <table:table-cell office:value-type="string" table:style-name="ce13">
            <text:p>CAR/L/1011896</text:p>
          </table:table-cell>
          <table:table-cell office:value-type="string" table:style-name="ce13">
            <text:p>Kingairloch - Loch Uisge Dam</text:p>
          </table:table-cell>
          <table:table-cell office:value-type="date" office:date-value="2026-05-14T10:00:00" table:style-name="ce14">
            <text:p>Thursday, May 14, 2026</text:p>
          </table:table-cell>
          <table:table-cell office:value-type="time" office:time-value="PT1107754H0M0S" table:style-name="ce15">
            <text:p>10:00:00 AM</text:p>
          </table:table-cell>
          <table:table-cell office:value-type="date" office:date-value="2026-05-14T20:00:00" table:style-name="ce14">
            <text:p>Thursday, May 14, 2026</text:p>
          </table:table-cell>
          <table:table-cell office:value-type="time" office:time-value="PT1107764H0M0S" table:style-name="ce15">
            <text:p>8:00:00 PM</text:p>
          </table:table-cell>
          <table:table-cell office:value-type="float" office:value="4320" table:style-name="ce11">
            <text:p>4,320</text:p>
          </table:table-cell>
          <table:table-cell office:value-type="float" office:value="10" table:style-name="ce16">
            <text:p>10.00</text:p>
          </table:table-cell>
          <table:table-cell table:number-columns-repeated="16376"/>
        </table:table-row>
        <table:table-row table:style-name="ro1">
          <table:table-cell office:value-type="string" table:style-name="ce13">
            <text:p>CAR/L/1011896</text:p>
          </table:table-cell>
          <table:table-cell office:value-type="string" table:style-name="ce13">
            <text:p>Kingairloch - Loch Uisge Dam</text:p>
          </table:table-cell>
          <table:table-cell office:value-type="date" office:date-value="2026-05-28T10:00:00" table:style-name="ce14">
            <text:p>Thursday, May 28, 2026</text:p>
          </table:table-cell>
          <table:table-cell office:value-type="time" office:time-value="PT1108090H0M0S" table:style-name="ce15">
            <text:p>10:00:00 AM</text:p>
          </table:table-cell>
          <table:table-cell office:value-type="date" office:date-value="2026-05-28T20:00:00" table:style-name="ce14">
            <text:p>Thursday, May 28, 2026</text:p>
          </table:table-cell>
          <table:table-cell office:value-type="time" office:time-value="PT1108100H0M0S" table:style-name="ce15">
            <text:p>8:00:00 PM</text:p>
          </table:table-cell>
          <table:table-cell office:value-type="float" office:value="4320" table:style-name="ce11">
            <text:p>4,320</text:p>
          </table:table-cell>
          <table:table-cell office:value-type="float" office:value="10" table:style-name="ce16">
            <text:p>10.00</text:p>
          </table:table-cell>
          <table:table-cell table:number-columns-repeated="16376"/>
        </table:table-row>
        <table:table-row table:style-name="ro1">
          <table:table-cell office:value-type="string" table:style-name="ce13">
            <text:p>CAR/L/1011896</text:p>
          </table:table-cell>
          <table:table-cell office:value-type="string" table:style-name="ce13">
            <text:p>Kingairloch - Loch Uisge Dam</text:p>
          </table:table-cell>
          <table:table-cell office:value-type="date" office:date-value="2026-06-01T10:00:00" table:style-name="ce14">
            <text:p>Monday, June 01, 2026</text:p>
          </table:table-cell>
          <table:table-cell office:value-type="time" office:time-value="PT1108186H0M0S" table:style-name="ce15">
            <text:p>10:00:00 AM</text:p>
          </table:table-cell>
          <table:table-cell office:value-type="date" office:date-value="2026-06-01T20:00:00" table:style-name="ce14">
            <text:p>Monday, June 01, 2026</text:p>
          </table:table-cell>
          <table:table-cell office:value-type="time" office:time-value="PT1108196H0M0S" table:style-name="ce15">
            <text:p>8:00:00 PM</text:p>
          </table:table-cell>
          <table:table-cell office:value-type="float" office:value="4320" table:style-name="ce11">
            <text:p>4,320</text:p>
          </table:table-cell>
          <table:table-cell office:value-type="float" office:value="10" table:style-name="ce16">
            <text:p>10.00</text:p>
          </table:table-cell>
          <table:table-cell table:number-columns-repeated="16376"/>
        </table:table-row>
        <table:table-row table:style-name="ro1">
          <table:table-cell office:value-type="string" table:style-name="ce13">
            <text:p>CAR/L/1011896</text:p>
          </table:table-cell>
          <table:table-cell office:value-type="string" table:style-name="ce13">
            <text:p>Kingairloch - Loch Uisge Dam</text:p>
          </table:table-cell>
          <table:table-cell office:value-type="date" office:date-value="2026-06-15T10:00:00" table:style-name="ce14">
            <text:p>Monday, June 15, 2026</text:p>
          </table:table-cell>
          <table:table-cell office:value-type="time" office:time-value="PT1108522H0M0S" table:style-name="ce15">
            <text:p>10:00:00 AM</text:p>
          </table:table-cell>
          <table:table-cell office:value-type="date" office:date-value="2026-06-15T20:00:00" table:style-name="ce14">
            <text:p>Monday, June 15, 2026</text:p>
          </table:table-cell>
          <table:table-cell office:value-type="time" office:time-value="PT1108532H0M0S" table:style-name="ce15">
            <text:p>8:00:00 PM</text:p>
          </table:table-cell>
          <table:table-cell office:value-type="float" office:value="4320" table:style-name="ce11">
            <text:p>4,320</text:p>
          </table:table-cell>
          <table:table-cell office:value-type="float" office:value="10" table:style-name="ce16">
            <text:p>10.00</text:p>
          </table:table-cell>
          <table:table-cell table:number-columns-repeated="16376"/>
        </table:table-row>
        <table:table-row table:style-name="ro1">
          <table:table-cell office:value-type="string" table:style-name="ce13">
            <text:p>CAR/L/1011896</text:p>
          </table:table-cell>
          <table:table-cell office:value-type="string" table:style-name="ce13">
            <text:p>Kingairloch - Loch Uisge Dam</text:p>
          </table:table-cell>
          <table:table-cell office:value-type="date" office:date-value="2026-06-29T10:00:00" table:style-name="ce14">
            <text:p>Monday, June 29, 2026</text:p>
          </table:table-cell>
          <table:table-cell office:value-type="time" office:time-value="PT1108858H0M0S" table:style-name="ce15">
            <text:p>10:00:00 AM</text:p>
          </table:table-cell>
          <table:table-cell office:value-type="date" office:date-value="2026-06-29T20:00:00" table:style-name="ce14">
            <text:p>Monday, June 29, 2026</text:p>
          </table:table-cell>
          <table:table-cell office:value-type="time" office:time-value="PT1108868H0M0S" table:style-name="ce15">
            <text:p>8:00:00 PM</text:p>
          </table:table-cell>
          <table:table-cell office:value-type="float" office:value="4320" table:style-name="ce11">
            <text:p>4,320</text:p>
          </table:table-cell>
          <table:table-cell office:value-type="float" office:value="10" table:style-name="ce16">
            <text:p>10.00</text:p>
          </table:table-cell>
          <table:table-cell table:number-columns-repeated="16376"/>
        </table:table-row>
        <table:table-row table:style-name="ro1">
          <table:table-cell office:value-type="string" table:style-name="ce13">
            <text:p>CAR/L/1011896</text:p>
          </table:table-cell>
          <table:table-cell office:value-type="string" table:style-name="ce13">
            <text:p>Kingairloch - Loch Uisge Dam</text:p>
          </table:table-cell>
          <table:table-cell office:value-type="date" office:date-value="2026-07-02T10:00:00" table:style-name="ce14">
            <text:p>Thursday, July 02, 2026</text:p>
          </table:table-cell>
          <table:table-cell office:value-type="time" office:time-value="PT1108930H0M0S" table:style-name="ce15">
            <text:p>10:00:00 AM</text:p>
          </table:table-cell>
          <table:table-cell office:value-type="date" office:date-value="2026-07-02T20:00:00" table:style-name="ce14">
            <text:p>Thursday, July 02, 2026</text:p>
          </table:table-cell>
          <table:table-cell office:value-type="time" office:time-value="PT1108940H0M0S" table:style-name="ce15">
            <text:p>8:00:00 PM</text:p>
          </table:table-cell>
          <table:table-cell office:value-type="float" office:value="4320" table:style-name="ce11">
            <text:p>4,320</text:p>
          </table:table-cell>
          <table:table-cell office:value-type="float" office:value="10" table:style-name="ce16">
            <text:p>10.00</text:p>
          </table:table-cell>
          <table:table-cell table:number-columns-repeated="16376"/>
        </table:table-row>
        <table:table-row table:style-name="ro1">
          <table:table-cell office:value-type="string" table:style-name="ce13">
            <text:p>CAR/L/1011896</text:p>
          </table:table-cell>
          <table:table-cell office:value-type="string" table:style-name="ce13">
            <text:p>Kingairloch - Loch Uisge Dam</text:p>
          </table:table-cell>
          <table:table-cell office:value-type="date" office:date-value="2026-07-16T10:00:00" table:style-name="ce14">
            <text:p>Thursday, July 16, 2026</text:p>
          </table:table-cell>
          <table:table-cell office:value-type="time" office:time-value="PT1109266H0M0S" table:style-name="ce15">
            <text:p>10:00:00 AM</text:p>
          </table:table-cell>
          <table:table-cell office:value-type="date" office:date-value="2026-07-16T20:00:00" table:style-name="ce14">
            <text:p>Thursday, July 16, 2026</text:p>
          </table:table-cell>
          <table:table-cell office:value-type="time" office:time-value="PT1109276H0M0S" table:style-name="ce15">
            <text:p>8:00:00 PM</text:p>
          </table:table-cell>
          <table:table-cell office:value-type="float" office:value="4320" table:style-name="ce11">
            <text:p>4,320</text:p>
          </table:table-cell>
          <table:table-cell office:value-type="float" office:value="10" table:style-name="ce16">
            <text:p>10.00</text:p>
          </table:table-cell>
          <table:table-cell table:number-columns-repeated="16376"/>
        </table:table-row>
        <table:table-row table:style-name="ro1">
          <table:table-cell office:value-type="string" table:style-name="ce13">
            <text:p>CAR/L/1011896</text:p>
          </table:table-cell>
          <table:table-cell office:value-type="string" table:style-name="ce13">
            <text:p>Kingairloch - Loch Uisge Dam</text:p>
          </table:table-cell>
          <table:table-cell office:value-type="date" office:date-value="2026-07-30T10:00:00" table:style-name="ce14">
            <text:p>Thursday, July 30, 2026</text:p>
          </table:table-cell>
          <table:table-cell office:value-type="time" office:time-value="PT1109602H0M0S" table:style-name="ce15">
            <text:p>10:00:00 AM</text:p>
          </table:table-cell>
          <table:table-cell office:value-type="date" office:date-value="2026-07-30T20:00:00" table:style-name="ce14">
            <text:p>Thursday, July 30, 2026</text:p>
          </table:table-cell>
          <table:table-cell office:value-type="time" office:time-value="PT1109612H0M0S" table:style-name="ce15">
            <text:p>8:00:00 PM</text:p>
          </table:table-cell>
          <table:table-cell office:value-type="float" office:value="4320" table:style-name="ce11">
            <text:p>4,320</text:p>
          </table:table-cell>
          <table:table-cell office:value-type="float" office:value="10" table:style-name="ce16">
            <text:p>10.00</text:p>
          </table:table-cell>
          <table:table-cell table:number-columns-repeated="16376"/>
        </table:table-row>
        <table:table-row table:style-name="ro1">
          <table:table-cell office:value-type="string" table:style-name="ce13">
            <text:p>CAR/L/1011896</text:p>
          </table:table-cell>
          <table:table-cell office:value-type="string" table:style-name="ce13">
            <text:p>Kingairloch - Loch Uisge Dam</text:p>
          </table:table-cell>
          <table:table-cell office:value-type="date" office:date-value="2026-07-31T10:00:00" table:style-name="ce14">
            <text:p>Friday, July 31, 2026</text:p>
          </table:table-cell>
          <table:table-cell office:value-type="time" office:time-value="PT1109626H0M0S" table:style-name="ce15">
            <text:p>10:00:00 AM</text:p>
          </table:table-cell>
          <table:table-cell office:value-type="date" office:date-value="2026-07-31T20:00:00" table:style-name="ce14">
            <text:p>Friday, July 31, 2026</text:p>
          </table:table-cell>
          <table:table-cell office:value-type="time" office:time-value="PT1109636H0M0S" table:style-name="ce15">
            <text:p>8:00:00 PM</text:p>
          </table:table-cell>
          <table:table-cell office:value-type="float" office:value="4320" table:style-name="ce11">
            <text:p>4,320</text:p>
          </table:table-cell>
          <table:table-cell office:value-type="float" office:value="10" table:style-name="ce16">
            <text:p>10.00</text:p>
          </table:table-cell>
          <table:table-cell table:number-columns-repeated="16376"/>
        </table:table-row>
        <table:table-row table:style-name="ro1">
          <table:table-cell office:value-type="string" table:style-name="ce13">
            <text:p>CAR/L/1011896</text:p>
          </table:table-cell>
          <table:table-cell office:value-type="string" table:style-name="ce13">
            <text:p>Kingairloch - Loch Uisge Dam</text:p>
          </table:table-cell>
          <table:table-cell office:value-type="date" office:date-value="2026-08-14T10:00:00" table:style-name="ce14">
            <text:p>Friday, August 14, 2026</text:p>
          </table:table-cell>
          <table:table-cell office:value-type="time" office:time-value="PT1109962H0M0S" table:style-name="ce15">
            <text:p>10:00:00 AM</text:p>
          </table:table-cell>
          <table:table-cell office:value-type="date" office:date-value="2026-08-14T20:00:00" table:style-name="ce14">
            <text:p>Friday, August 14, 2026</text:p>
          </table:table-cell>
          <table:table-cell office:value-type="time" office:time-value="PT1109972H0M0S" table:style-name="ce15">
            <text:p>8:00:00 PM</text:p>
          </table:table-cell>
          <table:table-cell office:value-type="float" office:value="4320" table:style-name="ce11">
            <text:p>4,320</text:p>
          </table:table-cell>
          <table:table-cell office:value-type="float" office:value="10" table:style-name="ce16">
            <text:p>10.00</text:p>
          </table:table-cell>
          <table:table-cell table:number-columns-repeated="16376"/>
        </table:table-row>
        <table:table-row table:style-name="ro1">
          <table:table-cell office:value-type="string" table:style-name="ce13">
            <text:p>CAR/L/1011896</text:p>
          </table:table-cell>
          <table:table-cell office:value-type="string" table:style-name="ce13">
            <text:p>Kingairloch - Loch Uisge Dam</text:p>
          </table:table-cell>
          <table:table-cell office:value-type="date" office:date-value="2026-08-28T10:00:00" table:style-name="ce14">
            <text:p>Friday, August 28, 2026</text:p>
          </table:table-cell>
          <table:table-cell office:value-type="time" office:time-value="PT1110298H0M0S" table:style-name="ce15">
            <text:p>10:00:00 AM</text:p>
          </table:table-cell>
          <table:table-cell office:value-type="date" office:date-value="2026-08-28T20:00:00" table:style-name="ce14">
            <text:p>Friday, August 28, 2026</text:p>
          </table:table-cell>
          <table:table-cell office:value-type="time" office:time-value="PT1110308H0M0S" table:style-name="ce15">
            <text:p>8:00:00 PM</text:p>
          </table:table-cell>
          <table:table-cell office:value-type="float" office:value="4320" table:style-name="ce11">
            <text:p>4,320</text:p>
          </table:table-cell>
          <table:table-cell office:value-type="float" office:value="10" table:style-name="ce16">
            <text:p>10.00</text:p>
          </table:table-cell>
          <table:table-cell table:number-columns-repeated="16376"/>
        </table:table-row>
        <table:table-row table:style-name="ro1">
          <table:table-cell office:value-type="string" table:style-name="ce13">
            <text:p>CAR/L/1011462</text:p>
          </table:table-cell>
          <table:table-cell office:value-type="string" table:style-name="ce13">
            <text:p>Loch Awe Barrage</text:p>
          </table:table-cell>
          <table:table-cell office:value-type="date" office:date-value="2026-05-02T08:00:00" table:style-name="ce14">
            <text:p>Saturday, May 02, 2026</text:p>
          </table:table-cell>
          <table:table-cell office:value-type="time" office:time-value="PT1107464H0M0S" table:style-name="ce15">
            <text:p>8:00:00 AM</text:p>
          </table:table-cell>
          <table:table-cell office:value-type="date" office:date-value="2026-05-02T20:00:00" table:style-name="ce14">
            <text:p>Saturday, May 02, 2026</text:p>
          </table:table-cell>
          <table:table-cell office:value-type="time" office:time-value="PT1107476H0M0S" table:style-name="ce15">
            <text:p>8:00:00 PM</text:p>
          </table:table-cell>
          <table:table-cell office:value-type="float" office:value="300000" table:style-name="ce11">
            <text:p>300,000</text:p>
          </table:table-cell>
          <table:table-cell office:value-type="float" office:value="12" table:style-name="ce16">
            <text:p>12.00</text:p>
          </table:table-cell>
          <table:table-cell table:number-columns-repeated="16376"/>
        </table:table-row>
        <table:table-row table:style-name="ro1">
          <table:table-cell office:value-type="string" table:style-name="ce13">
            <text:p>CAR/L/1011462</text:p>
          </table:table-cell>
          <table:table-cell office:value-type="string" table:style-name="ce13">
            <text:p>Loch Awe Barrage</text:p>
          </table:table-cell>
          <table:table-cell office:value-type="date" office:date-value="2026-05-09T06:00:00" table:style-name="ce14">
            <text:p>Saturday, May 09, 2026</text:p>
          </table:table-cell>
          <table:table-cell office:value-type="time" office:time-value="PT1107630H0M0S" table:style-name="ce15">
            <text:p>6:00:00 AM</text:p>
          </table:table-cell>
          <table:table-cell office:value-type="date" office:date-value="2026-05-09T18:00:00" table:style-name="ce14">
            <text:p>Saturday, May 09, 2026</text:p>
          </table:table-cell>
          <table:table-cell office:value-type="time" office:time-value="PT1107642H0M0S" table:style-name="ce15">
            <text:p>6:00:00 PM</text:p>
          </table:table-cell>
          <table:table-cell office:value-type="float" office:value="300000" table:style-name="ce11">
            <text:p>300,000</text:p>
          </table:table-cell>
          <table:table-cell office:value-type="float" office:value="12" table:style-name="ce16">
            <text:p>12.00</text:p>
          </table:table-cell>
          <table:table-cell table:number-columns-repeated="16376"/>
        </table:table-row>
        <table:table-row table:style-name="ro1">
          <table:table-cell office:value-type="string" table:style-name="ce13">
            <text:p>CAR/L/1011462</text:p>
          </table:table-cell>
          <table:table-cell office:value-type="string" table:style-name="ce13">
            <text:p>Loch Awe Barrage</text:p>
          </table:table-cell>
          <table:table-cell office:value-type="date" office:date-value="2026-05-03T06:00:00" table:style-name="ce14">
            <text:p>Sunday, May 03, 2026</text:p>
          </table:table-cell>
          <table:table-cell office:value-type="time" office:time-value="PT1107486H0M0S" table:style-name="ce15">
            <text:p>6:00:00 AM</text:p>
          </table:table-cell>
          <table:table-cell office:value-type="date" office:date-value="2026-05-03T18:00:00" table:style-name="ce14">
            <text:p>Sunday, May 03, 2026</text:p>
          </table:table-cell>
          <table:table-cell office:value-type="time" office:time-value="PT1107498H0M0S" table:style-name="ce15">
            <text:p>6:00:00 PM</text:p>
          </table:table-cell>
          <table:table-cell office:value-type="float" office:value="300000" table:style-name="ce11">
            <text:p>300,000</text:p>
          </table:table-cell>
          <table:table-cell office:value-type="float" office:value="12" table:style-name="ce16">
            <text:p>12.00</text:p>
          </table:table-cell>
          <table:table-cell table:number-columns-repeated="16376"/>
        </table:table-row>
        <table:table-row table:style-name="ro1">
          <table:table-cell office:value-type="string" table:style-name="ce13">
            <text:p>CAR/L/1011462</text:p>
          </table:table-cell>
          <table:table-cell office:value-type="string" table:style-name="ce13">
            <text:p>Loch Awe Barrage</text:p>
          </table:table-cell>
          <table:table-cell office:value-type="date" office:date-value="2026-07-26T08:00:00" table:style-name="ce14">
            <text:p>Sunday, July 26, 2026</text:p>
          </table:table-cell>
          <table:table-cell office:value-type="time" office:time-value="PT1109504H0M0S" table:style-name="ce15">
            <text:p>8:00:00 AM</text:p>
          </table:table-cell>
          <table:table-cell office:value-type="date" office:date-value="2026-07-27T08:00:00" table:style-name="ce14">
            <text:p>Monday, July 27, 2026</text:p>
          </table:table-cell>
          <table:table-cell office:value-type="time" office:time-value="PT1109528H0M0S" table:style-name="ce15">
            <text:p>8:00:00 AM</text:p>
          </table:table-cell>
          <table:table-cell office:value-type="float" office:value="500000" table:style-name="ce11">
            <text:p>500,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2</text:p>
          </table:table-cell>
          <table:table-cell office:value-type="string" table:style-name="ce13">
            <text:p>Loch Awe Barrage</text:p>
          </table:table-cell>
          <table:table-cell office:value-type="date" office:date-value="2026-08-30T08:00:00" table:style-name="ce14">
            <text:p>Sunday, August 30, 2026</text:p>
          </table:table-cell>
          <table:table-cell office:value-type="time" office:time-value="PT1110344H0M0S" table:style-name="ce15">
            <text:p>8:00:00 AM</text:p>
          </table:table-cell>
          <table:table-cell office:value-type="date" office:date-value="2026-08-31T08:00:00" table:style-name="ce14">
            <text:p>Monday, August 31, 2026</text:p>
          </table:table-cell>
          <table:table-cell office:value-type="time" office:time-value="PT1110368H0M0S" table:style-name="ce15">
            <text:p>8:00:00 AM</text:p>
          </table:table-cell>
          <table:table-cell office:value-type="float" office:value="500000" table:style-name="ce11">
            <text:p>500,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2</text:p>
          </table:table-cell>
          <table:table-cell office:value-type="string" table:style-name="ce13">
            <text:p>Loch Awe Barrage</text:p>
          </table:table-cell>
          <table:table-cell office:value-type="date" office:date-value="2026-09-27T08:00:00" table:style-name="ce14">
            <text:p>Sunday, September 27, 2026</text:p>
          </table:table-cell>
          <table:table-cell office:value-type="time" office:time-value="PT1111016H0M0S" table:style-name="ce15">
            <text:p>8:00:00 AM</text:p>
          </table:table-cell>
          <table:table-cell office:value-type="date" office:date-value="2026-09-28T08:00:00" table:style-name="ce14">
            <text:p>Monday, September 28, 2026</text:p>
          </table:table-cell>
          <table:table-cell office:value-type="time" office:time-value="PT1111040H0M0S" table:style-name="ce15">
            <text:p>8:00:00 AM</text:p>
          </table:table-cell>
          <table:table-cell office:value-type="float" office:value="600000" table:style-name="ce11">
            <text:p>600,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2</text:p>
          </table:table-cell>
          <table:table-cell office:value-type="string" table:style-name="ce13">
            <text:p>Loch Awe Barrage</text:p>
          </table:table-cell>
          <table:table-cell office:value-type="date" office:date-value="2026-10-09T12:00:00" table:style-name="ce14">
            <text:p>Friday, October 09, 2026</text:p>
          </table:table-cell>
          <table:table-cell office:value-type="time" office:time-value="PT1111308H0M0S" table:style-name="ce15">
            <text:p>12:00:00 PM</text:p>
          </table:table-cell>
          <table:table-cell office:value-type="date" office:date-value="2026-10-12T12:00:00" table:style-name="ce14">
            <text:p>Monday, October 12, 2026</text:p>
          </table:table-cell>
          <table:table-cell office:value-type="time" office:time-value="PT1111380H0M0S" table:style-name="ce15">
            <text:p>12:00:00 PM</text:p>
          </table:table-cell>
          <table:table-cell office:value-type="float" office:value="2100000" table:style-name="ce11">
            <text:p>2,100,000</text:p>
          </table:table-cell>
          <table:table-cell office:value-type="float" office:value="72" table:style-name="ce16">
            <text:p>72.00</text:p>
          </table:table-cell>
          <table:table-cell table:number-columns-repeated="16376"/>
        </table:table-row>
        <table:table-row table:style-name="ro1">
          <table:table-cell office:value-type="string" table:style-name="ce13">
            <text:p>CAR/L/1011462</text:p>
          </table:table-cell>
          <table:table-cell office:value-type="string" table:style-name="ce13">
            <text:p>Loch Awe Barrage</text:p>
          </table:table-cell>
          <table:table-cell office:value-type="date" office:date-value="2026-10-23T12:00:00" table:style-name="ce14">
            <text:p>Friday, October 23, 2026</text:p>
          </table:table-cell>
          <table:table-cell office:value-type="time" office:time-value="PT1111644H0M0S" table:style-name="ce15">
            <text:p>12:00:00 PM</text:p>
          </table:table-cell>
          <table:table-cell office:value-type="date" office:date-value="2026-10-26T12:00:00" table:style-name="ce14">
            <text:p>Monday, October 26, 2026</text:p>
          </table:table-cell>
          <table:table-cell office:value-type="time" office:time-value="PT1111716H0M0S" table:style-name="ce15">
            <text:p>12:00:00 PM</text:p>
          </table:table-cell>
          <table:table-cell office:value-type="float" office:value="2100000" table:style-name="ce11">
            <text:p>2,100,000</text:p>
          </table:table-cell>
          <table:table-cell office:value-type="float" office:value="72" table:style-name="ce16">
            <text:p>72.00</text:p>
          </table:table-cell>
          <table:table-cell table:number-columns-repeated="16376"/>
        </table:table-row>
        <table:table-row table:style-name="ro1">
          <table:table-cell office:value-type="string" table:style-name="ce13">
            <text:p>CAR/L/1011462</text:p>
          </table:table-cell>
          <table:table-cell office:value-type="string" table:style-name="ce13">
            <text:p>Loch Awe Barrage</text:p>
          </table:table-cell>
          <table:table-cell office:value-type="date" office:date-value="2026-11-06T12:00:00" table:style-name="ce14">
            <text:p>Friday, November 06, 2026</text:p>
          </table:table-cell>
          <table:table-cell office:value-type="time" office:time-value="PT1111980H0M0S" table:style-name="ce15">
            <text:p>12:00:00 PM</text:p>
          </table:table-cell>
          <table:table-cell office:value-type="date" office:date-value="2026-11-09T12:00:00" table:style-name="ce14">
            <text:p>Monday, November 09, 2026</text:p>
          </table:table-cell>
          <table:table-cell office:value-type="time" office:time-value="PT1112052H0M0S" table:style-name="ce15">
            <text:p>12:00:00 PM</text:p>
          </table:table-cell>
          <table:table-cell office:value-type="float" office:value="2100000" table:style-name="ce11">
            <text:p>2,100,000</text:p>
          </table:table-cell>
          <table:table-cell office:value-type="float" office:value="72" table:style-name="ce16">
            <text:p>72.00</text:p>
          </table:table-cell>
          <table:table-cell table:number-columns-repeated="16376"/>
        </table:table-row>
        <table:table-row table:style-name="ro1">
          <table:table-cell office:value-type="string" table:style-name="ce13">
            <text:p>CAR/L/1011462</text:p>
          </table:table-cell>
          <table:table-cell office:value-type="string" table:style-name="ce13">
            <text:p>Loch Awe Barrage</text:p>
          </table:table-cell>
          <table:table-cell office:value-type="date" office:date-value="2026-11-20T12:00:00" table:style-name="ce14">
            <text:p>Friday, November 20, 2026</text:p>
          </table:table-cell>
          <table:table-cell office:value-type="time" office:time-value="PT1112316H0M0S" table:style-name="ce15">
            <text:p>12:00:00 PM</text:p>
          </table:table-cell>
          <table:table-cell office:value-type="date" office:date-value="2026-11-23T12:00:00" table:style-name="ce14">
            <text:p>Monday, November 23, 2026</text:p>
          </table:table-cell>
          <table:table-cell office:value-type="time" office:time-value="PT1112388H0M0S" table:style-name="ce15">
            <text:p>12:00:00 PM</text:p>
          </table:table-cell>
          <table:table-cell office:value-type="float" office:value="2100000" table:style-name="ce11">
            <text:p>2,100,000</text:p>
          </table:table-cell>
          <table:table-cell office:value-type="float" office:value="72" table:style-name="ce16">
            <text:p>72.00</text:p>
          </table:table-cell>
          <table:table-cell table:number-columns-repeated="16376"/>
        </table:table-row>
        <table:table-row table:style-name="ro1">
          <table:table-cell office:value-type="string" table:style-name="ce13">
            <text:p>CAR/L/1011462</text:p>
          </table:table-cell>
          <table:table-cell office:value-type="string" table:style-name="ce13">
            <text:p>Loch Awe Barrage</text:p>
          </table:table-cell>
          <table:table-cell office:value-type="date" office:date-value="2026-12-04T12:00:00" table:style-name="ce14">
            <text:p>Friday, December 04, 2026</text:p>
          </table:table-cell>
          <table:table-cell office:value-type="time" office:time-value="PT1112652H0M0S" table:style-name="ce15">
            <text:p>12:00:00 PM</text:p>
          </table:table-cell>
          <table:table-cell office:value-type="date" office:date-value="2026-12-07T12:00:00" table:style-name="ce14">
            <text:p>Monday, December 07, 2026</text:p>
          </table:table-cell>
          <table:table-cell office:value-type="time" office:time-value="PT1112724H0M0S" table:style-name="ce15">
            <text:p>12:00:00 PM</text:p>
          </table:table-cell>
          <table:table-cell office:value-type="float" office:value="2100000" table:style-name="ce11">
            <text:p>2,100,000</text:p>
          </table:table-cell>
          <table:table-cell office:value-type="float" office:value="72" table:style-name="ce16">
            <text:p>72.00</text:p>
          </table:table-cell>
          <table:table-cell table:number-columns-repeated="16376"/>
        </table:table-row>
        <table:table-row table:style-name="ro1">
          <table:table-cell office:value-type="string" table:style-name="ce13">
            <text:p>CAR/L/1011462</text:p>
          </table:table-cell>
          <table:table-cell office:value-type="string" table:style-name="ce13">
            <text:p>Loch Awe Barrage</text:p>
          </table:table-cell>
          <table:table-cell office:value-type="date" office:date-value="2026-12-18T12:00:00" table:style-name="ce14">
            <text:p>Friday, December 18, 2026</text:p>
          </table:table-cell>
          <table:table-cell office:value-type="time" office:time-value="PT1112988H0M0S" table:style-name="ce15">
            <text:p>12:00:00 PM</text:p>
          </table:table-cell>
          <table:table-cell office:value-type="date" office:date-value="2026-12-21T12:00:00" table:style-name="ce14">
            <text:p>Monday, December 21, 2026</text:p>
          </table:table-cell>
          <table:table-cell office:value-type="time" office:time-value="PT1113060H0M0S" table:style-name="ce15">
            <text:p>12:00:00 PM</text:p>
          </table:table-cell>
          <table:table-cell office:value-type="float" office:value="2100000" table:style-name="ce11">
            <text:p>2,100,000</text:p>
          </table:table-cell>
          <table:table-cell office:value-type="float" office:value="72" table:style-name="ce16">
            <text:p>72.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6-01T09:00:00" table:style-name="ce14">
            <text:p>Monday, June 01, 2026</text:p>
          </table:table-cell>
          <table:table-cell office:value-type="time" office:time-value="PT1108185H0M0S" table:style-name="ce15">
            <text:p>9:00:00 AM</text:p>
          </table:table-cell>
          <table:table-cell office:value-type="date" office:date-value="2026-06-02T11:00:00" table:style-name="ce14">
            <text:p>Tuesday, June 02, 2026</text:p>
          </table:table-cell>
          <table:table-cell office:value-type="time" office:time-value="PT1108211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6-05T09:00:00" table:style-name="ce14">
            <text:p>Friday, June 05, 2026</text:p>
          </table:table-cell>
          <table:table-cell office:value-type="time" office:time-value="PT1108281H0M0S" table:style-name="ce15">
            <text:p>9:00:00 AM</text:p>
          </table:table-cell>
          <table:table-cell office:value-type="date" office:date-value="2026-06-06T11:00:00" table:style-name="ce14">
            <text:p>Saturday, June 06, 2026</text:p>
          </table:table-cell>
          <table:table-cell office:value-type="time" office:time-value="PT1108307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6-08T09:00:00" table:style-name="ce14">
            <text:p>Monday, June 08, 2026</text:p>
          </table:table-cell>
          <table:table-cell office:value-type="time" office:time-value="PT1108353H0M0S" table:style-name="ce15">
            <text:p>9:00:00 AM</text:p>
          </table:table-cell>
          <table:table-cell office:value-type="date" office:date-value="2026-06-09T11:00:00" table:style-name="ce14">
            <text:p>Tuesday, June 09, 2026</text:p>
          </table:table-cell>
          <table:table-cell office:value-type="time" office:time-value="PT1108379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6-12T09:00:00" table:style-name="ce14">
            <text:p>Friday, June 12, 2026</text:p>
          </table:table-cell>
          <table:table-cell office:value-type="time" office:time-value="PT1108449H0M0S" table:style-name="ce15">
            <text:p>9:00:00 AM</text:p>
          </table:table-cell>
          <table:table-cell office:value-type="date" office:date-value="2026-06-13T11:00:00" table:style-name="ce14">
            <text:p>Saturday, June 13, 2026</text:p>
          </table:table-cell>
          <table:table-cell office:value-type="time" office:time-value="PT1108475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6-15T09:00:00" table:style-name="ce14">
            <text:p>Monday, June 15, 2026</text:p>
          </table:table-cell>
          <table:table-cell office:value-type="time" office:time-value="PT1108521H0M0S" table:style-name="ce15">
            <text:p>9:00:00 AM</text:p>
          </table:table-cell>
          <table:table-cell office:value-type="date" office:date-value="2026-06-16T11:00:00" table:style-name="ce14">
            <text:p>Tuesday, June 16, 2026</text:p>
          </table:table-cell>
          <table:table-cell office:value-type="time" office:time-value="PT1108547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6-19T09:00:00" table:style-name="ce14">
            <text:p>Friday, June 19, 2026</text:p>
          </table:table-cell>
          <table:table-cell office:value-type="time" office:time-value="PT1108617H0M0S" table:style-name="ce15">
            <text:p>9:00:00 AM</text:p>
          </table:table-cell>
          <table:table-cell office:value-type="date" office:date-value="2026-06-20T11:00:00" table:style-name="ce14">
            <text:p>Saturday, June 20, 2026</text:p>
          </table:table-cell>
          <table:table-cell office:value-type="time" office:time-value="PT1108643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6-22T09:00:00" table:style-name="ce14">
            <text:p>Monday, June 22, 2026</text:p>
          </table:table-cell>
          <table:table-cell office:value-type="time" office:time-value="PT1108689H0M0S" table:style-name="ce15">
            <text:p>9:00:00 AM</text:p>
          </table:table-cell>
          <table:table-cell office:value-type="date" office:date-value="2026-06-23T11:00:00" table:style-name="ce14">
            <text:p>Tuesday, June 23, 2026</text:p>
          </table:table-cell>
          <table:table-cell office:value-type="time" office:time-value="PT1108715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6-26T09:00:00" table:style-name="ce14">
            <text:p>Friday, June 26, 2026</text:p>
          </table:table-cell>
          <table:table-cell office:value-type="time" office:time-value="PT1108785H0M0S" table:style-name="ce15">
            <text:p>9:00:00 AM</text:p>
          </table:table-cell>
          <table:table-cell office:value-type="date" office:date-value="2026-06-27T11:00:00" table:style-name="ce14">
            <text:p>Saturday, June 27, 2026</text:p>
          </table:table-cell>
          <table:table-cell office:value-type="time" office:time-value="PT1108811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6-29T09:00:00" table:style-name="ce14">
            <text:p>Monday, June 29, 2026</text:p>
          </table:table-cell>
          <table:table-cell office:value-type="time" office:time-value="PT1108857H0M0S" table:style-name="ce15">
            <text:p>9:00:00 AM</text:p>
          </table:table-cell>
          <table:table-cell office:value-type="date" office:date-value="2026-06-30T11:00:00" table:style-name="ce14">
            <text:p>Tuesday, June 30, 2026</text:p>
          </table:table-cell>
          <table:table-cell office:value-type="time" office:time-value="PT1108883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7-03T09:00:00" table:style-name="ce14">
            <text:p>Friday, July 03, 2026</text:p>
          </table:table-cell>
          <table:table-cell office:value-type="time" office:time-value="PT1108953H0M0S" table:style-name="ce15">
            <text:p>9:00:00 AM</text:p>
          </table:table-cell>
          <table:table-cell office:value-type="date" office:date-value="2026-07-04T11:00:00" table:style-name="ce14">
            <text:p>Saturday, July 04, 2026</text:p>
          </table:table-cell>
          <table:table-cell office:value-type="time" office:time-value="PT1108979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7-06T09:00:00" table:style-name="ce14">
            <text:p>Monday, July 06, 2026</text:p>
          </table:table-cell>
          <table:table-cell office:value-type="time" office:time-value="PT1109025H0M0S" table:style-name="ce15">
            <text:p>9:00:00 AM</text:p>
          </table:table-cell>
          <table:table-cell office:value-type="date" office:date-value="2026-07-07T11:00:00" table:style-name="ce14">
            <text:p>Tuesday, July 07, 2026</text:p>
          </table:table-cell>
          <table:table-cell office:value-type="time" office:time-value="PT1109051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7-10T09:00:00" table:style-name="ce14">
            <text:p>Friday, July 10, 2026</text:p>
          </table:table-cell>
          <table:table-cell office:value-type="time" office:time-value="PT1109121H0M0S" table:style-name="ce15">
            <text:p>9:00:00 AM</text:p>
          </table:table-cell>
          <table:table-cell office:value-type="date" office:date-value="2026-07-11T11:00:00" table:style-name="ce14">
            <text:p>Saturday, July 11, 2026</text:p>
          </table:table-cell>
          <table:table-cell office:value-type="time" office:time-value="PT1109147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7-13T09:00:00" table:style-name="ce14">
            <text:p>Monday, July 13, 2026</text:p>
          </table:table-cell>
          <table:table-cell office:value-type="time" office:time-value="PT1109193H0M0S" table:style-name="ce15">
            <text:p>9:00:00 AM</text:p>
          </table:table-cell>
          <table:table-cell office:value-type="date" office:date-value="2026-07-14T11:00:00" table:style-name="ce14">
            <text:p>Tuesday, July 14, 2026</text:p>
          </table:table-cell>
          <table:table-cell office:value-type="time" office:time-value="PT1109219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7-17T09:00:00" table:style-name="ce14">
            <text:p>Friday, July 17, 2026</text:p>
          </table:table-cell>
          <table:table-cell office:value-type="time" office:time-value="PT1109289H0M0S" table:style-name="ce15">
            <text:p>9:00:00 AM</text:p>
          </table:table-cell>
          <table:table-cell office:value-type="date" office:date-value="2026-07-18T11:00:00" table:style-name="ce14">
            <text:p>Saturday, July 18, 2026</text:p>
          </table:table-cell>
          <table:table-cell office:value-type="time" office:time-value="PT1109315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7-20T09:00:00" table:style-name="ce14">
            <text:p>Monday, July 20, 2026</text:p>
          </table:table-cell>
          <table:table-cell office:value-type="time" office:time-value="PT1109361H0M0S" table:style-name="ce15">
            <text:p>9:00:00 AM</text:p>
          </table:table-cell>
          <table:table-cell office:value-type="date" office:date-value="2026-07-21T11:00:00" table:style-name="ce14">
            <text:p>Tuesday, July 21, 2026</text:p>
          </table:table-cell>
          <table:table-cell office:value-type="time" office:time-value="PT1109387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7-24T09:00:00" table:style-name="ce14">
            <text:p>Friday, July 24, 2026</text:p>
          </table:table-cell>
          <table:table-cell office:value-type="time" office:time-value="PT1109457H0M0S" table:style-name="ce15">
            <text:p>9:00:00 AM</text:p>
          </table:table-cell>
          <table:table-cell office:value-type="date" office:date-value="2026-07-25T11:00:00" table:style-name="ce14">
            <text:p>Saturday, July 25, 2026</text:p>
          </table:table-cell>
          <table:table-cell office:value-type="time" office:time-value="PT1109483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7-27T09:00:00" table:style-name="ce14">
            <text:p>Monday, July 27, 2026</text:p>
          </table:table-cell>
          <table:table-cell office:value-type="time" office:time-value="PT1109529H0M0S" table:style-name="ce15">
            <text:p>9:00:00 AM</text:p>
          </table:table-cell>
          <table:table-cell office:value-type="date" office:date-value="2026-07-28T11:00:00" table:style-name="ce14">
            <text:p>Tuesday, July 28, 2026</text:p>
          </table:table-cell>
          <table:table-cell office:value-type="time" office:time-value="PT1109555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7-31T09:00:00" table:style-name="ce14">
            <text:p>Friday, July 31, 2026</text:p>
          </table:table-cell>
          <table:table-cell office:value-type="time" office:time-value="PT1109625H0M0S" table:style-name="ce15">
            <text:p>9:00:00 AM</text:p>
          </table:table-cell>
          <table:table-cell office:value-type="date" office:date-value="2026-08-01T11:00:00" table:style-name="ce14">
            <text:p>Saturday, August 01, 2026</text:p>
          </table:table-cell>
          <table:table-cell office:value-type="time" office:time-value="PT1109651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8-03T09:00:00" table:style-name="ce14">
            <text:p>Monday, August 03, 2026</text:p>
          </table:table-cell>
          <table:table-cell office:value-type="time" office:time-value="PT1109697H0M0S" table:style-name="ce15">
            <text:p>9:00:00 AM</text:p>
          </table:table-cell>
          <table:table-cell office:value-type="date" office:date-value="2026-08-04T11:00:00" table:style-name="ce14">
            <text:p>Tuesday, August 04, 2026</text:p>
          </table:table-cell>
          <table:table-cell office:value-type="time" office:time-value="PT1109723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8-07T09:00:00" table:style-name="ce14">
            <text:p>Friday, August 07, 2026</text:p>
          </table:table-cell>
          <table:table-cell office:value-type="time" office:time-value="PT1109793H0M0S" table:style-name="ce15">
            <text:p>9:00:00 AM</text:p>
          </table:table-cell>
          <table:table-cell office:value-type="date" office:date-value="2026-08-08T11:00:00" table:style-name="ce14">
            <text:p>Saturday, August 08, 2026</text:p>
          </table:table-cell>
          <table:table-cell office:value-type="time" office:time-value="PT1109819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8-10T09:00:00" table:style-name="ce14">
            <text:p>Monday, August 10, 2026</text:p>
          </table:table-cell>
          <table:table-cell office:value-type="time" office:time-value="PT1109865H0M0S" table:style-name="ce15">
            <text:p>9:00:00 AM</text:p>
          </table:table-cell>
          <table:table-cell office:value-type="date" office:date-value="2026-08-11T11:00:00" table:style-name="ce14">
            <text:p>Tuesday, August 11, 2026</text:p>
          </table:table-cell>
          <table:table-cell office:value-type="time" office:time-value="PT1109891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8-14T09:00:00" table:style-name="ce14">
            <text:p>Friday, August 14, 2026</text:p>
          </table:table-cell>
          <table:table-cell office:value-type="time" office:time-value="PT1109961H0M0S" table:style-name="ce15">
            <text:p>9:00:00 AM</text:p>
          </table:table-cell>
          <table:table-cell office:value-type="date" office:date-value="2026-08-15T11:00:00" table:style-name="ce14">
            <text:p>Saturday, August 15, 2026</text:p>
          </table:table-cell>
          <table:table-cell office:value-type="time" office:time-value="PT1109987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8-17T09:00:00" table:style-name="ce14">
            <text:p>Monday, August 17, 2026</text:p>
          </table:table-cell>
          <table:table-cell office:value-type="time" office:time-value="PT1110033H0M0S" table:style-name="ce15">
            <text:p>9:00:00 AM</text:p>
          </table:table-cell>
          <table:table-cell office:value-type="date" office:date-value="2026-08-18T11:00:00" table:style-name="ce14">
            <text:p>Tuesday, August 18, 2026</text:p>
          </table:table-cell>
          <table:table-cell office:value-type="time" office:time-value="PT1110059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8-21T09:00:00" table:style-name="ce14">
            <text:p>Friday, August 21, 2026</text:p>
          </table:table-cell>
          <table:table-cell office:value-type="time" office:time-value="PT1110129H0M0S" table:style-name="ce15">
            <text:p>9:00:00 AM</text:p>
          </table:table-cell>
          <table:table-cell office:value-type="date" office:date-value="2026-08-22T11:00:00" table:style-name="ce14">
            <text:p>Saturday, August 22, 2026</text:p>
          </table:table-cell>
          <table:table-cell office:value-type="time" office:time-value="PT1110155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8-24T09:00:00" table:style-name="ce14">
            <text:p>Monday, August 24, 2026</text:p>
          </table:table-cell>
          <table:table-cell office:value-type="time" office:time-value="PT1110201H0M0S" table:style-name="ce15">
            <text:p>9:00:00 AM</text:p>
          </table:table-cell>
          <table:table-cell office:value-type="date" office:date-value="2026-08-25T11:00:00" table:style-name="ce14">
            <text:p>Tuesday, August 25, 2026</text:p>
          </table:table-cell>
          <table:table-cell office:value-type="time" office:time-value="PT1110227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8-28T09:00:00" table:style-name="ce14">
            <text:p>Friday, August 28, 2026</text:p>
          </table:table-cell>
          <table:table-cell office:value-type="time" office:time-value="PT1110297H0M0S" table:style-name="ce15">
            <text:p>9:00:00 AM</text:p>
          </table:table-cell>
          <table:table-cell office:value-type="date" office:date-value="2026-08-29T11:00:00" table:style-name="ce14">
            <text:p>Saturday, August 29, 2026</text:p>
          </table:table-cell>
          <table:table-cell office:value-type="time" office:time-value="PT1110323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8-31T09:00:00" table:style-name="ce14">
            <text:p>Monday, August 31, 2026</text:p>
          </table:table-cell>
          <table:table-cell office:value-type="time" office:time-value="PT1110369H0M0S" table:style-name="ce15">
            <text:p>9:00:00 AM</text:p>
          </table:table-cell>
          <table:table-cell office:value-type="date" office:date-value="2026-09-01T11:00:00" table:style-name="ce14">
            <text:p>Tuesday, September 01, 2026</text:p>
          </table:table-cell>
          <table:table-cell office:value-type="time" office:time-value="PT1110395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9-04T09:00:00" table:style-name="ce14">
            <text:p>Friday, September 04, 2026</text:p>
          </table:table-cell>
          <table:table-cell office:value-type="time" office:time-value="PT1110465H0M0S" table:style-name="ce15">
            <text:p>9:00:00 AM</text:p>
          </table:table-cell>
          <table:table-cell office:value-type="date" office:date-value="2026-09-05T11:00:00" table:style-name="ce14">
            <text:p>Saturday, September 05, 2026</text:p>
          </table:table-cell>
          <table:table-cell office:value-type="time" office:time-value="PT1110491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9-07T09:00:00" table:style-name="ce14">
            <text:p>Monday, September 07, 2026</text:p>
          </table:table-cell>
          <table:table-cell office:value-type="time" office:time-value="PT1110537H0M0S" table:style-name="ce15">
            <text:p>9:00:00 AM</text:p>
          </table:table-cell>
          <table:table-cell office:value-type="date" office:date-value="2026-09-08T11:00:00" table:style-name="ce14">
            <text:p>Tuesday, September 08, 2026</text:p>
          </table:table-cell>
          <table:table-cell office:value-type="time" office:time-value="PT1110563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9-11T09:00:00" table:style-name="ce14">
            <text:p>Friday, September 11, 2026</text:p>
          </table:table-cell>
          <table:table-cell office:value-type="time" office:time-value="PT1110633H0M0S" table:style-name="ce15">
            <text:p>9:00:00 AM</text:p>
          </table:table-cell>
          <table:table-cell office:value-type="date" office:date-value="2026-09-12T11:00:00" table:style-name="ce14">
            <text:p>Saturday, September 12, 2026</text:p>
          </table:table-cell>
          <table:table-cell office:value-type="time" office:time-value="PT1110659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9-14T09:00:00" table:style-name="ce14">
            <text:p>Monday, September 14, 2026</text:p>
          </table:table-cell>
          <table:table-cell office:value-type="time" office:time-value="PT1110705H0M0S" table:style-name="ce15">
            <text:p>9:00:00 AM</text:p>
          </table:table-cell>
          <table:table-cell office:value-type="date" office:date-value="2026-09-15T11:00:00" table:style-name="ce14">
            <text:p>Tuesday, September 15, 2026</text:p>
          </table:table-cell>
          <table:table-cell office:value-type="time" office:time-value="PT1110731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9-18T09:00:00" table:style-name="ce14">
            <text:p>Friday, September 18, 2026</text:p>
          </table:table-cell>
          <table:table-cell office:value-type="time" office:time-value="PT1110801H0M0S" table:style-name="ce15">
            <text:p>9:00:00 AM</text:p>
          </table:table-cell>
          <table:table-cell office:value-type="date" office:date-value="2026-09-19T11:00:00" table:style-name="ce14">
            <text:p>Saturday, September 19, 2026</text:p>
          </table:table-cell>
          <table:table-cell office:value-type="time" office:time-value="PT1110827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9-21T09:00:00" table:style-name="ce14">
            <text:p>Monday, September 21, 2026</text:p>
          </table:table-cell>
          <table:table-cell office:value-type="time" office:time-value="PT1110873H0M0S" table:style-name="ce15">
            <text:p>9:00:00 AM</text:p>
          </table:table-cell>
          <table:table-cell office:value-type="date" office:date-value="2026-09-22T11:00:00" table:style-name="ce14">
            <text:p>Tuesday, September 22, 2026</text:p>
          </table:table-cell>
          <table:table-cell office:value-type="time" office:time-value="PT1110899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9-25T09:00:00" table:style-name="ce14">
            <text:p>Friday, September 25, 2026</text:p>
          </table:table-cell>
          <table:table-cell office:value-type="time" office:time-value="PT1110969H0M0S" table:style-name="ce15">
            <text:p>9:00:00 AM</text:p>
          </table:table-cell>
          <table:table-cell office:value-type="date" office:date-value="2026-09-26T11:00:00" table:style-name="ce14">
            <text:p>Saturday, September 26, 2026</text:p>
          </table:table-cell>
          <table:table-cell office:value-type="time" office:time-value="PT1110995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09-28T09:00:00" table:style-name="ce14">
            <text:p>Monday, September 28, 2026</text:p>
          </table:table-cell>
          <table:table-cell office:value-type="time" office:time-value="PT1111041H0M0S" table:style-name="ce15">
            <text:p>9:00:00 AM</text:p>
          </table:table-cell>
          <table:table-cell office:value-type="date" office:date-value="2026-09-29T11:00:00" table:style-name="ce14">
            <text:p>Tuesday, September 29, 2026</text:p>
          </table:table-cell>
          <table:table-cell office:value-type="time" office:time-value="PT1111067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10-02T09:00:00" table:style-name="ce14">
            <text:p>Friday, October 02, 2026</text:p>
          </table:table-cell>
          <table:table-cell office:value-type="time" office:time-value="PT1111137H0M0S" table:style-name="ce15">
            <text:p>9:00:00 AM</text:p>
          </table:table-cell>
          <table:table-cell office:value-type="date" office:date-value="2026-10-03T11:00:00" table:style-name="ce14">
            <text:p>Saturday, October 03, 2026</text:p>
          </table:table-cell>
          <table:table-cell office:value-type="time" office:time-value="PT1111163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10-05T09:00:00" table:style-name="ce14">
            <text:p>Monday, October 05, 2026</text:p>
          </table:table-cell>
          <table:table-cell office:value-type="time" office:time-value="PT1111209H0M0S" table:style-name="ce15">
            <text:p>9:00:00 AM</text:p>
          </table:table-cell>
          <table:table-cell office:value-type="date" office:date-value="2026-10-06T11:00:00" table:style-name="ce14">
            <text:p>Tuesday, October 06, 2026</text:p>
          </table:table-cell>
          <table:table-cell office:value-type="time" office:time-value="PT1111235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10-09T09:00:00" table:style-name="ce14">
            <text:p>Friday, October 09, 2026</text:p>
          </table:table-cell>
          <table:table-cell office:value-type="time" office:time-value="PT1111305H0M0S" table:style-name="ce15">
            <text:p>9:00:00 AM</text:p>
          </table:table-cell>
          <table:table-cell office:value-type="date" office:date-value="2026-10-10T11:00:00" table:style-name="ce14">
            <text:p>Saturday, October 10, 2026</text:p>
          </table:table-cell>
          <table:table-cell office:value-type="time" office:time-value="PT1111331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10-12T09:00:00" table:style-name="ce14">
            <text:p>Monday, October 12, 2026</text:p>
          </table:table-cell>
          <table:table-cell office:value-type="time" office:time-value="PT1111377H0M0S" table:style-name="ce15">
            <text:p>9:00:00 AM</text:p>
          </table:table-cell>
          <table:table-cell office:value-type="date" office:date-value="2026-10-13T11:00:00" table:style-name="ce14">
            <text:p>Tuesday, October 13, 2026</text:p>
          </table:table-cell>
          <table:table-cell office:value-type="time" office:time-value="PT1111403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10-16T09:00:00" table:style-name="ce14">
            <text:p>Friday, October 16, 2026</text:p>
          </table:table-cell>
          <table:table-cell office:value-type="time" office:time-value="PT1111473H0M0S" table:style-name="ce15">
            <text:p>9:00:00 AM</text:p>
          </table:table-cell>
          <table:table-cell office:value-type="date" office:date-value="2026-10-17T11:00:00" table:style-name="ce14">
            <text:p>Saturday, October 17, 2026</text:p>
          </table:table-cell>
          <table:table-cell office:value-type="time" office:time-value="PT1111499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10-19T09:00:00" table:style-name="ce14">
            <text:p>Monday, October 19, 2026</text:p>
          </table:table-cell>
          <table:table-cell office:value-type="time" office:time-value="PT1111545H0M0S" table:style-name="ce15">
            <text:p>9:00:00 AM</text:p>
          </table:table-cell>
          <table:table-cell office:value-type="date" office:date-value="2026-10-20T11:00:00" table:style-name="ce14">
            <text:p>Tuesday, October 20, 2026</text:p>
          </table:table-cell>
          <table:table-cell office:value-type="time" office:time-value="PT1111571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10-23T09:00:00" table:style-name="ce14">
            <text:p>Friday, October 23, 2026</text:p>
          </table:table-cell>
          <table:table-cell office:value-type="time" office:time-value="PT1111641H0M0S" table:style-name="ce15">
            <text:p>9:00:00 AM</text:p>
          </table:table-cell>
          <table:table-cell office:value-type="date" office:date-value="2026-10-24T11:00:00" table:style-name="ce14">
            <text:p>Saturday, October 24, 2026</text:p>
          </table:table-cell>
          <table:table-cell office:value-type="time" office:time-value="PT1111667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10-26T09:00:00" table:style-name="ce14">
            <text:p>Monday, October 26, 2026</text:p>
          </table:table-cell>
          <table:table-cell office:value-type="time" office:time-value="PT1111713H0M0S" table:style-name="ce15">
            <text:p>9:00:00 AM</text:p>
          </table:table-cell>
          <table:table-cell office:value-type="date" office:date-value="2026-10-27T11:00:00" table:style-name="ce14">
            <text:p>Tuesday, October 27, 2026</text:p>
          </table:table-cell>
          <table:table-cell office:value-type="time" office:time-value="PT1111739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10-30T09:00:00" table:style-name="ce14">
            <text:p>Friday, October 30, 2026</text:p>
          </table:table-cell>
          <table:table-cell office:value-type="time" office:time-value="PT1111809H0M0S" table:style-name="ce15">
            <text:p>9:00:00 AM</text:p>
          </table:table-cell>
          <table:table-cell office:value-type="date" office:date-value="2026-10-31T11:00:00" table:style-name="ce14">
            <text:p>Saturday, October 31, 2026</text:p>
          </table:table-cell>
          <table:table-cell office:value-type="time" office:time-value="PT1111835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11-02T09:00:00" table:style-name="ce14">
            <text:p>Monday, November 02, 2026</text:p>
          </table:table-cell>
          <table:table-cell office:value-type="time" office:time-value="PT1111881H0M0S" table:style-name="ce15">
            <text:p>9:00:00 AM</text:p>
          </table:table-cell>
          <table:table-cell office:value-type="date" office:date-value="2026-11-03T11:00:00" table:style-name="ce14">
            <text:p>Tuesday, November 03, 2026</text:p>
          </table:table-cell>
          <table:table-cell office:value-type="time" office:time-value="PT1111907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11-06T09:00:00" table:style-name="ce14">
            <text:p>Friday, November 06, 2026</text:p>
          </table:table-cell>
          <table:table-cell office:value-type="time" office:time-value="PT1111977H0M0S" table:style-name="ce15">
            <text:p>9:00:00 AM</text:p>
          </table:table-cell>
          <table:table-cell office:value-type="date" office:date-value="2026-11-07T11:00:00" table:style-name="ce14">
            <text:p>Saturday, November 07, 2026</text:p>
          </table:table-cell>
          <table:table-cell office:value-type="time" office:time-value="PT1112003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11-09T09:00:00" table:style-name="ce14">
            <text:p>Monday, November 09, 2026</text:p>
          </table:table-cell>
          <table:table-cell office:value-type="time" office:time-value="PT1112049H0M0S" table:style-name="ce15">
            <text:p>9:00:00 AM</text:p>
          </table:table-cell>
          <table:table-cell office:value-type="date" office:date-value="2026-11-10T11:00:00" table:style-name="ce14">
            <text:p>Tuesday, November 10, 2026</text:p>
          </table:table-cell>
          <table:table-cell office:value-type="time" office:time-value="PT1112075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Luichart - River Conon</text:p>
          </table:table-cell>
          <table:table-cell office:value-type="date" office:date-value="2026-11-13T09:00:00" table:style-name="ce14">
            <text:p>Friday, November 13, 2026</text:p>
          </table:table-cell>
          <table:table-cell office:value-type="time" office:time-value="PT1112145H0M0S" table:style-name="ce15">
            <text:p>9:00:00 AM</text:p>
          </table:table-cell>
          <table:table-cell office:value-type="date" office:date-value="2026-11-14T11:00:00" table:style-name="ce14">
            <text:p>Saturday, November 14, 2026</text:p>
          </table:table-cell>
          <table:table-cell office:value-type="time" office:time-value="PT1112171H0M0S" table:style-name="ce15">
            <text:p>11:00:00 AM</text:p>
          </table:table-cell>
          <table:table-cell office:value-type="float" office:value="159110" table:style-name="ce11">
            <text:p>159,110</text:p>
          </table:table-cell>
          <table:table-cell office:value-type="float" office:value="26" table:style-name="ce16">
            <text:p>26.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6-04T09:00:00" table:style-name="ce14">
            <text:p>Thursday, June 04, 2026</text:p>
          </table:table-cell>
          <table:table-cell office:value-type="time" office:time-value="PT1108257H0M0S" table:style-name="ce15">
            <text:p>9:00:00 AM</text:p>
          </table:table-cell>
          <table:table-cell office:value-type="date" office:date-value="2026-06-05T09:00:00" table:style-name="ce14">
            <text:p>Friday, June 05, 2026</text:p>
          </table:table-cell>
          <table:table-cell office:value-type="time" office:time-value="PT1108281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6-11T09:00:00" table:style-name="ce14">
            <text:p>Thursday, June 11, 2026</text:p>
          </table:table-cell>
          <table:table-cell office:value-type="time" office:time-value="PT1108425H0M0S" table:style-name="ce15">
            <text:p>9:00:00 AM</text:p>
          </table:table-cell>
          <table:table-cell office:value-type="date" office:date-value="2026-06-12T09:00:00" table:style-name="ce14">
            <text:p>Friday, June 12, 2026</text:p>
          </table:table-cell>
          <table:table-cell office:value-type="time" office:time-value="PT1108449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6-18T09:00:00" table:style-name="ce14">
            <text:p>Thursday, June 18, 2026</text:p>
          </table:table-cell>
          <table:table-cell office:value-type="time" office:time-value="PT1108593H0M0S" table:style-name="ce15">
            <text:p>9:00:00 AM</text:p>
          </table:table-cell>
          <table:table-cell office:value-type="date" office:date-value="2026-06-19T09:00:00" table:style-name="ce14">
            <text:p>Friday, June 19, 2026</text:p>
          </table:table-cell>
          <table:table-cell office:value-type="time" office:time-value="PT1108617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6-25T09:00:00" table:style-name="ce14">
            <text:p>Thursday, June 25, 2026</text:p>
          </table:table-cell>
          <table:table-cell office:value-type="time" office:time-value="PT1108761H0M0S" table:style-name="ce15">
            <text:p>9:00:00 AM</text:p>
          </table:table-cell>
          <table:table-cell office:value-type="date" office:date-value="2026-06-26T09:00:00" table:style-name="ce14">
            <text:p>Friday, June 26, 2026</text:p>
          </table:table-cell>
          <table:table-cell office:value-type="time" office:time-value="PT1108785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7-02T09:00:00" table:style-name="ce14">
            <text:p>Thursday, July 02, 2026</text:p>
          </table:table-cell>
          <table:table-cell office:value-type="time" office:time-value="PT1108929H0M0S" table:style-name="ce15">
            <text:p>9:00:00 AM</text:p>
          </table:table-cell>
          <table:table-cell office:value-type="date" office:date-value="2026-07-03T09:00:00" table:style-name="ce14">
            <text:p>Friday, July 03, 2026</text:p>
          </table:table-cell>
          <table:table-cell office:value-type="time" office:time-value="PT1108953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7-09T09:00:00" table:style-name="ce14">
            <text:p>Thursday, July 09, 2026</text:p>
          </table:table-cell>
          <table:table-cell office:value-type="time" office:time-value="PT1109097H0M0S" table:style-name="ce15">
            <text:p>9:00:00 AM</text:p>
          </table:table-cell>
          <table:table-cell office:value-type="date" office:date-value="2026-07-10T09:00:00" table:style-name="ce14">
            <text:p>Friday, July 10, 2026</text:p>
          </table:table-cell>
          <table:table-cell office:value-type="time" office:time-value="PT1109121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7-16T09:00:00" table:style-name="ce14">
            <text:p>Thursday, July 16, 2026</text:p>
          </table:table-cell>
          <table:table-cell office:value-type="time" office:time-value="PT1109265H0M0S" table:style-name="ce15">
            <text:p>9:00:00 AM</text:p>
          </table:table-cell>
          <table:table-cell office:value-type="date" office:date-value="2026-07-17T09:00:00" table:style-name="ce14">
            <text:p>Friday, July 17, 2026</text:p>
          </table:table-cell>
          <table:table-cell office:value-type="time" office:time-value="PT1109289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7-23T09:00:00" table:style-name="ce14">
            <text:p>Thursday, July 23, 2026</text:p>
          </table:table-cell>
          <table:table-cell office:value-type="time" office:time-value="PT1109433H0M0S" table:style-name="ce15">
            <text:p>9:00:00 AM</text:p>
          </table:table-cell>
          <table:table-cell office:value-type="date" office:date-value="2026-07-24T09:00:00" table:style-name="ce14">
            <text:p>Friday, July 24, 2026</text:p>
          </table:table-cell>
          <table:table-cell office:value-type="time" office:time-value="PT1109457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7-30T09:00:00" table:style-name="ce14">
            <text:p>Thursday, July 30, 2026</text:p>
          </table:table-cell>
          <table:table-cell office:value-type="time" office:time-value="PT1109601H0M0S" table:style-name="ce15">
            <text:p>9:00:00 AM</text:p>
          </table:table-cell>
          <table:table-cell office:value-type="date" office:date-value="2026-07-31T09:00:00" table:style-name="ce14">
            <text:p>Friday, July 31, 2026</text:p>
          </table:table-cell>
          <table:table-cell office:value-type="time" office:time-value="PT1109625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8-06T09:00:00" table:style-name="ce14">
            <text:p>Thursday, August 06, 2026</text:p>
          </table:table-cell>
          <table:table-cell office:value-type="time" office:time-value="PT1109769H0M0S" table:style-name="ce15">
            <text:p>9:00:00 AM</text:p>
          </table:table-cell>
          <table:table-cell office:value-type="date" office:date-value="2026-08-07T09:00:00" table:style-name="ce14">
            <text:p>Friday, August 07, 2026</text:p>
          </table:table-cell>
          <table:table-cell office:value-type="time" office:time-value="PT1109793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8-13T09:00:00" table:style-name="ce14">
            <text:p>Thursday, August 13, 2026</text:p>
          </table:table-cell>
          <table:table-cell office:value-type="time" office:time-value="PT1109937H0M0S" table:style-name="ce15">
            <text:p>9:00:00 AM</text:p>
          </table:table-cell>
          <table:table-cell office:value-type="date" office:date-value="2026-08-14T09:00:00" table:style-name="ce14">
            <text:p>Friday, August 14, 2026</text:p>
          </table:table-cell>
          <table:table-cell office:value-type="time" office:time-value="PT1109961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8-20T09:00:00" table:style-name="ce14">
            <text:p>Thursday, August 20, 2026</text:p>
          </table:table-cell>
          <table:table-cell office:value-type="time" office:time-value="PT1110105H0M0S" table:style-name="ce15">
            <text:p>9:00:00 AM</text:p>
          </table:table-cell>
          <table:table-cell office:value-type="date" office:date-value="2026-08-21T09:00:00" table:style-name="ce14">
            <text:p>Friday, August 21, 2026</text:p>
          </table:table-cell>
          <table:table-cell office:value-type="time" office:time-value="PT1110129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8-27T09:00:00" table:style-name="ce14">
            <text:p>Thursday, August 27, 2026</text:p>
          </table:table-cell>
          <table:table-cell office:value-type="time" office:time-value="PT1110273H0M0S" table:style-name="ce15">
            <text:p>9:00:00 AM</text:p>
          </table:table-cell>
          <table:table-cell office:value-type="date" office:date-value="2026-08-28T09:00:00" table:style-name="ce14">
            <text:p>Friday, August 28, 2026</text:p>
          </table:table-cell>
          <table:table-cell office:value-type="time" office:time-value="PT1110297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9-03T09:00:00" table:style-name="ce14">
            <text:p>Thursday, September 03, 2026</text:p>
          </table:table-cell>
          <table:table-cell office:value-type="time" office:time-value="PT1110441H0M0S" table:style-name="ce15">
            <text:p>9:00:00 AM</text:p>
          </table:table-cell>
          <table:table-cell office:value-type="date" office:date-value="2026-09-04T09:00:00" table:style-name="ce14">
            <text:p>Friday, September 04, 2026</text:p>
          </table:table-cell>
          <table:table-cell office:value-type="time" office:time-value="PT1110465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9-10T09:00:00" table:style-name="ce14">
            <text:p>Thursday, September 10, 2026</text:p>
          </table:table-cell>
          <table:table-cell office:value-type="time" office:time-value="PT1110609H0M0S" table:style-name="ce15">
            <text:p>9:00:00 AM</text:p>
          </table:table-cell>
          <table:table-cell office:value-type="date" office:date-value="2026-09-11T09:00:00" table:style-name="ce14">
            <text:p>Friday, September 11, 2026</text:p>
          </table:table-cell>
          <table:table-cell office:value-type="time" office:time-value="PT1110633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9-17T09:00:00" table:style-name="ce14">
            <text:p>Thursday, September 17, 2026</text:p>
          </table:table-cell>
          <table:table-cell office:value-type="time" office:time-value="PT1110777H0M0S" table:style-name="ce15">
            <text:p>9:00:00 AM</text:p>
          </table:table-cell>
          <table:table-cell office:value-type="date" office:date-value="2026-09-18T09:00:00" table:style-name="ce14">
            <text:p>Friday, September 18, 2026</text:p>
          </table:table-cell>
          <table:table-cell office:value-type="time" office:time-value="PT1110801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09-24T09:00:00" table:style-name="ce14">
            <text:p>Thursday, September 24, 2026</text:p>
          </table:table-cell>
          <table:table-cell office:value-type="time" office:time-value="PT1110945H0M0S" table:style-name="ce15">
            <text:p>9:00:00 AM</text:p>
          </table:table-cell>
          <table:table-cell office:value-type="date" office:date-value="2026-09-25T09:00:00" table:style-name="ce14">
            <text:p>Friday, September 25, 2026</text:p>
          </table:table-cell>
          <table:table-cell office:value-type="time" office:time-value="PT1110969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10-01T09:00:00" table:style-name="ce14">
            <text:p>Thursday, October 01, 2026</text:p>
          </table:table-cell>
          <table:table-cell office:value-type="time" office:time-value="PT1111113H0M0S" table:style-name="ce15">
            <text:p>9:00:00 AM</text:p>
          </table:table-cell>
          <table:table-cell office:value-type="date" office:date-value="2026-10-02T09:00:00" table:style-name="ce14">
            <text:p>Friday, October 02, 2026</text:p>
          </table:table-cell>
          <table:table-cell office:value-type="time" office:time-value="PT1111137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10-08T09:00:00" table:style-name="ce14">
            <text:p>Thursday, October 08, 2026</text:p>
          </table:table-cell>
          <table:table-cell office:value-type="time" office:time-value="PT1111281H0M0S" table:style-name="ce15">
            <text:p>9:00:00 AM</text:p>
          </table:table-cell>
          <table:table-cell office:value-type="date" office:date-value="2026-10-09T09:00:00" table:style-name="ce14">
            <text:p>Friday, October 09, 2026</text:p>
          </table:table-cell>
          <table:table-cell office:value-type="time" office:time-value="PT1111305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10-15T09:00:00" table:style-name="ce14">
            <text:p>Thursday, October 15, 2026</text:p>
          </table:table-cell>
          <table:table-cell office:value-type="time" office:time-value="PT1111449H0M0S" table:style-name="ce15">
            <text:p>9:00:00 AM</text:p>
          </table:table-cell>
          <table:table-cell office:value-type="date" office:date-value="2026-10-16T09:00:00" table:style-name="ce14">
            <text:p>Friday, October 16, 2026</text:p>
          </table:table-cell>
          <table:table-cell office:value-type="time" office:time-value="PT1111473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10-22T09:00:00" table:style-name="ce14">
            <text:p>Thursday, October 22, 2026</text:p>
          </table:table-cell>
          <table:table-cell office:value-type="time" office:time-value="PT1111617H0M0S" table:style-name="ce15">
            <text:p>9:00:00 AM</text:p>
          </table:table-cell>
          <table:table-cell office:value-type="date" office:date-value="2026-10-23T09:00:00" table:style-name="ce14">
            <text:p>Friday, October 23, 2026</text:p>
          </table:table-cell>
          <table:table-cell office:value-type="time" office:time-value="PT1111641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464</text:p>
          </table:table-cell>
          <table:table-cell office:value-type="string" table:style-name="ce13">
            <text:p>Meig - River Meig</text:p>
          </table:table-cell>
          <table:table-cell office:value-type="date" office:date-value="2026-10-29T09:00:00" table:style-name="ce14">
            <text:p>Thursday, October 29, 2026</text:p>
          </table:table-cell>
          <table:table-cell office:value-type="time" office:time-value="PT1111785H0M0S" table:style-name="ce15">
            <text:p>9:00:00 AM</text:p>
          </table:table-cell>
          <table:table-cell office:value-type="date" office:date-value="2026-10-30T09:00:00" table:style-name="ce14">
            <text:p>Friday, October 30, 2026</text:p>
          </table:table-cell>
          <table:table-cell office:value-type="time" office:time-value="PT1111809H0M0S" table:style-name="ce15">
            <text:p>9:00:00 AM</text:p>
          </table:table-cell>
          <table:table-cell office:value-type="float" office:value="36000" table:style-name="ce11">
            <text:p>36,000</text:p>
          </table:table-cell>
          <table:table-cell office:value-type="float" office:value="24" table:style-name="ce16">
            <text:p>24.00</text:p>
          </table:table-cell>
          <table:table-cell table:number-columns-repeated="16376"/>
        </table:table-row>
        <table:table-row table:style-name="ro1">
          <table:table-cell office:value-type="string" table:style-name="ce13">
            <text:p>CAR/L/1011854</text:p>
          </table:table-cell>
          <table:table-cell office:value-type="string" table:style-name="ce13">
            <text:p>River Shira</text:p>
          </table:table-cell>
          <table:table-cell office:value-type="date" office:date-value="2026-06-01T10:00:00" table:style-name="ce14">
            <text:p>Monday, June 01, 2026</text:p>
          </table:table-cell>
          <table:table-cell office:value-type="time" office:time-value="PT1108186H0M0S" table:style-name="ce15">
            <text:p>10:00:00 AM</text:p>
          </table:table-cell>
          <table:table-cell office:value-type="date" office:date-value="2026-06-03T10:00:00" table:style-name="ce14">
            <text:p>Wednesday, June 03, 2026</text:p>
          </table:table-cell>
          <table:table-cell office:value-type="time" office:time-value="PT1108234H0M0S" table:style-name="ce15">
            <text:p>10:00:00 AM</text:p>
          </table:table-cell>
          <table:table-cell office:value-type="float" office:value="363688" table:style-name="ce11">
            <text:p>363,688</text:p>
          </table:table-cell>
          <table:table-cell office:value-type="float" office:value="48" table:style-name="ce16">
            <text:p>48.00</text:p>
          </table:table-cell>
          <table:table-cell table:number-columns-repeated="16376"/>
        </table:table-row>
        <table:table-row table:style-name="ro1">
          <table:table-cell office:value-type="string" table:style-name="ce13">
            <text:p>CAR/L/1011854</text:p>
          </table:table-cell>
          <table:table-cell office:value-type="string" table:style-name="ce13">
            <text:p>River Shira</text:p>
          </table:table-cell>
          <table:table-cell office:value-type="date" office:date-value="2026-06-15T10:00:00" table:style-name="ce14">
            <text:p>Monday, June 15, 2026</text:p>
          </table:table-cell>
          <table:table-cell office:value-type="time" office:time-value="PT1108522H0M0S" table:style-name="ce15">
            <text:p>10:00:00 AM</text:p>
          </table:table-cell>
          <table:table-cell office:value-type="date" office:date-value="2026-06-17T10:00:00" table:style-name="ce14">
            <text:p>Wednesday, June 17, 2026</text:p>
          </table:table-cell>
          <table:table-cell office:value-type="time" office:time-value="PT1108570H0M0S" table:style-name="ce15">
            <text:p>10:00:00 AM</text:p>
          </table:table-cell>
          <table:table-cell office:value-type="float" office:value="363688" table:style-name="ce11">
            <text:p>363,688</text:p>
          </table:table-cell>
          <table:table-cell office:value-type="float" office:value="48" table:style-name="ce16">
            <text:p>48.00</text:p>
          </table:table-cell>
          <table:table-cell table:number-columns-repeated="16376"/>
        </table:table-row>
        <table:table-row table:style-name="ro1">
          <table:table-cell office:value-type="string" table:style-name="ce13">
            <text:p>CAR/L/1011854</text:p>
          </table:table-cell>
          <table:table-cell office:value-type="string" table:style-name="ce13">
            <text:p>River Shira</text:p>
          </table:table-cell>
          <table:table-cell office:value-type="date" office:date-value="2026-06-29T10:00:00" table:style-name="ce14">
            <text:p>Monday, June 29, 2026</text:p>
          </table:table-cell>
          <table:table-cell office:value-type="time" office:time-value="PT1108858H0M0S" table:style-name="ce15">
            <text:p>10:00:00 AM</text:p>
          </table:table-cell>
          <table:table-cell office:value-type="date" office:date-value="2026-07-01T10:00:00" table:style-name="ce14">
            <text:p>Wednesday, July 01, 2026</text:p>
          </table:table-cell>
          <table:table-cell office:value-type="time" office:time-value="PT1108906H0M0S" table:style-name="ce15">
            <text:p>10:00:00 AM</text:p>
          </table:table-cell>
          <table:table-cell office:value-type="float" office:value="363688" table:style-name="ce11">
            <text:p>363,688</text:p>
          </table:table-cell>
          <table:table-cell office:value-type="float" office:value="48" table:style-name="ce16">
            <text:p>48.00</text:p>
          </table:table-cell>
          <table:table-cell table:number-columns-repeated="16376"/>
        </table:table-row>
        <table:table-row table:style-name="ro1">
          <table:table-cell office:value-type="string" table:style-name="ce13">
            <text:p>CAR/L/1011854</text:p>
          </table:table-cell>
          <table:table-cell office:value-type="string" table:style-name="ce13">
            <text:p>River Shira</text:p>
          </table:table-cell>
          <table:table-cell office:value-type="date" office:date-value="2026-07-13T10:00:00" table:style-name="ce14">
            <text:p>Monday, July 13, 2026</text:p>
          </table:table-cell>
          <table:table-cell office:value-type="time" office:time-value="PT1109194H0M0S" table:style-name="ce15">
            <text:p>10:00:00 AM</text:p>
          </table:table-cell>
          <table:table-cell office:value-type="date" office:date-value="2026-07-15T10:00:00" table:style-name="ce14">
            <text:p>Wednesday, July 15, 2026</text:p>
          </table:table-cell>
          <table:table-cell office:value-type="time" office:time-value="PT1109242H0M0S" table:style-name="ce15">
            <text:p>10:00:00 AM</text:p>
          </table:table-cell>
          <table:table-cell office:value-type="float" office:value="363688" table:style-name="ce11">
            <text:p>363,688</text:p>
          </table:table-cell>
          <table:table-cell office:value-type="float" office:value="48" table:style-name="ce16">
            <text:p>48.00</text:p>
          </table:table-cell>
          <table:table-cell table:number-columns-repeated="16376"/>
        </table:table-row>
        <table:table-row table:style-name="ro1">
          <table:table-cell office:value-type="string" table:style-name="ce13">
            <text:p>CAR/L/1011854</text:p>
          </table:table-cell>
          <table:table-cell office:value-type="string" table:style-name="ce13">
            <text:p>River Shira</text:p>
          </table:table-cell>
          <table:table-cell office:value-type="date" office:date-value="2026-07-23T10:00:00" table:style-name="ce14">
            <text:p>Thursday, July 23, 2026</text:p>
          </table:table-cell>
          <table:table-cell office:value-type="time" office:time-value="PT1109434H0M0S" table:style-name="ce15">
            <text:p>10:00:00 AM</text:p>
          </table:table-cell>
          <table:table-cell office:value-type="date" office:date-value="2026-07-25T10:00:00" table:style-name="ce14">
            <text:p>Saturday, July 25, 2026</text:p>
          </table:table-cell>
          <table:table-cell office:value-type="time" office:time-value="PT1109482H0M0S" table:style-name="ce15">
            <text:p>10:00:00 AM</text:p>
          </table:table-cell>
          <table:table-cell office:value-type="float" office:value="363688" table:style-name="ce11">
            <text:p>363,688</text:p>
          </table:table-cell>
          <table:table-cell office:value-type="float" office:value="48" table:style-name="ce16">
            <text:p>48.00</text:p>
          </table:table-cell>
          <table:table-cell table:number-columns-repeated="16376"/>
        </table:table-row>
        <table:table-row table:style-name="ro1">
          <table:table-cell office:value-type="string" table:style-name="ce13">
            <text:p>CAR/L/1011854</text:p>
          </table:table-cell>
          <table:table-cell office:value-type="string" table:style-name="ce13">
            <text:p>River Shira</text:p>
          </table:table-cell>
          <table:table-cell office:value-type="date" office:date-value="2026-08-10T10:00:00" table:style-name="ce14">
            <text:p>Monday, August 10, 2026</text:p>
          </table:table-cell>
          <table:table-cell office:value-type="time" office:time-value="PT1109866H0M0S" table:style-name="ce15">
            <text:p>10:00:00 AM</text:p>
          </table:table-cell>
          <table:table-cell office:value-type="date" office:date-value="2026-08-12T10:00:00" table:style-name="ce14">
            <text:p>Wednesday, August 12, 2026</text:p>
          </table:table-cell>
          <table:table-cell office:value-type="time" office:time-value="PT1109914H0M0S" table:style-name="ce15">
            <text:p>10:00:00 AM</text:p>
          </table:table-cell>
          <table:table-cell office:value-type="float" office:value="363688" table:style-name="ce11">
            <text:p>363,688</text:p>
          </table:table-cell>
          <table:table-cell office:value-type="float" office:value="48" table:style-name="ce16">
            <text:p>48.00</text:p>
          </table:table-cell>
          <table:table-cell table:number-columns-repeated="16376"/>
        </table:table-row>
        <table:table-row table:style-name="ro1">
          <table:table-cell office:value-type="string" table:style-name="ce13">
            <text:p>CAR/L/1011854</text:p>
          </table:table-cell>
          <table:table-cell office:value-type="string" table:style-name="ce13">
            <text:p>River Shira</text:p>
          </table:table-cell>
          <table:table-cell office:value-type="date" office:date-value="2026-08-24T10:00:00" table:style-name="ce14">
            <text:p>Monday, August 24, 2026</text:p>
          </table:table-cell>
          <table:table-cell office:value-type="time" office:time-value="PT1110202H0M0S" table:style-name="ce15">
            <text:p>10:00:00 AM</text:p>
          </table:table-cell>
          <table:table-cell office:value-type="date" office:date-value="2026-08-26T10:00:00" table:style-name="ce14">
            <text:p>Wednesday, August 26, 2026</text:p>
          </table:table-cell>
          <table:table-cell office:value-type="time" office:time-value="PT1110250H0M0S" table:style-name="ce15">
            <text:p>10:00:00 AM</text:p>
          </table:table-cell>
          <table:table-cell office:value-type="float" office:value="363688" table:style-name="ce11">
            <text:p>363,688</text:p>
          </table:table-cell>
          <table:table-cell office:value-type="float" office:value="48" table:style-name="ce16">
            <text:p>48.00</text:p>
          </table:table-cell>
          <table:table-cell table:number-columns-repeated="16376"/>
        </table:table-row>
        <table:table-row table:style-name="ro1">
          <table:table-cell office:value-type="string" table:style-name="ce13">
            <text:p>CAR/L/1011854</text:p>
          </table:table-cell>
          <table:table-cell office:value-type="string" table:style-name="ce13">
            <text:p>River Shira</text:p>
          </table:table-cell>
          <table:table-cell office:value-type="date" office:date-value="2026-09-07T10:00:00" table:style-name="ce14">
            <text:p>Monday, September 07, 2026</text:p>
          </table:table-cell>
          <table:table-cell office:value-type="time" office:time-value="PT1110538H0M0S" table:style-name="ce15">
            <text:p>10:00:00 AM</text:p>
          </table:table-cell>
          <table:table-cell office:value-type="date" office:date-value="2026-09-09T10:00:00" table:style-name="ce14">
            <text:p>Wednesday, September 09, 2026</text:p>
          </table:table-cell>
          <table:table-cell office:value-type="time" office:time-value="PT1110586H0M0S" table:style-name="ce15">
            <text:p>10:00:00 AM</text:p>
          </table:table-cell>
          <table:table-cell office:value-type="float" office:value="363688" table:style-name="ce11">
            <text:p>363,688</text:p>
          </table:table-cell>
          <table:table-cell office:value-type="float" office:value="48" table:style-name="ce16">
            <text:p>48.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4-04T15:00:00" table:style-name="ce14">
            <text:p>Saturday, April 04, 2026</text:p>
          </table:table-cell>
          <table:table-cell office:value-type="time" office:time-value="PT1106799H0M0S" table:style-name="ce15">
            <text:p>3:00:00 PM</text:p>
          </table:table-cell>
          <table:table-cell office:value-type="date" office:date-value="2026-04-05T11:00:00" table:style-name="ce14">
            <text:p>Sunday, April 05, 2026</text:p>
          </table:table-cell>
          <table:table-cell office:value-type="time" office:time-value="PT1106819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4-15T15:00:00" table:style-name="ce14">
            <text:p>Wednesday, April 15, 2026</text:p>
          </table:table-cell>
          <table:table-cell office:value-type="time" office:time-value="PT1107063H0M0S" table:style-name="ce15">
            <text:p>3:00:00 PM</text:p>
          </table:table-cell>
          <table:table-cell office:value-type="date" office:date-value="2026-04-16T11:00:00" table:style-name="ce14">
            <text:p>Thursday, April 16, 2026</text:p>
          </table:table-cell>
          <table:table-cell office:value-type="time" office:time-value="PT1107083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4-27T15:00:00" table:style-name="ce14">
            <text:p>Monday, April 27, 2026</text:p>
          </table:table-cell>
          <table:table-cell office:value-type="time" office:time-value="PT1107351H0M0S" table:style-name="ce15">
            <text:p>3:00:00 PM</text:p>
          </table:table-cell>
          <table:table-cell office:value-type="date" office:date-value="2026-04-28T11:00:00" table:style-name="ce14">
            <text:p>Tuesday, April 28, 2026</text:p>
          </table:table-cell>
          <table:table-cell office:value-type="time" office:time-value="PT1107371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5-06T15:00:00" table:style-name="ce14">
            <text:p>Wednesday, May 06, 2026</text:p>
          </table:table-cell>
          <table:table-cell office:value-type="time" office:time-value="PT1107567H0M0S" table:style-name="ce15">
            <text:p>3:00:00 PM</text:p>
          </table:table-cell>
          <table:table-cell office:value-type="date" office:date-value="2026-05-07T11:00:00" table:style-name="ce14">
            <text:p>Thursday, May 07, 2026</text:p>
          </table:table-cell>
          <table:table-cell office:value-type="time" office:time-value="PT1107587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5-13T15:00:00" table:style-name="ce14">
            <text:p>Wednesday, May 13, 2026</text:p>
          </table:table-cell>
          <table:table-cell office:value-type="time" office:time-value="PT1107735H0M0S" table:style-name="ce15">
            <text:p>3:00:00 PM</text:p>
          </table:table-cell>
          <table:table-cell office:value-type="date" office:date-value="2026-05-14T11:00:00" table:style-name="ce14">
            <text:p>Thursday, May 14, 2026</text:p>
          </table:table-cell>
          <table:table-cell office:value-type="time" office:time-value="PT1107755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5-20T15:00:00" table:style-name="ce14">
            <text:p>Wednesday, May 20, 2026</text:p>
          </table:table-cell>
          <table:table-cell office:value-type="time" office:time-value="PT1107903H0M0S" table:style-name="ce15">
            <text:p>3:00:00 PM</text:p>
          </table:table-cell>
          <table:table-cell office:value-type="date" office:date-value="2026-05-21T11:00:00" table:style-name="ce14">
            <text:p>Thursday, May 21, 2026</text:p>
          </table:table-cell>
          <table:table-cell office:value-type="time" office:time-value="PT1107923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5-26T15:00:00" table:style-name="ce14">
            <text:p>Tuesday, May 26, 2026</text:p>
          </table:table-cell>
          <table:table-cell office:value-type="time" office:time-value="PT1108047H0M0S" table:style-name="ce15">
            <text:p>3:00:00 PM</text:p>
          </table:table-cell>
          <table:table-cell office:value-type="date" office:date-value="2026-05-27T11:00:00" table:style-name="ce14">
            <text:p>Wednesday, May 27, 2026</text:p>
          </table:table-cell>
          <table:table-cell office:value-type="time" office:time-value="PT1108067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6-03T15:00:00" table:style-name="ce14">
            <text:p>Wednesday, June 03, 2026</text:p>
          </table:table-cell>
          <table:table-cell office:value-type="time" office:time-value="PT1108239H0M0S" table:style-name="ce15">
            <text:p>3:00:00 PM</text:p>
          </table:table-cell>
          <table:table-cell office:value-type="date" office:date-value="2026-06-04T11:00:00" table:style-name="ce14">
            <text:p>Thursday, June 04, 2026</text:p>
          </table:table-cell>
          <table:table-cell office:value-type="time" office:time-value="PT1108259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6-11T15:00:00" table:style-name="ce14">
            <text:p>Thursday, June 11, 2026</text:p>
          </table:table-cell>
          <table:table-cell office:value-type="time" office:time-value="PT1108431H0M0S" table:style-name="ce15">
            <text:p>3:00:00 PM</text:p>
          </table:table-cell>
          <table:table-cell office:value-type="date" office:date-value="2026-06-12T11:00:00" table:style-name="ce14">
            <text:p>Friday, June 12, 2026</text:p>
          </table:table-cell>
          <table:table-cell office:value-type="time" office:time-value="PT1108451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6-15T15:00:00" table:style-name="ce14">
            <text:p>Monday, June 15, 2026</text:p>
          </table:table-cell>
          <table:table-cell office:value-type="time" office:time-value="PT1108527H0M0S" table:style-name="ce15">
            <text:p>3:00:00 PM</text:p>
          </table:table-cell>
          <table:table-cell office:value-type="date" office:date-value="2026-06-16T11:00:00" table:style-name="ce14">
            <text:p>Tuesday, June 16, 2026</text:p>
          </table:table-cell>
          <table:table-cell office:value-type="time" office:time-value="PT1108547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6-23T15:00:00" table:style-name="ce14">
            <text:p>Tuesday, June 23, 2026</text:p>
          </table:table-cell>
          <table:table-cell office:value-type="time" office:time-value="PT1108719H0M0S" table:style-name="ce15">
            <text:p>3:00:00 PM</text:p>
          </table:table-cell>
          <table:table-cell office:value-type="date" office:date-value="2026-06-24T11:00:00" table:style-name="ce14">
            <text:p>Wednesday, June 24, 2026</text:p>
          </table:table-cell>
          <table:table-cell office:value-type="time" office:time-value="PT1108739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7-01T15:00:00" table:style-name="ce14">
            <text:p>Wednesday, July 01, 2026</text:p>
          </table:table-cell>
          <table:table-cell office:value-type="time" office:time-value="PT1108911H0M0S" table:style-name="ce15">
            <text:p>3:00:00 PM</text:p>
          </table:table-cell>
          <table:table-cell office:value-type="date" office:date-value="2026-07-02T11:00:00" table:style-name="ce14">
            <text:p>Thursday, July 02, 2026</text:p>
          </table:table-cell>
          <table:table-cell office:value-type="time" office:time-value="PT1108931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7-08T15:00:00" table:style-name="ce14">
            <text:p>Wednesday, July 08, 2026</text:p>
          </table:table-cell>
          <table:table-cell office:value-type="time" office:time-value="PT1109079H0M0S" table:style-name="ce15">
            <text:p>3:00:00 PM</text:p>
          </table:table-cell>
          <table:table-cell office:value-type="date" office:date-value="2026-07-09T11:00:00" table:style-name="ce14">
            <text:p>Thursday, July 09, 2026</text:p>
          </table:table-cell>
          <table:table-cell office:value-type="time" office:time-value="PT1109099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7-16T15:00:00" table:style-name="ce14">
            <text:p>Thursday, July 16, 2026</text:p>
          </table:table-cell>
          <table:table-cell office:value-type="time" office:time-value="PT1109271H0M0S" table:style-name="ce15">
            <text:p>3:00:00 PM</text:p>
          </table:table-cell>
          <table:table-cell office:value-type="date" office:date-value="2026-07-17T11:00:00" table:style-name="ce14">
            <text:p>Friday, July 17, 2026</text:p>
          </table:table-cell>
          <table:table-cell office:value-type="time" office:time-value="PT1109291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7-20T15:00:00" table:style-name="ce14">
            <text:p>Monday, July 20, 2026</text:p>
          </table:table-cell>
          <table:table-cell office:value-type="time" office:time-value="PT1109367H0M0S" table:style-name="ce15">
            <text:p>3:00:00 PM</text:p>
          </table:table-cell>
          <table:table-cell office:value-type="date" office:date-value="2026-07-21T11:00:00" table:style-name="ce14">
            <text:p>Tuesday, July 21, 2026</text:p>
          </table:table-cell>
          <table:table-cell office:value-type="time" office:time-value="PT1109387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7-28T15:00:00" table:style-name="ce14">
            <text:p>Tuesday, July 28, 2026</text:p>
          </table:table-cell>
          <table:table-cell office:value-type="time" office:time-value="PT1109559H0M0S" table:style-name="ce15">
            <text:p>3:00:00 PM</text:p>
          </table:table-cell>
          <table:table-cell office:value-type="date" office:date-value="2026-07-29T11:00:00" table:style-name="ce14">
            <text:p>Wednesday, July 29, 2026</text:p>
          </table:table-cell>
          <table:table-cell office:value-type="time" office:time-value="PT1109579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8-03T15:00:00" table:style-name="ce14">
            <text:p>Monday, August 03, 2026</text:p>
          </table:table-cell>
          <table:table-cell office:value-type="time" office:time-value="PT1109703H0M0S" table:style-name="ce15">
            <text:p>3:00:00 PM</text:p>
          </table:table-cell>
          <table:table-cell office:value-type="date" office:date-value="2026-08-04T11:00:00" table:style-name="ce14">
            <text:p>Tuesday, August 04, 2026</text:p>
          </table:table-cell>
          <table:table-cell office:value-type="time" office:time-value="PT1109723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8-11T15:00:00" table:style-name="ce14">
            <text:p>Tuesday, August 11, 2026</text:p>
          </table:table-cell>
          <table:table-cell office:value-type="time" office:time-value="PT1109895H0M0S" table:style-name="ce15">
            <text:p>3:00:00 PM</text:p>
          </table:table-cell>
          <table:table-cell office:value-type="date" office:date-value="2026-08-12T11:00:00" table:style-name="ce14">
            <text:p>Wednesday, August 12, 2026</text:p>
          </table:table-cell>
          <table:table-cell office:value-type="time" office:time-value="PT1109915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8-20T15:00:00" table:style-name="ce14">
            <text:p>Thursday, August 20, 2026</text:p>
          </table:table-cell>
          <table:table-cell office:value-type="time" office:time-value="PT1110111H0M0S" table:style-name="ce15">
            <text:p>3:00:00 PM</text:p>
          </table:table-cell>
          <table:table-cell office:value-type="date" office:date-value="2026-08-21T11:00:00" table:style-name="ce14">
            <text:p>Friday, August 21, 2026</text:p>
          </table:table-cell>
          <table:table-cell office:value-type="time" office:time-value="PT1110131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8-27T15:00:00" table:style-name="ce14">
            <text:p>Thursday, August 27, 2026</text:p>
          </table:table-cell>
          <table:table-cell office:value-type="time" office:time-value="PT1110279H0M0S" table:style-name="ce15">
            <text:p>3:00:00 PM</text:p>
          </table:table-cell>
          <table:table-cell office:value-type="date" office:date-value="2026-08-28T11:00:00" table:style-name="ce14">
            <text:p>Friday, August 28, 2026</text:p>
          </table:table-cell>
          <table:table-cell office:value-type="time" office:time-value="PT1110299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9-02T15:00:00" table:style-name="ce14">
            <text:p>Wednesday, September 02, 2026</text:p>
          </table:table-cell>
          <table:table-cell office:value-type="time" office:time-value="PT1110423H0M0S" table:style-name="ce15">
            <text:p>3:00:00 PM</text:p>
          </table:table-cell>
          <table:table-cell office:value-type="date" office:date-value="2026-09-03T11:00:00" table:style-name="ce14">
            <text:p>Thursday, September 03, 2026</text:p>
          </table:table-cell>
          <table:table-cell office:value-type="time" office:time-value="PT1110443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9-10T15:00:00" table:style-name="ce14">
            <text:p>Thursday, September 10, 2026</text:p>
          </table:table-cell>
          <table:table-cell office:value-type="time" office:time-value="PT1110615H0M0S" table:style-name="ce15">
            <text:p>3:00:00 PM</text:p>
          </table:table-cell>
          <table:table-cell office:value-type="date" office:date-value="2026-09-11T11:00:00" table:style-name="ce14">
            <text:p>Friday, September 11, 2026</text:p>
          </table:table-cell>
          <table:table-cell office:value-type="time" office:time-value="PT1110635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9-16T15:00:00" table:style-name="ce14">
            <text:p>Wednesday, September 16, 2026</text:p>
          </table:table-cell>
          <table:table-cell office:value-type="time" office:time-value="PT1110759H0M0S" table:style-name="ce15">
            <text:p>3:00:00 PM</text:p>
          </table:table-cell>
          <table:table-cell office:value-type="date" office:date-value="2026-09-17T11:00:00" table:style-name="ce14">
            <text:p>Thursday, September 17, 2026</text:p>
          </table:table-cell>
          <table:table-cell office:value-type="time" office:time-value="PT1110779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9-22T15:00:00" table:style-name="ce14">
            <text:p>Tuesday, September 22, 2026</text:p>
          </table:table-cell>
          <table:table-cell office:value-type="time" office:time-value="PT1110903H0M0S" table:style-name="ce15">
            <text:p>3:00:00 PM</text:p>
          </table:table-cell>
          <table:table-cell office:value-type="date" office:date-value="2026-09-23T11:00:00" table:style-name="ce14">
            <text:p>Wednesday, September 23, 2026</text:p>
          </table:table-cell>
          <table:table-cell office:value-type="time" office:time-value="PT1110923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09-29T15:00:00" table:style-name="ce14">
            <text:p>Tuesday, September 29, 2026</text:p>
          </table:table-cell>
          <table:table-cell office:value-type="time" office:time-value="PT1111071H0M0S" table:style-name="ce15">
            <text:p>3:00:00 PM</text:p>
          </table:table-cell>
          <table:table-cell office:value-type="date" office:date-value="2026-09-30T11:00:00" table:style-name="ce14">
            <text:p>Wednesday, September 30, 2026</text:p>
          </table:table-cell>
          <table:table-cell office:value-type="time" office:time-value="PT1111091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10-07T15:00:00" table:style-name="ce14">
            <text:p>Wednesday, October 07, 2026</text:p>
          </table:table-cell>
          <table:table-cell office:value-type="time" office:time-value="PT1111263H0M0S" table:style-name="ce15">
            <text:p>3:00:00 PM</text:p>
          </table:table-cell>
          <table:table-cell office:value-type="date" office:date-value="2026-10-08T11:00:00" table:style-name="ce14">
            <text:p>Thursday, October 08, 2026</text:p>
          </table:table-cell>
          <table:table-cell office:value-type="time" office:time-value="PT1111283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style-name="ro1">
          <table:table-cell office:value-type="string" table:style-name="ce13">
            <text:p>CAR/L/1011412</text:p>
          </table:table-cell>
          <table:table-cell office:value-type="string" table:style-name="ce13">
            <text:p>Stronuich – River Lyon</text:p>
          </table:table-cell>
          <table:table-cell office:value-type="date" office:date-value="2026-10-13T15:00:00" table:style-name="ce14">
            <text:p>Tuesday, October 13, 2026</text:p>
          </table:table-cell>
          <table:table-cell office:value-type="time" office:time-value="PT1111407H0M0S" table:style-name="ce15">
            <text:p>3:00:00 PM</text:p>
          </table:table-cell>
          <table:table-cell office:value-type="date" office:date-value="2026-10-14T11:00:00" table:style-name="ce14">
            <text:p>Wednesday, October 14, 2026</text:p>
          </table:table-cell>
          <table:table-cell office:value-type="time" office:time-value="PT1111427H0M0S" table:style-name="ce15">
            <text:p>11:00:00 AM</text:p>
          </table:table-cell>
          <table:table-cell office:value-type="float" office:value="340957" table:style-name="ce11">
            <text:p>340,957</text:p>
          </table:table-cell>
          <table:table-cell office:value-type="float" office:value="20" table:style-name="ce16">
            <text:p>20.00</text:p>
          </table:table-cell>
          <table:table-cell table:number-columns-repeated="16376"/>
        </table:table-row>
        <table:table-row table:number-rows-repeated="1048309" table:style-name="ro1">
          <table:table-cell table:number-columns-repeated="16384"/>
        </table:table-row>
      </table:table>
      <table:database-ranges>
        <table:database-range table:target-range-address="Authorisations.A1:Authorisations.D12" table:name="SchemeAuth" table:display-filter-buttons="true"/>
        <table:database-range table:target-range-address="Conditions.A1:Conditions.L44" table:name="Conditions" table:display-filter-buttons="true"/>
        <table:database-range table:target-range-address="Release_Frequency.A1:Release_Frequency.H267" table:name="ReleaseFreq" table:display-filter-buttons="true">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language="en" number:country="GB">
      <number:day-of-week number:style="long"/>
      <number:text>, </number:text>
      <number:month number:style="long" number:textual="true"/>
      <number:text> </number:text>
      <number:day number:style="long"/>
      <number:text>, </number:text>
      <number:year number:style="long"/>
    </number:date-style>
    <number:time-style style:name="N37" number:language="en" number:country="GB">
      <number:hours/>
      <number:text>:</number:text>
      <number:minutes number:style="long"/>
      <number:text>:</number:text>
      <number:seconds number:style="long"/>
      <number:text> </number:text>
      <number:am-pm/>
    </number:tim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FF" style:font-name="Calibri" style:font-name-asian="Calibri" style:font-name-complex="Calibri" fo:font-size="10pt" style:font-size-asian="10pt" style:font-size-complex="10pt" style:font-family-generic="swiss"/>
    </style:style>
    <style:style style:name="T2" style:family="text">
      <style:text-properties fo:color="#0000FF" style:font-name="Calibri" style:font-name-asian="Calibri" style:font-name-complex="Calibri" fo:font-size="1pt" style:font-size-asian="1pt" style:font-size-complex="1pt" style:font-family-generic="swiss"/>
    </style:style>
    <style:style style:name="T3" style:family="text">
      <style:text-properties fo:color="#000000" style:font-name="Aptos Narrow" style:font-name-asian="Aptos Narrow" style:font-name-complex="Aptos Narrow" fo:font-size="1pt" style:font-size-asian="1pt" style:font-size-complex="1pt" style:font-family-generic="swiss"/>
    </style:style>
    <style:style style:name="T4" style:family="text">
      <style:text-properties fo:color="#0000FF" style:font-name="Calibri" style:font-name-asian="Calibri" style:font-name-complex="Calibri" fo:font-size="10pt" style:font-size-asian="10pt" style:font-size-complex="10pt" style:font-family-generic="swiss"/>
    </style:style>
    <style:style style:name="T5" style:family="text">
      <style:text-properties fo:color="#0000FF" style:font-name="Calibri" style:font-name-asian="Calibri" style:font-name-complex="Calibri" fo:font-size="10pt" style:font-size-asian="10pt" style:font-size-complex="10pt" style:font-family-generic="swiss"/>
    </style:style>
    <style:style style:name="T6" style:family="text">
      <style:text-properties fo:color="#0000FF" style:font-name="Calibri" style:font-name-asian="Calibri" style:font-name-complex="Calibri" fo:font-size="1pt" style:font-size-asian="1pt" style:font-size-complex="1pt" style:font-family-generic="swiss"/>
    </style:style>
    <style:style style:name="T7" style:family="text">
      <style:text-properties fo:color="#000000" style:font-name="Aptos Narrow" style:font-name-asian="Aptos Narrow" style:font-name-complex="Aptos Narrow" fo:font-size="1pt" style:font-size-asian="1pt" style:font-size-complex="1pt" style:font-family-generic="swiss"/>
    </style:style>
    <style:style style:name="T8" style:family="text">
      <style:text-properties fo:color="#0000FF"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1">
      <style:header>
        <text:p><text:span text:style-name="T1"><text:s/></text:span><text:span text:style-name="T1">OFFICIAL</text:span><text:span text:style-name="T2">#</text:span></text:p>
        <text:p/>
      </style:header>
      <style:header-left style:display="false"/>
      <style:header-first/>
      <style:footer>
        <text:p/>
        <text:p><text:span text:style-name="T3">#</text:span><text:span text:style-name="T4"> </text:span><text:span text:style-name="T4">OFFICIAL</text:span></text:p>
      </style:footer>
      <style:footer-left style:display="false"/>
      <style:footer-first/>
    </style:master-page>
    <style:master-page style:name="mp3" style:page-layout-name="pm2">
      <style:header>
        <text:p><text:span text:style-name="T5"><text:s/></text:span><text:span text:style-name="T5">OFFICIAL</text:span><text:span text:style-name="T6">#</text:span></text:p>
        <text:p/>
      </style:header>
      <style:header-left style:display="false"/>
      <style:header-first/>
      <style:footer>
        <text:p/>
        <text:p><text:span text:style-name="T7">#</text:span><text:span text:style-name="T8"> </text:span><text:span text:style-name="T8">OFFICI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426</meta:generator>
    <dc:title/>
    <dc:description/>
    <dc:subject/>
    <meta:initial-creator>Quin, Samuel</meta:initial-creator>
    <dc:creator>Roxburgh, Brian</dc:creator>
    <meta:creation-date>2024-12-09T16:36:49Z</meta:creation-date>
    <dc:date>2026-02-03T13:19:05Z</dc:date>
    <meta:user-defined meta:name="ContentTypeId">0x010100B3E93BD5AFA5314297D88A74CF3440D9</meta:user-defined>
    <meta:user-defined meta:name="MediaServiceImageTags"/>
  </office:meta>
</office:document-meta>
</file>